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21.6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0:Sheet1.S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" calcext:value-type="float">
            <text:p>8,00</text:p>
          </table:table-cell>
          <table:table-cell table:style-name="ce15" office:value-type="string" calcext:value-type="string">
            <text:p>douzaines de pair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2" table:formula="of:=[.L2]+([.M2]/20)+([.N2]/240)" office:value-type="float" office:value="110" calcext:value-type="float">
            <text:p>11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880" calcext:value-type="float">
            <text:p>880,0000</text:p>
          </table:table-cell>
          <table:table-cell table:formula="of:=[.S2]-[.T2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1530" calcext:value-type="float">
            <text:p>11 5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3]+([.M3]/20)+([.N3]/240)" office:value-type="float" office:value="0.55" calcext:value-type="float">
            <text:p>0,5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6341.5" calcext:value-type="float">
            <text:p>6 341,5000</text:p>
          </table:table-cell>
          <table:table-cell table:formula="of:=[.S3]-[.T3]" office:value-type="float" office:value="-6341.5" calcext:value-type="float">
            <text:p>-6341,5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451" calcext:value-type="float">
            <text:p>15 4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4]+([.M4]/20)+([.N4]/240)" office:value-type="float" office:value="0.7625" calcext:value-type="float">
            <text:p>0,7625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1781.3875" calcext:value-type="float">
            <text:p>11 781,3875</text:p>
          </table:table-cell>
          <table:table-cell table:formula="of:=[.S4]-[.T4]" office:value-type="float" office:value="-11781.3875" calcext:value-type="float">
            <text:p>-11781,39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88" calcext:value-type="float">
            <text:p>6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5]+([.M5]/20)+([.N5]/240)" office:value-type="float" office:value="1" calcext:value-type="float">
            <text:p>1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688" calcext:value-type="float">
            <text:p>688,0000</text:p>
          </table:table-cell>
          <table:table-cell table:formula="of:=[.S5]-[.T5]" office:value-type="float" office:value="-688" calcext:value-type="float">
            <text:p>-688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151" calcext:value-type="float">
            <text:p>3 1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6]+([.M6]/20)+([.N6]/240)" office:value-type="float" office:value="0.55" calcext:value-type="float">
            <text:p>0,5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733.05" calcext:value-type="float">
            <text:p>1 733,0500</text:p>
          </table:table-cell>
          <table:table-cell table:formula="of:=[.S6]-[.T6]" office:value-type="float" office:value="-1733.05" calcext:value-type="float">
            <text:p>-1733,0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b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260" calcext:value-type="float">
            <text:p>20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7]+([.M7]/20)+([.N7]/240)" office:value-type="float" office:value="0.45" calcext:value-type="float">
            <text:p>0,45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9117" calcext:value-type="float">
            <text:p>9 117,0000</text:p>
          </table:table-cell>
          <table:table-cell table:formula="of:=[.S7]-[.T7]" office:value-type="float" office:value="-9117" calcext:value-type="float">
            <text:p>-9117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8]+([.M8]/20)+([.N8]/240)" office:value-type="float" office:value="150" calcext:value-type="float">
            <text:p>150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337.5" calcext:value-type="float">
            <text:p>337,5000</text:p>
          </table:table-cell>
          <table:table-cell table:formula="of:=[.S8]-[.T8]" office:value-type="float" office:value="-337.5" calcext:value-type="float">
            <text:p>-337,5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58.5" calcext:value-type="float">
            <text:p>2 058,5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9]+([.M9]/20)+([.N9]/240)" office:value-type="float" office:value="5.5" calcext:value-type="float">
            <text:p>5,5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11321.75" calcext:value-type="float">
            <text:p>11 321,7500</text:p>
          </table:table-cell>
          <table:table-cell table:formula="of:=[.S9]-[.T9]" office:value-type="float" office:value="-11321.75" calcext:value-type="float">
            <text:p>-11321,7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piceri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]+([.M10]/20)+([.N10]/240)" office:value-type="float" office:value="10" calcext:value-type="float">
            <text:p>10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470" calcext:value-type="float">
            <text:p>470,0000</text:p>
          </table:table-cell>
          <table:table-cell table:formula="of:=[.S10]-[.T10]" office:value-type="float" office:value="-470" calcext:value-type="float">
            <text:p>-47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1]+([.M11]/20)+([.N11]/240)" office:value-type="float" office:value="0.3" calcext:value-type="float">
            <text:p>0,3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330" calcext:value-type="float">
            <text:p>330,0000</text:p>
          </table:table-cell>
          <table:table-cell table:formula="of:=[.S11]-[.T11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4440" calcext:value-type="float">
            <text:p>34 4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2]+([.M12]/20)+([.N12]/240)" office:value-type="float" office:value="0.3" calcext:value-type="float">
            <text:p>0,3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0332" calcext:value-type="float">
            <text:p>10 332,0000</text:p>
          </table:table-cell>
          <table:table-cell table:formula="of:=[.S12]-[.T12]" office:value-type="float" office:value="-10332" calcext:value-type="float">
            <text:p>-10332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98" calcext:value-type="float">
            <text:p>2 098,00</text:p>
          </table:table-cell>
          <table:table-cell office:value-type="string" calcext:value-type="string">
            <text:p>po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3]+([.M13]/20)+([.N13]/240)" office:value-type="float" office:value="3" calcext:value-type="float">
            <text:p>3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6294" calcext:value-type="float">
            <text:p>6 294,0000</text:p>
          </table:table-cell>
          <table:table-cell table:formula="of:=[.S13]-[.T13]" office:value-type="float" office:value="-6294" calcext:value-type="float">
            <text:p>-6294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4]+([.M14]/20)+([.N14]/240)" office:value-type="float" office:value="0" calcext:value-type="float">
            <text:p>0,00000</text:p>
          </table:table-cell>
          <table:table-cell office:value-type="float" office:value="1258" calcext:value-type="float">
            <text:p>1258</text:p>
          </table:table-cell>
          <table:table-cell table:number-columns-repeated="2"/>
          <table:table-cell table:formula="of:=[.P14]+0.05*[.Q14]+[.R14]/240" office:value-type="float" office:value="1258" calcext:value-type="float">
            <text:p>1258</text:p>
          </table:table-cell>
          <table:table-cell table:formula="of:=[.J14]*[.O14]" office:value-type="float" office:value="0" calcext:value-type="float">
            <text:p>0,0000</text:p>
          </table:table-cell>
          <table:table-cell table:formula="of:=[.S14]-[.T14]" office:value-type="float" office:value="1258" calcext:value-type="float">
            <text:p>1258</text:p>
          </table:table-cell>
          <table:table-cell office:value-type="string" calcext:value-type="string">
            <text:p>valeur de 125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620" calcext:value-type="float">
            <text:p>6 6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5]+([.M15]/20)+([.N15]/240)" office:value-type="float" office:value="0.175" calcext:value-type="float">
            <text:p>0,175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158.5" calcext:value-type="float">
            <text:p>1 158,5000</text:p>
          </table:table-cell>
          <table:table-cell table:formula="of:=[.S15]-[.T15]" office:value-type="float" office:value="-1158.5" calcext:value-type="float">
            <text:p>-1158,5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6]+([.M16]/20)+([.N16]/240)" office:value-type="float" office:value="2.5" calcext:value-type="float">
            <text:p>2,5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75" calcext:value-type="float">
            <text:p>175,0000</text:p>
          </table:table-cell>
          <table:table-cell table:formula="of:=[.S16]-[.T16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7]+([.M17]/20)+([.N17]/240)" office:value-type="float" office:value="1.5" calcext:value-type="float">
            <text:p>1,5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139.5" calcext:value-type="float">
            <text:p>139,5000</text:p>
          </table:table-cell>
          <table:table-cell table:formula="of:=[.S17]-[.T17]" office:value-type="float" office:value="-139.5" calcext:value-type="float">
            <text:p>-139,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4" calcext:value-type="float">
            <text:p>19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8]+([.M18]/20)+([.N18]/240)" office:value-type="float" office:value="8" calcext:value-type="float">
            <text:p>8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552" calcext:value-type="float">
            <text:p>1 552,0000</text:p>
          </table:table-cell>
          <table:table-cell table:formula="of:=[.S18]-[.T18]" office:value-type="float" office:value="-1552" calcext:value-type="float">
            <text:p>-1552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9]+([.M19]/20)+([.N19]/240)" office:value-type="float" office:value="36" calcext:value-type="float">
            <text:p>36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52" calcext:value-type="float">
            <text:p>252,0000</text:p>
          </table:table-cell>
          <table:table-cell table:formula="of:=[.S19]-[.T19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umes à l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06" calcext:value-type="float">
            <text:p>5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0]+([.M20]/20)+([.N20]/240)" office:value-type="float" office:value="1" calcext:value-type="float">
            <text:p>1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506" calcext:value-type="float">
            <text:p>506,0000</text:p>
          </table:table-cell>
          <table:table-cell table:formula="of:=[.S20]-[.T20]" office:value-type="float" office:value="-506" calcext:value-type="float">
            <text:p>-506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050" calcext:value-type="float">
            <text:p>3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21]+([.M21]/20)+([.N21]/240)" office:value-type="float" office:value="0.075" calcext:value-type="float">
            <text:p>0,075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28.75" calcext:value-type="float">
            <text:p>228,7500</text:p>
          </table:table-cell>
          <table:table-cell table:formula="of:=[.S21]-[.T21]" office:value-type="float" office:value="-228.75" calcext:value-type="float">
            <text:p>-228,7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2]+([.M22]/20)+([.N22]/240)" office:value-type="float" office:value="30" calcext:value-type="float">
            <text:p>3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070" calcext:value-type="float">
            <text:p>2 070,0000</text:p>
          </table:table-cell>
          <table:table-cell table:formula="of:=[.S22]-[.T22]" office:value-type="float" office:value="-2070" calcext:value-type="float">
            <text:p>-207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17" calcext:value-type="float">
            <text:p>317,00</text:p>
          </table:table-cell>
          <table:table-cell office:value-type="string" calcext:value-type="string">
            <text:p>demi caisses</text:p>
          </table:table-cell>
          <table:table-cell office:value-type="float" office:value="72" calcext:value-type="float">
            <text:p>7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3]+([.M23]/20)+([.N23]/240)" office:value-type="float" office:value="72.5" calcext:value-type="float">
            <text:p>72,5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22982.5" calcext:value-type="float">
            <text:p>22 982,5000</text:p>
          </table:table-cell>
          <table:table-cell table:formula="of:=[.S23]-[.T23]" office:value-type="float" office:value="-22982.5" calcext:value-type="float">
            <text:p>-22982,5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4]+([.M24]/20)+([.N24]/240)" office:value-type="float" office:value="0.45" calcext:value-type="float">
            <text:p>0,4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540" calcext:value-type="float">
            <text:p>540,0000</text:p>
          </table:table-cell>
          <table:table-cell table:formula="of:=[.S24]-[.T24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5]+([.M25]/20)+([.N25]/240)" office:value-type="float" office:value="0.1" calcext:value-type="float">
            <text:p>0,1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360" calcext:value-type="float">
            <text:p>360,0000</text:p>
          </table:table-cell>
          <table:table-cell table:formula="of:=[.S25]-[.T25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9785" calcext:value-type="float">
            <text:p>129 7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6]+([.M26]/20)+([.N26]/240)" office:value-type="float" office:value="0.4" calcext:value-type="float">
            <text:p>0,4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51914" calcext:value-type="float">
            <text:p>51 914,0000</text:p>
          </table:table-cell>
          <table:table-cell table:formula="of:=[.S26]-[.T26]" office:value-type="float" office:value="-51914" calcext:value-type="float">
            <text:p>-51914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7147" calcext:value-type="float">
            <text:p>27 1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27]+([.M27]/20)+([.N27]/240)" office:value-type="float" office:value="2.5" calcext:value-type="float">
            <text:p>2,5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67867.5" calcext:value-type="float">
            <text:p>67 867,5000</text:p>
          </table:table-cell>
          <table:table-cell table:formula="of:=[.S27]-[.T27]" office:value-type="float" office:value="-67867.5" calcext:value-type="float">
            <text:p>-67867,5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2047" calcext:value-type="float">
            <text:p>42 04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8]+([.M28]/20)+([.N28]/240)" office:value-type="float" office:value="0.95" calcext:value-type="float">
            <text:p>0,9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39944.65" calcext:value-type="float">
            <text:p>39 944,6500</text:p>
          </table:table-cell>
          <table:table-cell table:formula="of:=[.S28]-[.T28]" office:value-type="float" office:value="-39944.65" calcext:value-type="float">
            <text:p>-39944,65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24" calcext:value-type="float">
            <text:p>3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9]+([.M29]/20)+([.N29]/240)" office:value-type="float" office:value="1.5" calcext:value-type="float">
            <text:p>1,5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486" calcext:value-type="float">
            <text:p>486,0000</text:p>
          </table:table-cell>
          <table:table-cell table:formula="of:=[.S29]-[.T29]" office:value-type="float" office:value="-486" calcext:value-type="float">
            <text:p>-486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serpilli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0]+([.M30]/20)+([.N30]/240)" office:value-type="float" office:value="0.5" calcext:value-type="float">
            <text:p>0,5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200" calcext:value-type="float">
            <text:p>200,0000</text:p>
          </table:table-cell>
          <table:table-cell table:formula="of:=[.S30]-[.T30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1]+([.M31]/20)+([.N31]/240)" office:value-type="float" office:value="1.25" calcext:value-type="float">
            <text:p>1,25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312.5" calcext:value-type="float">
            <text:p>1 312,5000</text:p>
          </table:table-cell>
          <table:table-cell table:formula="of:=[.S31]-[.T31]" office:value-type="float" office:value="-1312.5" calcext:value-type="float">
            <text:p>-1312,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32]+([.M32]/20)+([.N32]/240)" office:value-type="float" office:value="2.5" calcext:value-type="float">
            <text:p>2,5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300" calcext:value-type="float">
            <text:p>300,0000</text:p>
          </table:table-cell>
          <table:table-cell table:formula="of:=[.S32]-[.T3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33]+([.M33]/20)+([.N33]/240)" office:value-type="float" office:value="1.75" calcext:value-type="float">
            <text:p>1,7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350" calcext:value-type="float">
            <text:p>350,0000</text:p>
          </table:table-cell>
          <table:table-cell table:formula="of:=[.S33]-[.T33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bar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4]+([.M34]/20)+([.N34]/240)" office:value-type="float" office:value="50" calcext:value-type="float">
            <text:p>5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350" calcext:value-type="float">
            <text:p>1 350,0000</text:p>
          </table:table-cell>
          <table:table-cell table:formula="of:=[.S34]-[.T34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2" table:formula="of:=[.L35]+([.M35]/20)+([.N35]/240)" office:value-type="float" office:value="360" calcext:value-type="float">
            <text:p>360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6840" calcext:value-type="float">
            <text:p>6 840,0000</text:p>
          </table:table-cell>
          <table:table-cell table:formula="of:=[.S35]-[.T35]" office:value-type="float" office:value="-6840" calcext:value-type="float">
            <text:p>-684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.1666666666" calcext:value-type="float">
            <text:p>6,17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6]+([.M36]/20)+([.N36]/240)" office:value-type="float" office:value="30" calcext:value-type="float">
            <text:p>3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84.999999998" calcext:value-type="float">
            <text:p>185,0000</text:p>
          </table:table-cell>
          <table:table-cell table:formula="of:=[.S36]-[.T36]" office:value-type="float" office:value="-184.999999998" calcext:value-type="float">
            <text:p>-185</text:p>
          </table:table-cell>
          <table:table-cell office:value-type="string" calcext:value-type="string">
            <text:p>6 barriques 1/6</text:p>
          </table:table-cell>
          <table:table-cell table:number-columns-repeated="100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7]+([.M37]/20)+([.N37]/240)" office:value-type="float" office:value="18" calcext:value-type="float">
            <text:p>18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16" calcext:value-type="float">
            <text:p>216,0000</text:p>
          </table:table-cell>
          <table:table-cell table:formula="of:=[.S37]-[.T37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782" calcext:value-type="float">
            <text:p>2 7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8]+([.M38]/20)+([.N38]/240)" office:value-type="float" office:value="0.9" calcext:value-type="float">
            <text:p>0,9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503.8" calcext:value-type="float">
            <text:p>2 503,8000</text:p>
          </table:table-cell>
          <table:table-cell table:formula="of:=[.S38]-[.T38]" office:value-type="float" office:value="-2503.8" calcext:value-type="float">
            <text:p>-2503,8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8010" calcext:value-type="float">
            <text:p>8 0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39]+([.M39]/20)+([.N39]/240)" office:value-type="float" office:value="0.7625" calcext:value-type="float">
            <text:p>0,7625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6107.625" calcext:value-type="float">
            <text:p>6 107,6250</text:p>
          </table:table-cell>
          <table:table-cell table:formula="of:=[.S39]-[.T39]" office:value-type="float" office:value="-6107.625" calcext:value-type="float">
            <text:p>-6107,63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0]+([.M40]/20)+([.N40]/240)" office:value-type="float" office:value="5.5" calcext:value-type="float">
            <text:p>5,5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440" calcext:value-type="float">
            <text:p>440,0000</text:p>
          </table:table-cell>
          <table:table-cell table:formula="of:=[.S40]-[.T40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futaill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41]+([.M41]/20)+([.N41]/240)" office:value-type="float" office:value="24" calcext:value-type="float">
            <text:p>24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360" calcext:value-type="float">
            <text:p>360,0000</text:p>
          </table:table-cell>
          <table:table-cell table:formula="of:=[.S41]-[.T41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muid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42]+([.M42]/20)+([.N42]/240)" office:value-type="float" office:value="160" calcext:value-type="float">
            <text:p>160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4320" calcext:value-type="float">
            <text:p>4 320,0000</text:p>
          </table:table-cell>
          <table:table-cell table:formula="of:=[.S42]-[.T42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tonneaux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2" table:formula="of:=[.L43]+([.M43]/20)+([.N43]/240)" office:value-type="float" office:value="48" calcext:value-type="float">
            <text:p>48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5376" calcext:value-type="float">
            <text:p>5 376,0000</text:p>
          </table:table-cell>
          <table:table-cell table:formula="of:=[.S43]-[.T43]" office:value-type="float" office:value="-5376" calcext:value-type="float">
            <text:p>-5376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riqu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44]+([.M44]/20)+([.N44]/240)" office:value-type="float" office:value="12" calcext:value-type="float">
            <text:p>12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24" calcext:value-type="float">
            <text:p>24,0000</text:p>
          </table:table-cell>
          <table:table-cell table:formula="of:=[.S44]-[.T44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5]+([.M45]/20)+([.N45]/240)" office:value-type="float" office:value="1.75" calcext:value-type="float">
            <text:p>1,75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379.75" calcext:value-type="float">
            <text:p>379,7500</text:p>
          </table:table-cell>
          <table:table-cell table:formula="of:=[.S45]-[.T45]" office:value-type="float" office:value="-379.75" calcext:value-type="float">
            <text:p>-379,75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ho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46]+([.M46]/20)+([.N46]/240)" office:value-type="float" office:value="80" calcext:value-type="float">
            <text:p>80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880" calcext:value-type="float">
            <text:p>880,0000</text:p>
          </table:table-cell>
          <table:table-cell table:formula="of:=[.S46]-[.T46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douzai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47]+([.M47]/20)+([.N47]/240)" office:value-type="float" office:value="25" calcext:value-type="float">
            <text:p>25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350" calcext:value-type="float">
            <text:p>1 350,0000</text:p>
          </table:table-cell>
          <table:table-cell table:formula="of:=[.S47]-[.T47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658" calcext:value-type="float">
            <text:p>6 6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48]+([.M48]/20)+([.N48]/240)" office:value-type="float" office:value="0.55" calcext:value-type="float">
            <text:p>0,55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3661.9" calcext:value-type="float">
            <text:p>3 661,9000</text:p>
          </table:table-cell>
          <table:table-cell table:formula="of:=[.S48]-[.T48]" office:value-type="float" office:value="-3661.9" calcext:value-type="float">
            <text:p>-3661,9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643" calcext:value-type="float">
            <text:p>5 64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49]+([.M49]/20)+([.N49]/240)" office:value-type="float" office:value="0.7625" calcext:value-type="float">
            <text:p>0,7625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4302.7875" calcext:value-type="float">
            <text:p>4 302,7875</text:p>
          </table:table-cell>
          <table:table-cell table:formula="of:=[.S49]-[.T49]" office:value-type="float" office:value="-4302.7875" calcext:value-type="float">
            <text:p>-4302,79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50]+([.M50]/20)+([.N50]/240)" office:value-type="float" office:value="2" calcext:value-type="float">
            <text:p>2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200" calcext:value-type="float">
            <text:p>200,0000</text:p>
          </table:table-cell>
          <table:table-cell table:formula="of:=[.S50]-[.T50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51]+([.M51]/20)+([.N51]/240)" office:value-type="float" office:value="2" calcext:value-type="float">
            <text:p>2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2200" calcext:value-type="float">
            <text:p>2 200,0000</text:p>
          </table:table-cell>
          <table:table-cell table:formula="of:=[.S51]-[.T51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de 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37" calcext:value-type="float">
            <text:p>4 03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52]+([.M52]/20)+([.N52]/240)" office:value-type="float" office:value="6" calcext:value-type="float">
            <text:p>6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24222" calcext:value-type="float">
            <text:p>24 222,0000</text:p>
          </table:table-cell>
          <table:table-cell table:formula="of:=[.S52]-[.T52]" office:value-type="float" office:value="-24222" calcext:value-type="float">
            <text:p>-24222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431" calcext:value-type="float">
            <text:p>3 431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3]+([.M53]/20)+([.N53]/240)" office:value-type="float" office:value="10" calcext:value-type="float">
            <text:p>1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34310" calcext:value-type="float">
            <text:p>34 310,0000</text:p>
          </table:table-cell>
          <table:table-cell table:formula="of:=[.S53]-[.T53]" office:value-type="float" office:value="-34310" calcext:value-type="float">
            <text:p>-3431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de 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39" calcext:value-type="float">
            <text:p>439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4]+([.M54]/20)+([.N54]/240)" office:value-type="float" office:value="10" calcext:value-type="float">
            <text:p>10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4390" calcext:value-type="float">
            <text:p>4 390,0000</text:p>
          </table:table-cell>
          <table:table-cell table:formula="of:=[.S54]-[.T54]" office:value-type="float" office:value="-4390" calcext:value-type="float">
            <text:p>-439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oët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55]+([.M55]/20)+([.N55]/240)" office:value-type="float" office:value="25" calcext:value-type="float">
            <text:p>25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25" calcext:value-type="float">
            <text:p>25,0000</text:p>
          </table:table-cell>
          <table:table-cell table:formula="of:=[.S55]-[.T55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b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56]+([.M56]/20)+([.N56]/240)" office:value-type="float" office:value="36" calcext:value-type="float">
            <text:p>36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2196" calcext:value-type="float">
            <text:p>2 196,0000</text:p>
          </table:table-cell>
          <table:table-cell table:formula="of:=[.S56]-[.T56]" office:value-type="float" office:value="-2196" calcext:value-type="float">
            <text:p>-2196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genisses corroy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57]+([.M57]/20)+([.N57]/240)" office:value-type="float" office:value="20" calcext:value-type="float">
            <text:p>2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2280" calcext:value-type="float">
            <text:p>2 280,0000</text:p>
          </table:table-cell>
          <table:table-cell table:formula="of:=[.S57]-[.T57]" office:value-type="float" office:value="-2280" calcext:value-type="float">
            <text:p>-228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e couleur à c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58]+([.M58]/20)+([.N58]/240)" office:value-type="float" office:value="2.25" calcext:value-type="float">
            <text:p>2,25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35" calcext:value-type="float">
            <text:p>135,0000</text:p>
          </table:table-cell>
          <table:table-cell table:formula="of:=[.S58]-[.T58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oujoux d'enf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59]+([.M59]/20)+([.N59]/240)" office:value-type="float" office:value="3" calcext:value-type="float">
            <text:p>3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8" calcext:value-type="float">
            <text:p>18,0000</text:p>
          </table:table-cell>
          <table:table-cell table:formula="of:=[.S59]-[.T59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ng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draps de lit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60]+([.M60]/20)+([.N60]/240)" office:value-type="float" office:value="18" calcext:value-type="float">
            <text:p>18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432" calcext:value-type="float">
            <text:p>432,0000</text:p>
          </table:table-cell>
          <table:table-cell table:formula="of:=[.S60]-[.T60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nge ouvré servi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61]+([.M61]/20)+([.N61]/240)" office:value-type="float" office:value="18" calcext:value-type="float">
            <text:p>18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16" calcext:value-type="float">
            <text:p>216,0000</text:p>
          </table:table-cell>
          <table:table-cell table:formula="of:=[.S61]-[.T61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nge ouvré deso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62]+([.M62]/20)+([.N62]/240)" office:value-type="float" office:value="20" calcext:value-type="float">
            <text:p>2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40" calcext:value-type="float">
            <text:p>240,0000</text:p>
          </table:table-cell>
          <table:table-cell table:formula="of:=[.S62]-[.T6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e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63]+([.M63]/20)+([.N63]/240)" office:value-type="float" office:value="0" calcext:value-type="float">
            <text:p>0,000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[.P63]+0.05*[.Q63]+[.R63]/240" office:value-type="float" office:value="209" calcext:value-type="float">
            <text:p>209</text:p>
          </table:table-cell>
          <table:table-cell table:formula="of:=[.J63]*[.O63]" office:value-type="float" office:value="0" calcext:value-type="float">
            <text:p>0,0000</text:p>
          </table:table-cell>
          <table:table-cell table:formula="of:=[.S63]-[.T63]" office:value-type="float" office:value="209" calcext:value-type="float">
            <text:p>209</text:p>
          </table:table-cell>
          <table:table-cell office:value-type="string" calcext:value-type="string">
            <text:p>valeur de 209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64]+([.M64]/20)+([.N64]/240)" office:value-type="float" office:value="80" calcext:value-type="float">
            <text:p>8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80" calcext:value-type="float">
            <text:p>80,0000</text:p>
          </table:table-cell>
          <table:table-cell table:formula="of:=[.S64]-[.T6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65]+([.M65]/20)+([.N65]/240)" office:value-type="float" office:value="0.25" calcext:value-type="float">
            <text:p>0,25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500" calcext:value-type="float">
            <text:p>1 500,0000</text:p>
          </table:table-cell>
          <table:table-cell table:formula="of:=[.S65]-[.T6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66]+([.M66]/20)+([.N66]/240)" office:value-type="float" office:value="18" calcext:value-type="float">
            <text:p>18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720" calcext:value-type="float">
            <text:p>720,0000</text:p>
          </table:table-cell>
          <table:table-cell table:formula="of:=[.S66]-[.T66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67]+([.M67]/20)+([.N67]/240)" office:value-type="float" office:value="4" calcext:value-type="float">
            <text:p>4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152" calcext:value-type="float">
            <text:p>1 152,0000</text:p>
          </table:table-cell>
          <table:table-cell table:formula="of:=[.S67]-[.T67]" office:value-type="float" office:value="-1152" calcext:value-type="float">
            <text:p>-1152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24" calcext:value-type="float">
            <text:p>624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68]+([.M68]/20)+([.N68]/240)" office:value-type="float" office:value="6" calcext:value-type="float">
            <text:p>6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3744" calcext:value-type="float">
            <text:p>3 744,0000</text:p>
          </table:table-cell>
          <table:table-cell table:formula="of:=[.S68]-[.T68]" office:value-type="float" office:value="-3744" calcext:value-type="float">
            <text:p>-3744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bul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69]+([.M69]/20)+([.N69]/240)" office:value-type="float" office:value="3.5" calcext:value-type="float">
            <text:p>3,5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252" calcext:value-type="float">
            <text:p>252,0000</text:p>
          </table:table-cell>
          <table:table-cell table:formula="of:=[.S69]-[.T69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l'étoil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70]+([.M70]/20)+([.N70]/240)" office:value-type="float" office:value="9" calcext:value-type="float">
            <text:p>9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26" calcext:value-type="float">
            <text:p>126,0000</text:p>
          </table:table-cell>
          <table:table-cell table:formula="of:=[.S70]-[.T70]" office:value-type="float" office:value="-126" calcext:value-type="float">
            <text:p>-126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92" calcext:value-type="float">
            <text:p>392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71]+([.M71]/20)+([.N71]/240)" office:value-type="float" office:value="7" calcext:value-type="float">
            <text:p>7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2744" calcext:value-type="float">
            <text:p>2 744,0000</text:p>
          </table:table-cell>
          <table:table-cell table:formula="of:=[.S71]-[.T71]" office:value-type="float" office:value="-2744" calcext:value-type="float">
            <text:p>-2744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09" calcext:value-type="float">
            <text:p>509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72]+([.M72]/20)+([.N72]/240)" office:value-type="float" office:value="36" calcext:value-type="float">
            <text:p>36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8324" calcext:value-type="float">
            <text:p>18 324,0000</text:p>
          </table:table-cell>
          <table:table-cell table:formula="of:=[.S72]-[.T72]" office:value-type="float" office:value="-18324" calcext:value-type="float">
            <text:p>-18324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sson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250" calcext:value-type="float">
            <text:p>6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73]+([.M73]/20)+([.N73]/240)" office:value-type="float" office:value="0.25" calcext:value-type="float">
            <text:p>0,25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562.5" calcext:value-type="float">
            <text:p>1 562,5000</text:p>
          </table:table-cell>
          <table:table-cell table:formula="of:=[.S73]-[.T73]" office:value-type="float" office:value="-1562.5" calcext:value-type="float">
            <text:p>-1562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74]+([.M74]/20)+([.N74]/240)" office:value-type="float" office:value="1.4" calcext:value-type="float">
            <text:p>1,4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420" calcext:value-type="float">
            <text:p>420,0000</text:p>
          </table:table-cell>
          <table:table-cell table:formula="of:=[.S74]-[.T74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770" calcext:value-type="float">
            <text:p>9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75]+([.M75]/20)+([.N75]/240)" office:value-type="float" office:value="0.35" calcext:value-type="float">
            <text:p>0,35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3419.5" calcext:value-type="float">
            <text:p>3 419,5000</text:p>
          </table:table-cell>
          <table:table-cell table:formula="of:=[.S75]-[.T75]" office:value-type="float" office:value="-3419.5" calcext:value-type="float">
            <text:p>-3419,5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à poudrer et pom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76]+([.M76]/20)+([.N76]/240)" office:value-type="float" office:value="50" calcext:value-type="float">
            <text:p>5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0" calcext:value-type="float">
            <text:p>50,0000</text:p>
          </table:table-cell>
          <table:table-cell table:formula="of:=[.S76]-[.T76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indo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19" calcext:value-type="float">
            <text:p>5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77]+([.M77]/20)+([.N77]/240)" office:value-type="float" office:value="0.45" calcext:value-type="float">
            <text:p>0,45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233.55" calcext:value-type="float">
            <text:p>233,5500</text:p>
          </table:table-cell>
          <table:table-cell table:formula="of:=[.S77]-[.T77]" office:value-type="float" office:value="-233.55" calcext:value-type="float">
            <text:p>-233,5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7899" calcext:value-type="float">
            <text:p>297 899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78]+([.M78]/20)+([.N78]/240)" office:value-type="float" office:value="6.25" calcext:value-type="float">
            <text:p>6,2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861868.75" calcext:value-type="float">
            <text:p>1 861 868,7500</text:p>
          </table:table-cell>
          <table:table-cell table:formula="of:=[.S78]-[.T78]" office:value-type="float" office:value="-1861868.75" calcext:value-type="float">
            <text:p>-1861868,75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4975" calcext:value-type="float">
            <text:p>354 97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9]+([.M79]/20)+([.N79]/240)" office:value-type="float" office:value="1.5" calcext:value-type="float">
            <text:p>1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532462.5" calcext:value-type="float">
            <text:p>532 462,5000</text:p>
          </table:table-cell>
          <table:table-cell table:formula="of:=[.S79]-[.T79]" office:value-type="float" office:value="-532462.5" calcext:value-type="float">
            <text:p>-532462,5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3586" calcext:value-type="float">
            <text:p>153 586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80]+([.M80]/20)+([.N80]/240)" office:value-type="float" office:value="12" calcext:value-type="float">
            <text:p>12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843032" calcext:value-type="float">
            <text:p>1 843 032,0000</text:p>
          </table:table-cell>
          <table:table-cell table:formula="of:=[.S80]-[.T80]" office:value-type="float" office:value="-1843032" calcext:value-type="float">
            <text:p>-1843032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carr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6308" calcext:value-type="float">
            <text:p>76 3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1]+([.M81]/20)+([.N81]/240)" office:value-type="float" office:value="1" calcext:value-type="float">
            <text:p>1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76308" calcext:value-type="float">
            <text:p>76 308,0000</text:p>
          </table:table-cell>
          <table:table-cell table:formula="of:=[.S81]-[.T81]" office:value-type="float" office:value="-76308" calcext:value-type="float">
            <text:p>-76308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2719" calcext:value-type="float">
            <text:p>242 71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2]+([.M82]/20)+([.N82]/240)" office:value-type="float" office:value="1.5" calcext:value-type="float">
            <text:p>1,5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364078.5" calcext:value-type="float">
            <text:p>364 078,5000</text:p>
          </table:table-cell>
          <table:table-cell table:formula="of:=[.S82]-[.T82]" office:value-type="float" office:value="-364078.5" calcext:value-type="float">
            <text:p>-364078,5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83]+([.M83]/20)+([.N83]/240)" office:value-type="float" office:value="1.25" calcext:value-type="float">
            <text:p>1,25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5750" calcext:value-type="float">
            <text:p>5 750,0000</text:p>
          </table:table-cell>
          <table:table-cell table:formula="of:=[.S83]-[.T83]" office:value-type="float" office:value="-5750" calcext:value-type="float">
            <text:p>-575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03100" calcext:value-type="float">
            <text:p>2 103 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84]+([.M84]/20)+([.N84]/240)" office:value-type="float" office:value="1.4" calcext:value-type="float">
            <text:p>1,4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944340" calcext:value-type="float">
            <text:p>2 944 340,0000</text:p>
          </table:table-cell>
          <table:table-cell table:formula="of:=[.S84]-[.T84]" office:value-type="float" office:value="-2944340" calcext:value-type="float">
            <text:p>-294434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63" calcext:value-type="float">
            <text:p>1 16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85]+([.M85]/20)+([.N85]/240)" office:value-type="float" office:value="0.95" calcext:value-type="float">
            <text:p>0,9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104.85" calcext:value-type="float">
            <text:p>1 104,8500</text:p>
          </table:table-cell>
          <table:table-cell table:formula="of:=[.S85]-[.T85]" office:value-type="float" office:value="-1104.85" calcext:value-type="float">
            <text:p>-1104,8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86]+([.M86]/20)+([.N86]/240)" office:value-type="float" office:value="0" calcext:value-type="float">
            <text:p>0,00000</text:p>
          </table:table-cell>
          <table:table-cell office:value-type="float" office:value="1728" calcext:value-type="float">
            <text:p>1728</text:p>
          </table:table-cell>
          <table:table-cell table:number-columns-repeated="2"/>
          <table:table-cell table:formula="of:=[.P86]+0.05*[.Q86]+[.R86]/240" office:value-type="float" office:value="1728" calcext:value-type="float">
            <text:p>1728</text:p>
          </table:table-cell>
          <table:table-cell table:formula="of:=[.J86]*[.O86]" office:value-type="float" office:value="0" calcext:value-type="float">
            <text:p>0,0000</text:p>
          </table:table-cell>
          <table:table-cell table:formula="of:=[.S86]-[.T86]" office:value-type="float" office:value="1728" calcext:value-type="float">
            <text:p>1728</text:p>
          </table:table-cell>
          <table:table-cell office:value-type="string" calcext:value-type="string">
            <text:p>valeur de 172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87]+([.M87]/20)+([.N87]/240)" office:value-type="float" office:value="1.25" calcext:value-type="float">
            <text:p>1,2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525" calcext:value-type="float">
            <text:p>525,0000</text:p>
          </table:table-cell>
          <table:table-cell table:formula="of:=[.S87]-[.T87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88]+([.M88]/20)+([.N88]/240)" office:value-type="float" office:value="1.05" calcext:value-type="float">
            <text:p>1,05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520" calcext:value-type="float">
            <text:p>2 520,0000</text:p>
          </table:table-cell>
          <table:table-cell table:formula="of:=[.S88]-[.T88]" office:value-type="float" office:value="-2520" calcext:value-type="float">
            <text:p>-252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2" table:formula="of:=[.L89]+([.M89]/20)+([.N89]/240)" office:value-type="float" office:value="70" calcext:value-type="float">
            <text:p>7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840" calcext:value-type="float">
            <text:p>840,0000</text:p>
          </table:table-cell>
          <table:table-cell table:formula="of:=[.S89]-[.T89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90]+([.M90]/20)+([.N90]/240)" office:value-type="float" office:value="0.95" calcext:value-type="float">
            <text:p>0,95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615" calcext:value-type="float">
            <text:p>1 615,0000</text:p>
          </table:table-cell>
          <table:table-cell table:formula="of:=[.S90]-[.T90]" office:value-type="float" office:value="-1615" calcext:value-type="float">
            <text:p>-1615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91]+([.M91]/20)+([.N91]/240)" office:value-type="float" office:value="1.3" calcext:value-type="float">
            <text:p>1,3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30" calcext:value-type="float">
            <text:p>130,0000</text:p>
          </table:table-cell>
          <table:table-cell table:formula="of:=[.S91]-[.T91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92]+([.M92]/20)+([.N92]/240)" office:value-type="float" office:value="90" calcext:value-type="float">
            <text:p>9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450" calcext:value-type="float">
            <text:p>450,0000</text:p>
          </table:table-cell>
          <table:table-cell table:formula="of:=[.S92]-[.T92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93]+([.M93]/20)+([.N93]/240)" office:value-type="float" office:value="0.75" calcext:value-type="float">
            <text:p>0,7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300" calcext:value-type="float">
            <text:p>300,0000</text:p>
          </table:table-cell>
          <table:table-cell table:formula="of:=[.S93]-[.T9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83" calcext:value-type="float">
            <text:p>9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94]+([.M94]/20)+([.N94]/240)" office:value-type="float" office:value="0.25" calcext:value-type="float">
            <text:p>0,2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45.75" calcext:value-type="float">
            <text:p>245,7500</text:p>
          </table:table-cell>
          <table:table-cell table:formula="of:=[.S94]-[.T94]" office:value-type="float" office:value="-245.75" calcext:value-type="float">
            <text:p>-245,7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05060" calcext:value-type="float">
            <text:p>705 0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95]+([.M95]/20)+([.N95]/240)" office:value-type="float" office:value="0.55" calcext:value-type="float">
            <text:p>0,5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387783" calcext:value-type="float">
            <text:p>387 783,0000</text:p>
          </table:table-cell>
          <table:table-cell table:formula="of:=[.S95]-[.T95]" office:value-type="float" office:value="-387783" calcext:value-type="float">
            <text:p>-387783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0000" calcext:value-type="float">
            <text:p>16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96]+([.M96]/20)+([.N96]/240)" office:value-type="float" office:value="0.1" calcext:value-type="float">
            <text:p>0,1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6000" calcext:value-type="float">
            <text:p>16 000,0000</text:p>
          </table:table-cell>
          <table:table-cell table:formula="of:=[.S96]-[.T96]" office:value-type="float" office:value="-16000" calcext:value-type="float">
            <text:p>-1600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table:formula="of:=[.L97]+([.M97]/20)+([.N97]/240)" office:value-type="float" office:value="0.0875" calcext:value-type="float">
            <text:p>0,0875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7000" calcext:value-type="float">
            <text:p>7 000,0000</text:p>
          </table:table-cell>
          <table:table-cell table:formula="of:=[.S97]-[.T97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8940" calcext:value-type="float">
            <text:p>58 9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98]+([.M98]/20)+([.N98]/240)" office:value-type="float" office:value="3" calcext:value-type="float">
            <text:p>3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76820" calcext:value-type="float">
            <text:p>176 820,0000</text:p>
          </table:table-cell>
          <table:table-cell table:formula="of:=[.S98]-[.T98]" office:value-type="float" office:value="-176820" calcext:value-type="float">
            <text:p>-17682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6000" calcext:value-type="float">
            <text:p>1 20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99]+([.M99]/20)+([.N99]/240)" office:value-type="float" office:value="0.9" calcext:value-type="float">
            <text:p>0,9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085400" calcext:value-type="float">
            <text:p>1 085 400,0000</text:p>
          </table:table-cell>
          <table:table-cell table:formula="of:=[.S99]-[.T99]" office:value-type="float" office:value="-1085400" calcext:value-type="float">
            <text:p>-10854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6568" calcext:value-type="float">
            <text:p>536 5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100]+([.M100]/20)+([.N100]/240)" office:value-type="float" office:value="0.7625" calcext:value-type="float">
            <text:p>0,7625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409133.1" calcext:value-type="float">
            <text:p>409 133,1000</text:p>
          </table:table-cell>
          <table:table-cell table:formula="of:=[.S100]-[.T100]" office:value-type="float" office:value="-409133.1" calcext:value-type="float">
            <text:p>-409133,1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920" calcext:value-type="float">
            <text:p>3 92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01]+([.M101]/20)+([.N101]/240)" office:value-type="float" office:value="7" calcext:value-type="float">
            <text:p>7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27440" calcext:value-type="float">
            <text:p>27 440,0000</text:p>
          </table:table-cell>
          <table:table-cell table:formula="of:=[.S101]-[.T101]" office:value-type="float" office:value="-27440" calcext:value-type="float">
            <text:p>-2744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2]+([.M102]/20)+([.N102]/240)" office:value-type="float" office:value="10" calcext:value-type="float">
            <text:p>10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120" calcext:value-type="float">
            <text:p>120,0000</text:p>
          </table:table-cell>
          <table:table-cell table:formula="of:=[.S102]-[.T102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0" calcext:value-type="float">
            <text:p>5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03]+([.M103]/20)+([.N103]/240)" office:value-type="float" office:value="1.5" calcext:value-type="float">
            <text:p>1,5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795" calcext:value-type="float">
            <text:p>795,0000</text:p>
          </table:table-cell>
          <table:table-cell table:formula="of:=[.S103]-[.T103]" office:value-type="float" office:value="-795" calcext:value-type="float">
            <text:p>-795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curiosité coquil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04]+([.M104]/20)+([.N104]/240)" office:value-type="float" office:value="100" calcext:value-type="float">
            <text:p>100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200" calcext:value-type="float">
            <text:p>200,0000</text:p>
          </table:table-cell>
          <table:table-cell table:formula="of:=[.S104]-[.T104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15" calcext:value-type="float">
            <text:p>415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05]+([.M105]/20)+([.N105]/240)" office:value-type="float" office:value="40" calcext:value-type="float">
            <text:p>40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6600" calcext:value-type="float">
            <text:p>16 600,0000</text:p>
          </table:table-cell>
          <table:table-cell table:formula="of:=[.S105]-[.T105]" office:value-type="float" office:value="-16600" calcext:value-type="float">
            <text:p>-1660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06]+([.M106]/20)+([.N106]/240)" office:value-type="float" office:value="0" calcext:value-type="float">
            <text:p>0,000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P106]+0.05*[.Q106]+[.R106]/240" office:value-type="float" office:value="160" calcext:value-type="float">
            <text:p>160</text:p>
          </table:table-cell>
          <table:table-cell table:formula="of:=[.J106]*[.O106]" office:value-type="float" office:value="0" calcext:value-type="float">
            <text:p>0,0000</text:p>
          </table:table-cell>
          <table:table-cell table:formula="of:=[.S106]-[.T106]" office:value-type="float" office:value="160" calcext:value-type="float">
            <text:p>160</text:p>
          </table:table-cell>
          <table:table-cell office:value-type="string" calcext:value-type="string">
            <text:p>valeur de 1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3370" calcext:value-type="float">
            <text:p>103 3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07]+([.M107]/20)+([.N107]/240)" office:value-type="float" office:value="2" calcext:value-type="float">
            <text:p>2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206740" calcext:value-type="float">
            <text:p>206 740,0000</text:p>
          </table:table-cell>
          <table:table-cell table:formula="of:=[.S107]-[.T107]" office:value-type="float" office:value="-206740" calcext:value-type="float">
            <text:p>-20674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74" calcext:value-type="float">
            <text:p>1 674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8]+([.M108]/20)+([.N108]/240)" office:value-type="float" office:value="10" calcext:value-type="float">
            <text:p>1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6740" calcext:value-type="float">
            <text:p>16 740,0000</text:p>
          </table:table-cell>
          <table:table-cell table:formula="of:=[.S108]-[.T108]" office:value-type="float" office:value="-16740" calcext:value-type="float">
            <text:p>-1674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09]+([.M109]/20)+([.N109]/240)" office:value-type="float" office:value="20" calcext:value-type="float">
            <text:p>2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8400" calcext:value-type="float">
            <text:p>18 400,0000</text:p>
          </table:table-cell>
          <table:table-cell table:formula="of:=[.S109]-[.T109]" office:value-type="float" office:value="-18400" calcext:value-type="float">
            <text:p>-184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2" table:formula="of:=[.L110]+([.M110]/20)+([.N110]/240)" office:value-type="float" office:value="7.07916666666667" calcext:value-type="float">
            <text:p>7,07917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0618.75" calcext:value-type="float">
            <text:p>10 618,7500</text:p>
          </table:table-cell>
          <table:table-cell table:formula="of:=[.S110]-[.T110]" office:value-type="float" office:value="-10618.75" calcext:value-type="float">
            <text:p>-10618,7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11]+([.M111]/20)+([.N111]/240)" office:value-type="float" office:value="60" calcext:value-type="float">
            <text:p>60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8000" calcext:value-type="float">
            <text:p>18 000,0000</text:p>
          </table:table-cell>
          <table:table-cell table:formula="of:=[.S111]-[.T111]" office:value-type="float" office:value="-18000" calcext:value-type="float">
            <text:p>-180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337" calcext:value-type="float">
            <text:p>8 3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12]+([.M112]/20)+([.N112]/240)" office:value-type="float" office:value="0.175" calcext:value-type="float">
            <text:p>0,175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458.975" calcext:value-type="float">
            <text:p>1 458,9750</text:p>
          </table:table-cell>
          <table:table-cell table:formula="of:=[.S112]-[.T112]" office:value-type="float" office:value="-1458.975" calcext:value-type="float">
            <text:p>-1458,98</text:p>
          </table:table-cell>
          <table:table-cell office:value-type="string" calcext:value-type="string">
            <text:p>unité de quantité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45" calcext:value-type="float">
            <text:p>2 145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13]+([.M113]/20)+([.N113]/240)" office:value-type="float" office:value="4" calcext:value-type="float">
            <text:p>4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8580" calcext:value-type="float">
            <text:p>8 580,0000</text:p>
          </table:table-cell>
          <table:table-cell table:formula="of:=[.S113]-[.T113]" office:value-type="float" office:value="-8580" calcext:value-type="float">
            <text:p>-858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14]+([.M114]/20)+([.N114]/240)" office:value-type="float" office:value="4" calcext:value-type="float">
            <text:p>4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152" calcext:value-type="float">
            <text:p>1 152,0000</text:p>
          </table:table-cell>
          <table:table-cell table:formula="of:=[.S114]-[.T114]" office:value-type="float" office:value="-1152" calcext:value-type="float">
            <text:p>-1152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36" calcext:value-type="float">
            <text:p>2 536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15]+([.M115]/20)+([.N115]/240)" office:value-type="float" office:value="6" calcext:value-type="float">
            <text:p>6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5216" calcext:value-type="float">
            <text:p>15 216,0000</text:p>
          </table:table-cell>
          <table:table-cell table:formula="of:=[.S115]-[.T115]" office:value-type="float" office:value="-15216" calcext:value-type="float">
            <text:p>-15216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686" calcext:value-type="float">
            <text:p>16 686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16]+([.M116]/20)+([.N116]/240)" office:value-type="float" office:value="7" calcext:value-type="float">
            <text:p>7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16802" calcext:value-type="float">
            <text:p>116 802,0000</text:p>
          </table:table-cell>
          <table:table-cell table:formula="of:=[.S116]-[.T116]" office:value-type="float" office:value="-116802" calcext:value-type="float">
            <text:p>-116802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l'ecu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322" calcext:value-type="float">
            <text:p>17 322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17]+([.M117]/20)+([.N117]/240)" office:value-type="float" office:value="9" calcext:value-type="float">
            <text:p>9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55898" calcext:value-type="float">
            <text:p>155 898,0000</text:p>
          </table:table-cell>
          <table:table-cell table:formula="of:=[.S117]-[.T117]" office:value-type="float" office:value="-155898" calcext:value-type="float">
            <text:p>-155898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l'étoil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480" calcext:value-type="float">
            <text:p>7 480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18]+([.M118]/20)+([.N118]/240)" office:value-type="float" office:value="9" calcext:value-type="float">
            <text:p>9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67320" calcext:value-type="float">
            <text:p>67 320,0000</text:p>
          </table:table-cell>
          <table:table-cell table:formula="of:=[.S118]-[.T118]" office:value-type="float" office:value="-67320" calcext:value-type="float">
            <text:p>-6732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rchem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19]+([.M119]/20)+([.N119]/240)" office:value-type="float" office:value="0" calcext:value-type="float">
            <text:p>0,00000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table:formula="of:=[.P119]+0.05*[.Q119]+[.R119]/240" office:value-type="float" office:value="1750" calcext:value-type="float">
            <text:p>1750</text:p>
          </table:table-cell>
          <table:table-cell table:formula="of:=[.J119]*[.O119]" office:value-type="float" office:value="0" calcext:value-type="float">
            <text:p>0,0000</text:p>
          </table:table-cell>
          <table:table-cell table:formula="of:=[.S119]-[.T119]" office:value-type="float" office:value="1750" calcext:value-type="float">
            <text:p>1750</text:p>
          </table:table-cell>
          <table:table-cell office:value-type="string" calcext:value-type="string">
            <text:p>valeur de 17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table:style-name="ce9"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4" calcext:value-type="float">
            <text:p>1 284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20]+([.M120]/20)+([.N120]/240)" office:value-type="float" office:value="4" calcext:value-type="float">
            <text:p>4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5136" calcext:value-type="float">
            <text:p>5 136,0000</text:p>
          </table:table-cell>
          <table:table-cell table:formula="of:=[.S120]-[.T120]" office:value-type="float" office:value="-5136" calcext:value-type="float">
            <text:p>-5136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250" calcext:value-type="float">
            <text:p>8 250,00</text:p>
          </table:table-cell>
          <table:table-cell office:value-type="string" calcext:value-type="string">
            <text:p>livres</text:p>
          </table:table-cell>
          <table:table-cell office:value-type="float" office:value="0.78" calcext:value-type="float">
            <text:p>0,780</text:p>
          </table:table-cell>
          <table:table-cell table:number-columns-repeated="2"/>
          <table:table-cell table:style-name="ce22" table:formula="of:=[.L121]+([.M121]/20)+([.N121]/240)" office:value-type="float" office:value="0.78" calcext:value-type="float">
            <text:p>0,78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6435" calcext:value-type="float">
            <text:p>6 435,0000</text:p>
          </table:table-cell>
          <table:table-cell table:formula="of:=[.S121]-[.T121]" office:value-type="float" office:value="-6435" calcext:value-type="float">
            <text:p>-6435</text:p>
          </table:table-cell>
          <table:table-cell office:value-type="string" calcext:value-type="string">
            <text:p>7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lpe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7420" calcext:value-type="float">
            <text:p>327 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22]+([.M122]/20)+([.N122]/240)" office:value-type="float" office:value="0.5" calcext:value-type="float">
            <text:p>0,5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63710" calcext:value-type="float">
            <text:p>163 710,0000</text:p>
          </table:table-cell>
          <table:table-cell table:formula="of:=[.S122]-[.T122]" office:value-type="float" office:value="-163710" calcext:value-type="float">
            <text:p>-16371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9400" calcext:value-type="float">
            <text:p>219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23]+([.M123]/20)+([.N123]/240)" office:value-type="float" office:value="0.25" calcext:value-type="float">
            <text:p>0,25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54850" calcext:value-type="float">
            <text:p>54 850,0000</text:p>
          </table:table-cell>
          <table:table-cell table:formula="of:=[.S123]-[.T123]" office:value-type="float" office:value="-54850" calcext:value-type="float">
            <text:p>-5485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4720" calcext:value-type="float">
            <text:p>254 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24]+([.M124]/20)+([.N124]/240)" office:value-type="float" office:value="0.4" calcext:value-type="float">
            <text:p>0,4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101888" calcext:value-type="float">
            <text:p>101 888,0000</text:p>
          </table:table-cell>
          <table:table-cell table:formula="of:=[.S124]-[.T124]" office:value-type="float" office:value="-101888" calcext:value-type="float">
            <text:p>-101888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3175" calcext:value-type="float">
            <text:p>73 1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25]+([.M125]/20)+([.N125]/240)" office:value-type="float" office:value="0.45" calcext:value-type="float">
            <text:p>0,45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2928.75" calcext:value-type="float">
            <text:p>32 928,7500</text:p>
          </table:table-cell>
          <table:table-cell table:formula="of:=[.S125]-[.T125]" office:value-type="float" office:value="-32928.75" calcext:value-type="float">
            <text:p>-32928,75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1520" calcext:value-type="float">
            <text:p>211 5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26]+([.M126]/20)+([.N126]/240)" office:value-type="float" office:value="2.5" calcext:value-type="float">
            <text:p>2,5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528800" calcext:value-type="float">
            <text:p>528 800,0000</text:p>
          </table:table-cell>
          <table:table-cell table:formula="of:=[.S126]-[.T126]" office:value-type="float" office:value="-528800" calcext:value-type="float">
            <text:p>-5288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27]+([.M127]/20)+([.N127]/240)" office:value-type="float" office:value="0.55" calcext:value-type="float">
            <text:p>0,55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3300" calcext:value-type="float">
            <text:p>3 300,0000</text:p>
          </table:table-cell>
          <table:table-cell table:formula="of:=[.S127]-[.T127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15719" calcext:value-type="float">
            <text:p>615 7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128]+([.M128]/20)+([.N128]/240)" office:value-type="float" office:value="0.7625" calcext:value-type="float">
            <text:p>0,7625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69485.7375" calcext:value-type="float">
            <text:p>469 485,7375</text:p>
          </table:table-cell>
          <table:table-cell table:formula="of:=[.S128]-[.T128]" office:value-type="float" office:value="-469485.7375" calcext:value-type="float">
            <text:p>-469485,74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2" table:formula="of:=[.L129]+([.M129]/20)+([.N129]/240)" office:value-type="float" office:value="7.07916666666667" calcext:value-type="float">
            <text:p>7,07917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247.770833333333" calcext:value-type="float">
            <text:p>247,7708</text:p>
          </table:table-cell>
          <table:table-cell table:formula="of:=[.S129]-[.T129]" office:value-type="float" office:value="-247.770833333333" calcext:value-type="float">
            <text:p>-247,77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30]+([.M130]/20)+([.N130]/240)" office:value-type="float" office:value="36" calcext:value-type="float">
            <text:p>36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3276" calcext:value-type="float">
            <text:p>3 276,0000</text:p>
          </table:table-cell>
          <table:table-cell table:formula="of:=[.S130]-[.T130]" office:value-type="float" office:value="-3276" calcext:value-type="float">
            <text:p>-3276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muid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131]+([.M131]/20)+([.N131]/240)" office:value-type="float" office:value="160" calcext:value-type="float">
            <text:p>16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9920" calcext:value-type="float">
            <text:p>9 920,0000</text:p>
          </table:table-cell>
          <table:table-cell table:formula="of:=[.S131]-[.T131]" office:value-type="float" office:value="-9920" calcext:value-type="float">
            <text:p>-992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12243" calcext:value-type="float">
            <text:p>512 24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32]+([.M132]/20)+([.N132]/240)" office:value-type="float" office:value="0.4" calcext:value-type="float">
            <text:p>0,4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04897.2" calcext:value-type="float">
            <text:p>204 897,2000</text:p>
          </table:table-cell>
          <table:table-cell table:formula="of:=[.S132]-[.T132]" office:value-type="float" office:value="-204897.2" calcext:value-type="float">
            <text:p>-204897,2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4060" calcext:value-type="float">
            <text:p>14 0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33]+([.M133]/20)+([.N133]/240)" office:value-type="float" office:value="0.3" calcext:value-type="float">
            <text:p>0,3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4218" calcext:value-type="float">
            <text:p>4 218,0000</text:p>
          </table:table-cell>
          <table:table-cell table:formula="of:=[.S133]-[.T133]" office:value-type="float" office:value="-4218" calcext:value-type="float">
            <text:p>-4218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zanne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douzain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34]+([.M134]/20)+([.N134]/240)" office:value-type="float" office:value="7" calcext:value-type="float">
            <text:p>7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350" calcext:value-type="float">
            <text:p>350,0000</text:p>
          </table:table-cell>
          <table:table-cell table:formula="of:=[.S134]-[.T134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35]+([.M135]/20)+([.N135]/240)" office:value-type="float" office:value="6" calcext:value-type="float">
            <text:p>6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3600" calcext:value-type="float">
            <text:p>3 600,0000</text:p>
          </table:table-cell>
          <table:table-cell table:formula="of:=[.S135]-[.T135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970" calcext:value-type="float">
            <text:p>6 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36]+([.M136]/20)+([.N136]/240)" office:value-type="float" office:value="0.55" calcext:value-type="float">
            <text:p>0,5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3833.5" calcext:value-type="float">
            <text:p>3 833,5000</text:p>
          </table:table-cell>
          <table:table-cell table:formula="of:=[.S136]-[.T136]" office:value-type="float" office:value="-3833.5" calcext:value-type="float">
            <text:p>-3833,5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44" calcext:value-type="float">
            <text:p>1 8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137]+([.M137]/20)+([.N137]/240)" office:value-type="float" office:value="0.7625" calcext:value-type="float">
            <text:p>0,7625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406.05" calcext:value-type="float">
            <text:p>1 406,0500</text:p>
          </table:table-cell>
          <table:table-cell table:formula="of:=[.S137]-[.T137]" office:value-type="float" office:value="-1406.05" calcext:value-type="float">
            <text:p>-1406,05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38]+([.M138]/20)+([.N138]/240)" office:value-type="float" office:value="2" calcext:value-type="float">
            <text:p>2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600" calcext:value-type="float">
            <text:p>600,0000</text:p>
          </table:table-cell>
          <table:table-cell table:formula="of:=[.S138]-[.T13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millie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39]+([.M139]/20)+([.N139]/240)" office:value-type="float" office:value="18" calcext:value-type="float">
            <text:p>18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360" calcext:value-type="float">
            <text:p>360,0000</text:p>
          </table:table-cell>
          <table:table-cell table:formula="of:=[.S139]-[.T139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b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40]+([.M140]/20)+([.N140]/240)" office:value-type="float" office:value="36" calcext:value-type="float">
            <text:p>36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980" calcext:value-type="float">
            <text:p>1 980,0000</text:p>
          </table:table-cell>
          <table:table-cell table:formula="of:=[.S140]-[.T140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genis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842" calcext:value-type="float">
            <text:p>5 842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41]+([.M141]/20)+([.N141]/240)" office:value-type="float" office:value="20" calcext:value-type="float">
            <text:p>20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116840" calcext:value-type="float">
            <text:p>116 840,0000</text:p>
          </table:table-cell>
          <table:table-cell table:formula="of:=[.S141]-[.T141]" office:value-type="float" office:value="-116840" calcext:value-type="float">
            <text:p>-11684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riosité coquil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42]+([.M142]/20)+([.N142]/240)" office:value-type="float" office:value="100" calcext:value-type="float">
            <text:p>100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200" calcext:value-type="float">
            <text:p>200,0000</text:p>
          </table:table-cell>
          <table:table-cell table:formula="of:=[.S142]-[.T14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Sed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2" table:formula="of:=[.L143]+([.M143]/20)+([.N143]/240)" office:value-type="float" office:value="350" calcext:value-type="float">
            <text:p>35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4200" calcext:value-type="float">
            <text:p>4 200,0000</text:p>
          </table:table-cell>
          <table:table-cell table:formula="of:=[.S143]-[.T143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4]+([.M144]/20)+([.N144]/240)" office:value-type="float" office:value="5.5" calcext:value-type="float">
            <text:p>5,5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214.5" calcext:value-type="float">
            <text:p>214,5000</text:p>
          </table:table-cell>
          <table:table-cell table:formula="of:=[.S144]-[.T144]" office:value-type="float" office:value="-214.5" calcext:value-type="float">
            <text:p>-214,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45]+([.M145]/20)+([.N145]/240)" office:value-type="float" office:value="3" calcext:value-type="float">
            <text:p>3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720" calcext:value-type="float">
            <text:p>720,0000</text:p>
          </table:table-cell>
          <table:table-cell table:formula="of:=[.S145]-[.T145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46]+([.M146]/20)+([.N146]/240)" office:value-type="float" office:value="40" calcext:value-type="float">
            <text:p>4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0080" calcext:value-type="float">
            <text:p>10 080,0000</text:p>
          </table:table-cell>
          <table:table-cell table:formula="of:=[.S146]-[.T146]" office:value-type="float" office:value="-10080" calcext:value-type="float">
            <text:p>-1008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ans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47]+([.M147]/20)+([.N147]/240)" office:value-type="float" office:value="3" calcext:value-type="float">
            <text:p>3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200" calcext:value-type="float">
            <text:p>1 200,0000</text:p>
          </table:table-cell>
          <table:table-cell table:formula="of:=[.S147]-[.T147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e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48]+([.M148]/20)+([.N148]/240)" office:value-type="float" office:value="0" calcext:value-type="float">
            <text:p>0,00000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[.P148]+0.05*[.Q148]+[.R148]/240" office:value-type="float" office:value="297" calcext:value-type="float">
            <text:p>297</text:p>
          </table:table-cell>
          <table:table-cell table:formula="of:=[.J148]*[.O148]" office:value-type="float" office:value="0" calcext:value-type="float">
            <text:p>0,0000</text:p>
          </table:table-cell>
          <table:table-cell table:formula="of:=[.S148]-[.T148]" office:value-type="float" office:value="297" calcext:value-type="float">
            <text:p>297</text:p>
          </table:table-cell>
          <table:table-cell office:value-type="string" calcext:value-type="string">
            <text:p>valeur de 297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lins à 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49]+([.M149]/20)+([.N149]/240)" office:value-type="float" office:value="5" calcext:value-type="float">
            <text:p>5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15" calcext:value-type="float">
            <text:p>15,0000</text:p>
          </table:table-cell>
          <table:table-cell table:formula="of:=[.S149]-[.T149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30" calcext:value-type="float">
            <text:p>73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0]+([.M150]/20)+([.N150]/240)" office:value-type="float" office:value="4.5" calcext:value-type="float">
            <text:p>4,5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3285" calcext:value-type="float">
            <text:p>3 285,0000</text:p>
          </table:table-cell>
          <table:table-cell table:formula="of:=[.S150]-[.T150]" office:value-type="float" office:value="-3285" calcext:value-type="float">
            <text:p>-3285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972" calcext:value-type="float">
            <text:p>2 97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51]+([.M151]/20)+([.N151]/240)" office:value-type="float" office:value="6" calcext:value-type="float">
            <text:p>6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7832" calcext:value-type="float">
            <text:p>17 832,0000</text:p>
          </table:table-cell>
          <table:table-cell table:formula="of:=[.S151]-[.T151]" office:value-type="float" office:value="-17832" calcext:value-type="float">
            <text:p>-17832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bul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1910" calcext:value-type="float">
            <text:p>51 91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2]+([.M152]/20)+([.N152]/240)" office:value-type="float" office:value="3.5" calcext:value-type="float">
            <text:p>3,5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81685" calcext:value-type="float">
            <text:p>181 685,0000</text:p>
          </table:table-cell>
          <table:table-cell table:formula="of:=[.S152]-[.T152]" office:value-type="float" office:value="-181685" calcext:value-type="float">
            <text:p>-181685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à l'é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53]+([.M153]/20)+([.N153]/240)" office:value-type="float" office:value="9" calcext:value-type="float">
            <text:p>9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880" calcext:value-type="float">
            <text:p>2 880,0000</text:p>
          </table:table-cell>
          <table:table-cell table:formula="of:=[.S153]-[.T153]" office:value-type="float" office:value="-2880" calcext:value-type="float">
            <text:p>-288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600" calcext:value-type="float">
            <text:p>8 600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54]+([.M154]/20)+([.N154]/240)" office:value-type="float" office:value="7" calcext:value-type="float">
            <text:p>7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60200" calcext:value-type="float">
            <text:p>60 200,0000</text:p>
          </table:table-cell>
          <table:table-cell table:formula="of:=[.S154]-[.T154]" office:value-type="float" office:value="-60200" calcext:value-type="float">
            <text:p>-6020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gêne pet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5]+([.M155]/20)+([.N155]/240)" office:value-type="float" office:value="4.5" calcext:value-type="float">
            <text:p>4,5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504" calcext:value-type="float">
            <text:p>504,0000</text:p>
          </table:table-cell>
          <table:table-cell table:formula="of:=[.S155]-[.T155]" office:value-type="float" office:value="-504" calcext:value-type="float">
            <text:p>-504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de Lamb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86" calcext:value-type="float">
            <text:p>286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6]+([.M156]/20)+([.N156]/240)" office:value-type="float" office:value="3.5" calcext:value-type="float">
            <text:p>3,5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001" calcext:value-type="float">
            <text:p>1 001,0000</text:p>
          </table:table-cell>
          <table:table-cell table:formula="of:=[.S156]-[.T156]" office:value-type="float" office:value="-1001" calcext:value-type="float">
            <text:p>-1001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888" calcext:value-type="float">
            <text:p>4 888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57]+([.M157]/20)+([.N157]/240)" office:value-type="float" office:value="36" calcext:value-type="float">
            <text:p>36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75968" calcext:value-type="float">
            <text:p>175 968,0000</text:p>
          </table:table-cell>
          <table:table-cell table:formula="of:=[.S157]-[.T157]" office:value-type="float" office:value="-175968" calcext:value-type="float">
            <text:p>-175968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z de mar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104" calcext:value-type="float">
            <text:p>6 104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58]+([.M158]/20)+([.N158]/240)" office:value-type="float" office:value="4" calcext:value-type="float">
            <text:p>4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4416" calcext:value-type="float">
            <text:p>24 416,0000</text:p>
          </table:table-cell>
          <table:table-cell table:formula="of:=[.S158]-[.T158]" office:value-type="float" office:value="-24416" calcext:value-type="float">
            <text:p>-2441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7742" calcext:value-type="float">
            <text:p>17 7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59]+([.M159]/20)+([.N159]/240)" office:value-type="float" office:value="1.5" calcext:value-type="float">
            <text:p>1,5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6613" calcext:value-type="float">
            <text:p>26 613,0000</text:p>
          </table:table-cell>
          <table:table-cell table:formula="of:=[.S159]-[.T159]" office:value-type="float" office:value="-26613" calcext:value-type="float">
            <text:p>-26613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60]+([.M160]/20)+([.N160]/240)" office:value-type="float" office:value="2.5" calcext:value-type="float">
            <text:p>2,5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2250" calcext:value-type="float">
            <text:p>2 250,0000</text:p>
          </table:table-cell>
          <table:table-cell table:formula="of:=[.S160]-[.T160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945" calcext:value-type="float">
            <text:p>20 94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61]+([.M161]/20)+([.N161]/240)" office:value-type="float" office:value="1" calcext:value-type="float">
            <text:p>1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20945" calcext:value-type="float">
            <text:p>20 945,0000</text:p>
          </table:table-cell>
          <table:table-cell table:formula="of:=[.S161]-[.T161]" office:value-type="float" office:value="-20945" calcext:value-type="float">
            <text:p>-2094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200" calcext:value-type="float">
            <text:p>15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62]+([.M162]/20)+([.N162]/240)" office:value-type="float" office:value="1.5" calcext:value-type="float">
            <text:p>1,5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22800" calcext:value-type="float">
            <text:p>22 800,0000</text:p>
          </table:table-cell>
          <table:table-cell table:formula="of:=[.S162]-[.T162]" office:value-type="float" office:value="-22800" calcext:value-type="float">
            <text:p>-228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63]+([.M163]/20)+([.N163]/240)" office:value-type="float" office:value="1.4" calcext:value-type="float">
            <text:p>1,4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750" calcext:value-type="float">
            <text:p>1 750,0000</text:p>
          </table:table-cell>
          <table:table-cell table:formula="of:=[.S163]-[.T163]" office:value-type="float" office:value="-1750" calcext:value-type="float">
            <text:p>-175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052" calcext:value-type="float">
            <text:p>22 0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164]+([.M164]/20)+([.N164]/240)" office:value-type="float" office:value="0.95" calcext:value-type="float">
            <text:p>0,95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20949.4" calcext:value-type="float">
            <text:p>20 949,4000</text:p>
          </table:table-cell>
          <table:table-cell table:formula="of:=[.S164]-[.T164]" office:value-type="float" office:value="-20949.4" calcext:value-type="float">
            <text:p>-20949,4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420" calcext:value-type="float">
            <text:p>3 4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65]+([.M165]/20)+([.N165]/240)" office:value-type="float" office:value="1.25" calcext:value-type="float">
            <text:p>1,25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275" calcext:value-type="float">
            <text:p>4 275,0000</text:p>
          </table:table-cell>
          <table:table-cell table:formula="of:=[.S165]-[.T165]" office:value-type="float" office:value="-4275" calcext:value-type="float">
            <text:p>-4275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Pouldav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40" calcext:value-type="float">
            <text:p>2 0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66]+([.M166]/20)+([.N166]/240)" office:value-type="float" office:value="1" calcext:value-type="float">
            <text:p>1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2040" calcext:value-type="float">
            <text:p>2 040,0000</text:p>
          </table:table-cell>
          <table:table-cell table:formula="of:=[.S166]-[.T166]" office:value-type="float" office:value="-2040" calcext:value-type="float">
            <text:p>-204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rosco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167]+([.M167]/20)+([.N167]/240)" office:value-type="float" office:value="1.05" calcext:value-type="float">
            <text:p>1,05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1470" calcext:value-type="float">
            <text:p>1 470,0000</text:p>
          </table:table-cell>
          <table:table-cell table:formula="of:=[.S167]-[.T167]" office:value-type="float" office:value="-1470" calcext:value-type="float">
            <text:p>-147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Vit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168]+([.M168]/20)+([.N168]/240)" office:value-type="float" office:value="0.7" calcext:value-type="float">
            <text:p>0,7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168" calcext:value-type="float">
            <text:p>168,0000</text:p>
          </table:table-cell>
          <table:table-cell table:formula="of:=[.S168]-[.T168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169]+([.M169]/20)+([.N169]/240)" office:value-type="float" office:value="0.95" calcext:value-type="float">
            <text:p>0,9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140" calcext:value-type="float">
            <text:p>1 140,0000</text:p>
          </table:table-cell>
          <table:table-cell table:formula="of:=[.S169]-[.T169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lin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70]+([.M170]/20)+([.N170]/240)" office:value-type="float" office:value="3" calcext:value-type="float">
            <text:p>3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200" calcext:value-type="float">
            <text:p>1 200,0000</text:p>
          </table:table-cell>
          <table:table-cell table:formula="of:=[.S170]-[.T17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lin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360" calcext:value-type="float">
            <text:p>1 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71]+([.M171]/20)+([.N171]/240)" office:value-type="float" office:value="1.5" calcext:value-type="float">
            <text:p>1,5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2040" calcext:value-type="float">
            <text:p>2 040,0000</text:p>
          </table:table-cell>
          <table:table-cell table:formula="of:=[.S171]-[.T171]" office:value-type="float" office:value="-2040" calcext:value-type="float">
            <text:p>-204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72]+([.M172]/20)+([.N172]/240)" office:value-type="float" office:value="90" calcext:value-type="float">
            <text:p>9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80" calcext:value-type="float">
            <text:p>180,0000</text:p>
          </table:table-cell>
          <table:table-cell table:formula="of:=[.S172]-[.T172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3134" calcext:value-type="float">
            <text:p>3 1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173]+([.M173]/20)+([.N173]/240)" office:value-type="float" office:value="0.7625" calcext:value-type="float">
            <text:p>0,7625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2389.675" calcext:value-type="float">
            <text:p>2 389,6750</text:p>
          </table:table-cell>
          <table:table-cell table:formula="of:=[.S173]-[.T173]" office:value-type="float" office:value="-2389.675" calcext:value-type="float">
            <text:p>-2389,68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tonneaux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2" table:formula="of:=[.L174]+([.M174]/20)+([.N174]/240)" office:value-type="float" office:value="48" calcext:value-type="float">
            <text:p>48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4032" calcext:value-type="float">
            <text:p>4 032,0000</text:p>
          </table:table-cell>
          <table:table-cell table:formula="of:=[.S174]-[.T174]" office:value-type="float" office:value="-4032" calcext:value-type="float">
            <text:p>-4032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75]+([.M175]/20)+([.N175]/240)" office:value-type="float" office:value="0.4" calcext:value-type="float">
            <text:p>0,4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200" calcext:value-type="float">
            <text:p>200,0000</text:p>
          </table:table-cell>
          <table:table-cell table:formula="of:=[.S175]-[.T17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flacon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76]+([.M176]/20)+([.N176]/240)" office:value-type="float" office:value="0.9" calcext:value-type="float">
            <text:p>0,9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18.8" calcext:value-type="float">
            <text:p>118,8000</text:p>
          </table:table-cell>
          <table:table-cell table:formula="of:=[.S176]-[.T176]" office:value-type="float" office:value="-118.8" calcext:value-type="float">
            <text:p>-118,8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77]+([.M177]/20)+([.N177]/240)" office:value-type="float" office:value="3" calcext:value-type="float">
            <text:p>3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00" calcext:value-type="float">
            <text:p>300,0000</text:p>
          </table:table-cell>
          <table:table-cell table:formula="of:=[.S177]-[.T17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78]+([.M178]/20)+([.N178]/240)" office:value-type="float" office:value="0" calcext:value-type="float">
            <text:p>0,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P178]+0.05*[.Q178]+[.R178]/240" office:value-type="float" office:value="280" calcext:value-type="float">
            <text:p>280</text:p>
          </table:table-cell>
          <table:table-cell table:formula="of:=[.J178]*[.O178]" office:value-type="float" office:value="0" calcext:value-type="float">
            <text:p>0,0000</text:p>
          </table:table-cell>
          <table:table-cell table:formula="of:=[.S178]-[.T178]" office:value-type="float" office:value="280" calcext:value-type="float">
            <text:p>280</text:p>
          </table:table-cell>
          <table:table-cell office:value-type="string" calcext:value-type="string">
            <text:p>valeur de 2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baril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2" table:formula="of:=[.L179]+([.M179]/20)+([.N179]/240)" office:value-type="float" office:value="42" calcext:value-type="float">
            <text:p>42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5964" calcext:value-type="float">
            <text:p>5 964,0000</text:p>
          </table:table-cell>
          <table:table-cell table:formula="of:=[.S179]-[.T179]" office:value-type="float" office:value="-5964" calcext:value-type="float">
            <text:p>-5964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2560" calcext:value-type="float">
            <text:p>162 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80]+([.M180]/20)+([.N180]/240)" office:value-type="float" office:value="0.25" calcext:value-type="float">
            <text:p>0,25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40640" calcext:value-type="float">
            <text:p>40 640,0000</text:p>
          </table:table-cell>
          <table:table-cell table:formula="of:=[.S180]-[.T180]" office:value-type="float" office:value="-40640" calcext:value-type="float">
            <text:p>-4064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81]+([.M181]/20)+([.N181]/240)" office:value-type="float" office:value="0" calcext:value-type="float">
            <text:p>0,00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P181]+0.05*[.Q181]+[.R181]/240" office:value-type="float" office:value="1500" calcext:value-type="float">
            <text:p>1500</text:p>
          </table:table-cell>
          <table:table-cell table:formula="of:=[.J181]*[.O181]" office:value-type="float" office:value="0" calcext:value-type="float">
            <text:p>0,0000</text:p>
          </table:table-cell>
          <table:table-cell table:formula="of:=[.S181]-[.T181]" office:value-type="float" office:value="1500" calcext:value-type="float">
            <text:p>1500</text:p>
          </table:table-cell>
          <table:table-cell office:value-type="string" calcext:value-type="string">
            <text:p>valeur de 1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2166" calcext:value-type="float">
            <text:p>62 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82]+([.M182]/20)+([.N182]/240)" office:value-type="float" office:value="0.55" calcext:value-type="float">
            <text:p>0,55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34191.3" calcext:value-type="float">
            <text:p>34 191,3000</text:p>
          </table:table-cell>
          <table:table-cell table:formula="of:=[.S182]-[.T182]" office:value-type="float" office:value="-34191.3" calcext:value-type="float">
            <text:p>-34191,3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83]+([.M183]/20)+([.N183]/240)" office:value-type="float" office:value="25" calcext:value-type="float">
            <text:p>25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250" calcext:value-type="float">
            <text:p>1 250,0000</text:p>
          </table:table-cell>
          <table:table-cell table:formula="of:=[.S183]-[.T183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8800" calcext:value-type="float">
            <text:p>148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2" table:formula="of:=[.L184]+([.M184]/20)+([.N184]/240)" office:value-type="float" office:value="0.225" calcext:value-type="float">
            <text:p>0,225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3480" calcext:value-type="float">
            <text:p>33 480,0000</text:p>
          </table:table-cell>
          <table:table-cell table:formula="of:=[.S184]-[.T184]" office:value-type="float" office:value="-33480" calcext:value-type="float">
            <text:p>-3348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185]+([.M185]/20)+([.N185]/240)" office:value-type="float" office:value="17" calcext:value-type="float">
            <text:p>17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357" calcext:value-type="float">
            <text:p>357,0000</text:p>
          </table:table-cell>
          <table:table-cell table:formula="of:=[.S185]-[.T185]" office:value-type="float" office:value="-357" calcext:value-type="float">
            <text:p>-357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86]+([.M186]/20)+([.N186]/240)" office:value-type="float" office:value="0" calcext:value-type="float">
            <text:p>0,0000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table:formula="of:=[.P186]+0.05*[.Q186]+[.R186]/240" office:value-type="float" office:value="960" calcext:value-type="float">
            <text:p>960</text:p>
          </table:table-cell>
          <table:table-cell table:formula="of:=[.J186]*[.O186]" office:value-type="float" office:value="0" calcext:value-type="float">
            <text:p>0,0000</text:p>
          </table:table-cell>
          <table:table-cell table:formula="of:=[.S186]-[.T186]" office:value-type="float" office:value="960" calcext:value-type="float">
            <text:p>960</text:p>
          </table:table-cell>
          <table:table-cell office:value-type="string" calcext:value-type="string">
            <text:p>valeur de 9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92" calcext:value-type="float">
            <text:p>5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2" table:formula="of:=[.L187]+([.M187]/20)+([.N187]/240)" office:value-type="float" office:value="0.7625" calcext:value-type="float">
            <text:p>0,7625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451.4" calcext:value-type="float">
            <text:p>451,4000</text:p>
          </table:table-cell>
          <table:table-cell table:formula="of:=[.S187]-[.T187]" office:value-type="float" office:value="-451.4" calcext:value-type="float">
            <text:p>-451,4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8]+([.M188]/20)+([.N188]/240)" office:value-type="float" office:value="3.5" calcext:value-type="float">
            <text:p>3,5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4200" calcext:value-type="float">
            <text:p>4 200,0000</text:p>
          </table:table-cell>
          <table:table-cell table:formula="of:=[.S188]-[.T188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89]+([.M189]/20)+([.N189]/240)" office:value-type="float" office:value="7" calcext:value-type="float">
            <text:p>7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980" calcext:value-type="float">
            <text:p>980,0000</text:p>
          </table:table-cell>
          <table:table-cell table:formula="of:=[.S189]-[.T189]" office:value-type="float" office:value="-980" calcext:value-type="float">
            <text:p>-9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90" calcext:value-type="float">
            <text:p>1 290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90]+([.M190]/20)+([.N190]/240)" office:value-type="float" office:value="2.5" calcext:value-type="float">
            <text:p>2,5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225" calcext:value-type="float">
            <text:p>3 225,0000</text:p>
          </table:table-cell>
          <table:table-cell table:formula="of:=[.S190]-[.T190]" office:value-type="float" office:value="-3225" calcext:value-type="float">
            <text:p>-3225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90" calcext:value-type="float">
            <text:p>4 6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91]+([.M191]/20)+([.N191]/240)" office:value-type="float" office:value="0.55" calcext:value-type="float">
            <text:p>0,55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579.5" calcext:value-type="float">
            <text:p>2 579,5000</text:p>
          </table:table-cell>
          <table:table-cell table:formula="of:=[.S191]-[.T191]" office:value-type="float" office:value="-2579.5" calcext:value-type="float">
            <text:p>-2579,5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92]+([.M192]/20)+([.N192]/240)" office:value-type="float" office:value="30" calcext:value-type="float">
            <text:p>3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1710" calcext:value-type="float">
            <text:p>1 710,0000</text:p>
          </table:table-cell>
          <table:table-cell table:formula="of:=[.S192]-[.T192]" office:value-type="float" office:value="-1710" calcext:value-type="float">
            <text:p>-171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93]+([.M193]/20)+([.N193]/240)" office:value-type="float" office:value="2" calcext:value-type="float">
            <text:p>2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000" calcext:value-type="float">
            <text:p>1 000,0000</text:p>
          </table:table-cell>
          <table:table-cell table:formula="of:=[.S193]-[.T193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30" calcext:value-type="float">
            <text:p>2 83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94]+([.M194]/20)+([.N194]/240)" office:value-type="float" office:value="10" calcext:value-type="float">
            <text:p>10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28300" calcext:value-type="float">
            <text:p>28 300,0000</text:p>
          </table:table-cell>
          <table:table-cell table:formula="of:=[.S194]-[.T194]" office:value-type="float" office:value="-28300" calcext:value-type="float">
            <text:p>-2830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95]+([.M195]/20)+([.N195]/240)" office:value-type="float" office:value="0" calcext:value-type="float">
            <text:p>0,00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[.P195]+0.05*[.Q195]+[.R195]/240" office:value-type="float" office:value="3600" calcext:value-type="float">
            <text:p>3600</text:p>
          </table:table-cell>
          <table:table-cell table:formula="of:=[.J195]*[.O195]" office:value-type="float" office:value="0" calcext:value-type="float">
            <text:p>0,0000</text:p>
          </table:table-cell>
          <table:table-cell table:formula="of:=[.S195]-[.T195]" office:value-type="float" office:value="3600" calcext:value-type="float">
            <text:p>3600</text:p>
          </table:table-cell>
          <table:table-cell office:value-type="string" calcext:value-type="string">
            <text:p>valeur de 3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96]+([.M196]/20)+([.N196]/240)" office:value-type="float" office:value="24" calcext:value-type="float">
            <text:p>24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936" calcext:value-type="float">
            <text:p>936,0000</text:p>
          </table:table-cell>
          <table:table-cell table:formula="of:=[.S196]-[.T196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05" calcext:value-type="float">
            <text:p>7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97]+([.M197]/20)+([.N197]/240)" office:value-type="float" office:value="0.3" calcext:value-type="float">
            <text:p>0,3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211.5" calcext:value-type="float">
            <text:p>211,5000</text:p>
          </table:table-cell>
          <table:table-cell table:formula="of:=[.S197]-[.T197]" office:value-type="float" office:value="-211.5" calcext:value-type="float">
            <text:p>-211,5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98]+([.M198]/20)+([.N198]/240)" office:value-type="float" office:value="0.6" calcext:value-type="float">
            <text:p>0,6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70.8" calcext:value-type="float">
            <text:p>70,8000</text:p>
          </table:table-cell>
          <table:table-cell table:formula="of:=[.S198]-[.T198]" office:value-type="float" office:value="-70.8" calcext:value-type="float">
            <text:p>-70,8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99]+([.M199]/20)+([.N199]/240)" office:value-type="float" office:value="12" calcext:value-type="float">
            <text:p>12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620" calcext:value-type="float">
            <text:p>1 620,0000</text:p>
          </table:table-cell>
          <table:table-cell table:formula="of:=[.S199]-[.T199]" office:value-type="float" office:value="-1620" calcext:value-type="float">
            <text:p>-162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Russ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00]+([.M200]/20)+([.N200]/240)" office:value-type="float" office:value="1" calcext:value-type="float">
            <text:p>1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700" calcext:value-type="float">
            <text:p>700,0000</text:p>
          </table:table-cell>
          <table:table-cell table:formula="of:=[.S200]-[.T200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01]+([.M201]/20)+([.N201]/240)" office:value-type="float" office:value="10" calcext:value-type="float">
            <text:p>1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60" calcext:value-type="float">
            <text:p>60,0000</text:p>
          </table:table-cell>
          <table:table-cell table:formula="of:=[.S201]-[.T201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02]+([.M202]/20)+([.N202]/240)" office:value-type="float" office:value="8" calcext:value-type="float">
            <text:p>8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20" calcext:value-type="float">
            <text:p>120,0000</text:p>
          </table:table-cell>
          <table:table-cell table:formula="of:=[.S202]-[.T202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03]+([.M203]/20)+([.N203]/240)" office:value-type="float" office:value="5.5" calcext:value-type="float">
            <text:p>5,5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632.5" calcext:value-type="float">
            <text:p>632,5000</text:p>
          </table:table-cell>
          <table:table-cell table:formula="of:=[.S203]-[.T203]" office:value-type="float" office:value="-632.5" calcext:value-type="float">
            <text:p>-632,5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04]+([.M204]/20)+([.N204]/240)" office:value-type="float" office:value="2.25" calcext:value-type="float">
            <text:p>2,25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46.25" calcext:value-type="float">
            <text:p>146,2500</text:p>
          </table:table-cell>
          <table:table-cell table:formula="of:=[.S204]-[.T204]" office:value-type="float" office:value="-146.25" calcext:value-type="float">
            <text:p>-146,2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05]+([.M205]/20)+([.N205]/240)" office:value-type="float" office:value="0" calcext:value-type="float">
            <text:p>0,000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P205]+0.05*[.Q205]+[.R205]/240" office:value-type="float" office:value="1100" calcext:value-type="float">
            <text:p>1100</text:p>
          </table:table-cell>
          <table:table-cell table:formula="of:=[.J205]*[.O205]" office:value-type="float" office:value="0" calcext:value-type="float">
            <text:p>0,0000</text:p>
          </table:table-cell>
          <table:table-cell table:formula="of:=[.S205]-[.T205]" office:value-type="float" office:value="1100" calcext:value-type="float">
            <text:p>1100</text:p>
          </table:table-cell>
          <table:table-cell office:value-type="string" calcext:value-type="string">
            <text:p>valeur de 1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3600" calcext:value-type="float">
            <text:p>11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6]+([.M206]/20)+([.N206]/240)" office:value-type="float" office:value="0.2" calcext:value-type="float">
            <text:p>0,2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22720" calcext:value-type="float">
            <text:p>22 720,0000</text:p>
          </table:table-cell>
          <table:table-cell table:formula="of:=[.S206]-[.T206]" office:value-type="float" office:value="-22720" calcext:value-type="float">
            <text:p>-2272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7]+([.M207]/20)+([.N207]/240)" office:value-type="float" office:value="0.2" calcext:value-type="float">
            <text:p>0,2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480" calcext:value-type="float">
            <text:p>480,0000</text:p>
          </table:table-cell>
          <table:table-cell table:formula="of:=[.S207]-[.T207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08]+([.M208]/20)+([.N208]/240)" office:value-type="float" office:value="0" calcext:value-type="float">
            <text:p>0,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P208]+0.05*[.Q208]+[.R208]/240" office:value-type="float" office:value="240" calcext:value-type="float">
            <text:p>240</text:p>
          </table:table-cell>
          <table:table-cell table:formula="of:=[.J208]*[.O208]" office:value-type="float" office:value="0" calcext:value-type="float">
            <text:p>0,0000</text:p>
          </table:table-cell>
          <table:table-cell table:formula="of:=[.S208]-[.T208]" office:value-type="float" office:value="240" calcext:value-type="float">
            <text:p>240</text:p>
          </table:table-cell>
          <table:table-cell office:value-type="string" calcext:value-type="string">
            <text:p>valeur de 2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09]+([.M209]/20)+([.N209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209]+0.05*[.Q209]+[.R209]/240" office:value-type="float" office:value="500" calcext:value-type="float">
            <text:p>500</text:p>
          </table:table-cell>
          <table:table-cell table:formula="of:=[.J209]*[.O209]" office:value-type="float" office:value="0" calcext:value-type="float">
            <text:p>0,0000</text:p>
          </table:table-cell>
          <table:table-cell table:formula="of:=[.S209]-[.T209]" office:value-type="float" office:value="500" calcext:value-type="float">
            <text:p>500</text:p>
          </table:table-cell>
          <table:table-cell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700" calcext:value-type="float">
            <text:p>19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10]+([.M210]/20)+([.N210]/240)" office:value-type="float" office:value="0.3" calcext:value-type="float">
            <text:p>0,3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5910" calcext:value-type="float">
            <text:p>5 910,0000</text:p>
          </table:table-cell>
          <table:table-cell table:formula="of:=[.S210]-[.T210]" office:value-type="float" office:value="-5910" calcext:value-type="float">
            <text:p>-591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24" calcext:value-type="float">
            <text:p>4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11]+([.M211]/20)+([.N211]/240)" office:value-type="float" office:value="0.3" calcext:value-type="float">
            <text:p>0,3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27.2" calcext:value-type="float">
            <text:p>127,2000</text:p>
          </table:table-cell>
          <table:table-cell table:formula="of:=[.S211]-[.T211]" office:value-type="float" office:value="-127.2" calcext:value-type="float">
            <text:p>-127,2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310" calcext:value-type="float">
            <text:p>3 3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12]+([.M212]/20)+([.N212]/240)" office:value-type="float" office:value="0.3" calcext:value-type="float">
            <text:p>0,3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993" calcext:value-type="float">
            <text:p>993,0000</text:p>
          </table:table-cell>
          <table:table-cell table:formula="of:=[.S212]-[.T212]" office:value-type="float" office:value="-993" calcext:value-type="float">
            <text:p>-993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flacon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13]+([.M213]/20)+([.N213]/240)" office:value-type="float" office:value="3" calcext:value-type="float">
            <text:p>3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108" calcext:value-type="float">
            <text:p>108,0000</text:p>
          </table:table-cell>
          <table:table-cell table:formula="of:=[.S213]-[.T213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14]+([.M214]/20)+([.N214]/240)" office:value-type="float" office:value="0.5" calcext:value-type="float">
            <text:p>0,5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5" calcext:value-type="float">
            <text:p>5,0000</text:p>
          </table:table-cell>
          <table:table-cell table:formula="of:=[.S214]-[.T214]" office:value-type="float" office:value="-5" calcext:value-type="float">
            <text:p>-5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37" calcext:value-type="float">
            <text:p>637,00</text:p>
          </table:table-cell>
          <table:table-cell office:value-type="string" calcext:value-type="string">
            <text:p>po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15]+([.M215]/20)+([.N215]/240)" office:value-type="float" office:value="3" calcext:value-type="float">
            <text:p>3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911" calcext:value-type="float">
            <text:p>1 911,0000</text:p>
          </table:table-cell>
          <table:table-cell table:formula="of:=[.S215]-[.T215]" office:value-type="float" office:value="-1911" calcext:value-type="float">
            <text:p>-1911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216]+([.M216]/20)+([.N216]/240)" office:value-type="float" office:value="0.85" calcext:value-type="float">
            <text:p>0,85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535.5" calcext:value-type="float">
            <text:p>535,5000</text:p>
          </table:table-cell>
          <table:table-cell table:formula="of:=[.S216]-[.T216]" office:value-type="float" office:value="-535.5" calcext:value-type="float">
            <text:p>-535,5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17]+([.M217]/20)+([.N217]/240)" office:value-type="float" office:value="10" calcext:value-type="float">
            <text:p>10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00" calcext:value-type="float">
            <text:p>100,0000</text:p>
          </table:table-cell>
          <table:table-cell table:formula="of:=[.S217]-[.T217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271" calcext:value-type="float">
            <text:p>4 2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18]+([.M218]/20)+([.N218]/240)" office:value-type="float" office:value="0.6" calcext:value-type="float">
            <text:p>0,6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2562.6" calcext:value-type="float">
            <text:p>2 562,6000</text:p>
          </table:table-cell>
          <table:table-cell table:formula="of:=[.S218]-[.T218]" office:value-type="float" office:value="-2562.6" calcext:value-type="float">
            <text:p>-2562,6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56" calcext:value-type="float">
            <text:p>4 6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19]+([.M219]/20)+([.N219]/240)" office:value-type="float" office:value="0.75" calcext:value-type="float">
            <text:p>0,75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3492" calcext:value-type="float">
            <text:p>3 492,0000</text:p>
          </table:table-cell>
          <table:table-cell table:formula="of:=[.S219]-[.T219]" office:value-type="float" office:value="-3492" calcext:value-type="float">
            <text:p>-3492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220]+([.M220]/20)+([.N220]/240)" office:value-type="float" office:value="45" calcext:value-type="float">
            <text:p>45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350" calcext:value-type="float">
            <text:p>1 350,0000</text:p>
          </table:table-cell>
          <table:table-cell table:formula="of:=[.S220]-[.T220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590" calcext:value-type="float">
            <text:p>20 5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21]+([.M221]/20)+([.N221]/240)" office:value-type="float" office:value="0.35" calcext:value-type="float">
            <text:p>0,35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7206.5" calcext:value-type="float">
            <text:p>7 206,5000</text:p>
          </table:table-cell>
          <table:table-cell table:formula="of:=[.S221]-[.T221]" office:value-type="float" office:value="-7206.5" calcext:value-type="float">
            <text:p>-7206,5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gne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500" calcext:value-type="float">
            <text:p>8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22]+([.M222]/20)+([.N222]/240)" office:value-type="float" office:value="0.9" calcext:value-type="float">
            <text:p>0,9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7650" calcext:value-type="float">
            <text:p>7 650,0000</text:p>
          </table:table-cell>
          <table:table-cell table:formula="of:=[.S222]-[.T222]" office:value-type="float" office:value="-7650" calcext:value-type="float">
            <text:p>-765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anie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23]+([.M223]/20)+([.N223]/240)" office:value-type="float" office:value="18" calcext:value-type="float">
            <text:p>18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540" calcext:value-type="float">
            <text:p>540,0000</text:p>
          </table:table-cell>
          <table:table-cell table:formula="of:=[.S223]-[.T223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4]+([.M224]/20)+([.N224]/240)" office:value-type="float" office:value="0" calcext:value-type="float">
            <text:p>0,0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P224]+0.05*[.Q224]+[.R224]/240" office:value-type="float" office:value="130" calcext:value-type="float">
            <text:p>130</text:p>
          </table:table-cell>
          <table:table-cell table:formula="of:=[.J224]*[.O224]" office:value-type="float" office:value="0" calcext:value-type="float">
            <text:p>0,0000</text:p>
          </table:table-cell>
          <table:table-cell table:formula="of:=[.S224]-[.T224]" office:value-type="float" office:value="130" calcext:value-type="float">
            <text:p>130</text:p>
          </table:table-cell>
          <table:table-cell office:value-type="string" calcext:value-type="string">
            <text:p>valeur de 13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5]+([.M225]/20)+([.N225]/240)" office:value-type="float" office:value="0" calcext:value-type="float">
            <text:p>0,00000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table:formula="of:=[.P225]+0.05*[.Q225]+[.R225]/240" office:value-type="float" office:value="1042" calcext:value-type="float">
            <text:p>1042</text:p>
          </table:table-cell>
          <table:table-cell table:formula="of:=[.J225]*[.O225]" office:value-type="float" office:value="0" calcext:value-type="float">
            <text:p>0,0000</text:p>
          </table:table-cell>
          <table:table-cell table:formula="of:=[.S225]-[.T225]" office:value-type="float" office:value="1042" calcext:value-type="float">
            <text:p>1042</text:p>
          </table:table-cell>
          <table:table-cell office:value-type="string" calcext:value-type="string">
            <text:p>valeur de 104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6]+([.M226]/20)+([.N226]/240)" office:value-type="float" office:value="0" calcext:value-type="float">
            <text:p>0,00000</text:p>
          </table:table-cell>
          <table:table-cell office:value-type="float" office:value="6980" calcext:value-type="float">
            <text:p>6980</text:p>
          </table:table-cell>
          <table:table-cell table:number-columns-repeated="2"/>
          <table:table-cell table:formula="of:=[.P226]+0.05*[.Q226]+[.R226]/240" office:value-type="float" office:value="6980" calcext:value-type="float">
            <text:p>6980</text:p>
          </table:table-cell>
          <table:table-cell table:formula="of:=[.J226]*[.O226]" office:value-type="float" office:value="0" calcext:value-type="float">
            <text:p>0,0000</text:p>
          </table:table-cell>
          <table:table-cell table:formula="of:=[.S226]-[.T226]" office:value-type="float" office:value="6980" calcext:value-type="float">
            <text:p>6980</text:p>
          </table:table-cell>
          <table:table-cell office:value-type="string" calcext:value-type="string">
            <text:p>valeur de 69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7]+([.M227]/20)+([.N227]/240)" office:value-type="float" office:value="0" calcext:value-type="float">
            <text:p>0,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P227]+0.05*[.Q227]+[.R227]/240" office:value-type="float" office:value="1200" calcext:value-type="float">
            <text:p>1200</text:p>
          </table:table-cell>
          <table:table-cell table:formula="of:=[.J227]*[.O227]" office:value-type="float" office:value="0" calcext:value-type="float">
            <text:p>0,0000</text:p>
          </table:table-cell>
          <table:table-cell table:formula="of:=[.S227]-[.T227]" office:value-type="float" office:value="1200" calcext:value-type="float">
            <text:p>1200</text:p>
          </table:table-cell>
          <table:table-cell office:value-type="string" calcext:value-type="string">
            <text:p>valeur de 1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28]+([.M228]/20)+([.N228]/240)" office:value-type="float" office:value="0.25" calcext:value-type="float">
            <text:p>0,25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3750" calcext:value-type="float">
            <text:p>3 750,0000</text:p>
          </table:table-cell>
          <table:table-cell table:formula="of:=[.S228]-[.T228]" office:value-type="float" office:value="-3750" calcext:value-type="float">
            <text:p>-375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9]+([.M229]/20)+([.N229]/240)" office:value-type="float" office:value="0" calcext:value-type="float">
            <text:p>0,00000</text:p>
          </table:table-cell>
          <table:table-cell office:value-type="float" office:value="2688" calcext:value-type="float">
            <text:p>2688</text:p>
          </table:table-cell>
          <table:table-cell table:number-columns-repeated="2"/>
          <table:table-cell table:formula="of:=[.P229]+0.05*[.Q229]+[.R229]/240" office:value-type="float" office:value="2688" calcext:value-type="float">
            <text:p>2688</text:p>
          </table:table-cell>
          <table:table-cell table:formula="of:=[.J229]*[.O229]" office:value-type="float" office:value="0" calcext:value-type="float">
            <text:p>0,0000</text:p>
          </table:table-cell>
          <table:table-cell table:formula="of:=[.S229]-[.T229]" office:value-type="float" office:value="2688" calcext:value-type="float">
            <text:p>2688</text:p>
          </table:table-cell>
          <table:table-cell office:value-type="string" calcext:value-type="string">
            <text:p>valeur de 268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0]+([.M230]/20)+([.N230]/240)" office:value-type="float" office:value="0" calcext:value-type="float">
            <text:p>0,00000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table:formula="of:=[.P230]+0.05*[.Q230]+[.R230]/240" office:value-type="float" office:value="1960" calcext:value-type="float">
            <text:p>1960</text:p>
          </table:table-cell>
          <table:table-cell table:formula="of:=[.J230]*[.O230]" office:value-type="float" office:value="0" calcext:value-type="float">
            <text:p>0,0000</text:p>
          </table:table-cell>
          <table:table-cell table:formula="of:=[.S230]-[.T230]" office:value-type="float" office:value="1960" calcext:value-type="float">
            <text:p>1960</text:p>
          </table:table-cell>
          <table:table-cell office:value-type="string" calcext:value-type="string">
            <text:p>valeur de 19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31]+([.M231]/20)+([.N231]/240)" office:value-type="float" office:value="6" calcext:value-type="float">
            <text:p>6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300" calcext:value-type="float">
            <text:p>300,0000</text:p>
          </table:table-cell>
          <table:table-cell table:formula="of:=[.S231]-[.T23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2]+([.M232]/20)+([.N232]/240)" office:value-type="float" office:value="0" calcext:value-type="float">
            <text:p>0,00000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table:formula="of:=[.P232]+0.05*[.Q232]+[.R232]/240" office:value-type="float" office:value="932" calcext:value-type="float">
            <text:p>932</text:p>
          </table:table-cell>
          <table:table-cell table:formula="of:=[.J232]*[.O232]" office:value-type="float" office:value="0" calcext:value-type="float">
            <text:p>0,0000</text:p>
          </table:table-cell>
          <table:table-cell table:formula="of:=[.S232]-[.T232]" office:value-type="float" office:value="932" calcext:value-type="float">
            <text:p>932</text:p>
          </table:table-cell>
          <table:table-cell office:value-type="string" calcext:value-type="string">
            <text:p>valeur de 93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33]+([.M233]/20)+([.N233]/240)" office:value-type="float" office:value="6" calcext:value-type="float">
            <text:p>6,0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168" calcext:value-type="float">
            <text:p>168,0000</text:p>
          </table:table-cell>
          <table:table-cell table:formula="of:=[.S233]-[.T233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ierre de St Cas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4]+([.M234]/20)+([.N234]/240)" office:value-type="float" office:value="0" calcext:value-type="float">
            <text:p>0,0000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table:formula="of:=[.P234]+0.05*[.Q234]+[.R234]/240" office:value-type="float" office:value="1540" calcext:value-type="float">
            <text:p>1540</text:p>
          </table:table-cell>
          <table:table-cell table:formula="of:=[.J234]*[.O234]" office:value-type="float" office:value="0" calcext:value-type="float">
            <text:p>0,0000</text:p>
          </table:table-cell>
          <table:table-cell table:formula="of:=[.S234]-[.T234]" office:value-type="float" office:value="1540" calcext:value-type="float">
            <text:p>1540</text:p>
          </table:table-cell>
          <table:table-cell office:value-type="string" calcext:value-type="string">
            <text:p>valeur de 15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35]+([.M235]/20)+([.N235]/240)" office:value-type="float" office:value="12" calcext:value-type="float">
            <text:p>12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744" calcext:value-type="float">
            <text:p>744,0000</text:p>
          </table:table-cell>
          <table:table-cell table:formula="of:=[.S235]-[.T235]" office:value-type="float" office:value="-744" calcext:value-type="float">
            <text:p>-744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180" calcext:value-type="float">
            <text:p>44 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36]+([.M236]/20)+([.N236]/240)" office:value-type="float" office:value="0.1" calcext:value-type="float">
            <text:p>0,1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4418" calcext:value-type="float">
            <text:p>4 418,0000</text:p>
          </table:table-cell>
          <table:table-cell table:formula="of:=[.S236]-[.T236]" office:value-type="float" office:value="-4418" calcext:value-type="float">
            <text:p>-4418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sson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37]+([.M237]/20)+([.N237]/240)" office:value-type="float" office:value="0.25" calcext:value-type="float">
            <text:p>0,2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750" calcext:value-type="float">
            <text:p>750,0000</text:p>
          </table:table-cell>
          <table:table-cell table:formula="of:=[.S237]-[.T23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10" calcext:value-type="float">
            <text:p>7 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38]+([.M238]/20)+([.N238]/240)" office:value-type="float" office:value="0.35" calcext:value-type="float">
            <text:p>0,35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2523.5" calcext:value-type="float">
            <text:p>2 523,5000</text:p>
          </table:table-cell>
          <table:table-cell table:formula="of:=[.S238]-[.T238]" office:value-type="float" office:value="-2523.5" calcext:value-type="float">
            <text:p>-2523,5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9]+([.M239]/20)+([.N239]/240)" office:value-type="float" office:value="0" calcext:value-type="float">
            <text:p>0,0000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table:formula="of:=[.P239]+0.05*[.Q239]+[.R239]/240" office:value-type="float" office:value="960" calcext:value-type="float">
            <text:p>960</text:p>
          </table:table-cell>
          <table:table-cell table:formula="of:=[.J239]*[.O239]" office:value-type="float" office:value="0" calcext:value-type="float">
            <text:p>0,0000</text:p>
          </table:table-cell>
          <table:table-cell table:formula="of:=[.S239]-[.T239]" office:value-type="float" office:value="960" calcext:value-type="float">
            <text:p>96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40]+([.M240]/20)+([.N240]/240)" office:value-type="float" office:value="0.4" calcext:value-type="float">
            <text:p>0,4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260" calcext:value-type="float">
            <text:p>260,0000</text:p>
          </table:table-cell>
          <table:table-cell table:formula="of:=[.S240]-[.T240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95" calcext:value-type="float">
            <text:p>9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41]+([.M241]/20)+([.N241]/240)" office:value-type="float" office:value="0.2" calcext:value-type="float">
            <text:p>0,2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199" calcext:value-type="float">
            <text:p>199,0000</text:p>
          </table:table-cell>
          <table:table-cell table:formula="of:=[.S241]-[.T241]" office:value-type="float" office:value="-199" calcext:value-type="float">
            <text:p>-199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42]+([.M242]/20)+([.N242]/240)" office:value-type="float" office:value="0" calcext:value-type="float">
            <text:p>0,00000</text:p>
          </table:table-cell>
          <table:table-cell office:value-type="float" office:value="8200" calcext:value-type="float">
            <text:p>8200</text:p>
          </table:table-cell>
          <table:table-cell table:number-columns-repeated="2"/>
          <table:table-cell table:formula="of:=[.P242]+0.05*[.Q242]+[.R242]/240" office:value-type="float" office:value="8200" calcext:value-type="float">
            <text:p>8200</text:p>
          </table:table-cell>
          <table:table-cell table:formula="of:=[.J242]*[.O242]" office:value-type="float" office:value="0" calcext:value-type="float">
            <text:p>0,0000</text:p>
          </table:table-cell>
          <table:table-cell table:formula="of:=[.S242]-[.T242]" office:value-type="float" office:value="8200" calcext:value-type="float">
            <text:p>8200</text:p>
          </table:table-cell>
          <table:table-cell office:value-type="string" calcext:value-type="string">
            <text:p>valeur de 8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27" calcext:value-type="float">
            <text:p>9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43]+([.M243]/20)+([.N243]/240)" office:value-type="float" office:value="0.2" calcext:value-type="float">
            <text:p>0,2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85.4" calcext:value-type="float">
            <text:p>185,4000</text:p>
          </table:table-cell>
          <table:table-cell table:formula="of:=[.S243]-[.T243]" office:value-type="float" office:value="-185.4" calcext:value-type="float">
            <text:p>-185,4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cs de 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4]+([.M244]/20)+([.N244]/240)" office:value-type="float" office:value="1" calcext:value-type="float">
            <text:p>1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600" calcext:value-type="float">
            <text:p>600,0000</text:p>
          </table:table-cell>
          <table:table-cell table:formula="of:=[.S244]-[.T244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uciss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7" calcext:value-type="float">
            <text:p>4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45]+([.M245]/20)+([.N245]/240)" office:value-type="float" office:value="0.9" calcext:value-type="float">
            <text:p>0,9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438.3" calcext:value-type="float">
            <text:p>438,3000</text:p>
          </table:table-cell>
          <table:table-cell table:formula="of:=[.S245]-[.T245]" office:value-type="float" office:value="-438.3" calcext:value-type="float">
            <text:p>-438,3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demi caiss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2" table:formula="of:=[.L246]+([.M246]/20)+([.N246]/240)" office:value-type="float" office:value="72" calcext:value-type="float">
            <text:p>72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936" calcext:value-type="float">
            <text:p>936,0000</text:p>
          </table:table-cell>
          <table:table-cell table:formula="of:=[.S246]-[.T246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47]+([.M247]/20)+([.N247]/240)" office:value-type="float" office:value="0.45" calcext:value-type="float">
            <text:p>0,45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900" calcext:value-type="float">
            <text:p>900,0000</text:p>
          </table:table-cell>
          <table:table-cell table:formula="of:=[.S247]-[.T247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939" calcext:value-type="float">
            <text:p>4 939,00</text:p>
          </table:table-cell>
          <table:table-cell office:value-type="string" calcext:value-type="string">
            <text:p>tonneaux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2" table:formula="of:=[.L248]+([.M248]/20)+([.N248]/240)" office:value-type="float" office:value="48" calcext:value-type="float">
            <text:p>48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237072" calcext:value-type="float">
            <text:p>237 072,0000</text:p>
          </table:table-cell>
          <table:table-cell table:formula="of:=[.S248]-[.T248]" office:value-type="float" office:value="-237072" calcext:value-type="float">
            <text:p>-237072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34" calcext:value-type="float">
            <text:p>534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49]+([.M249]/20)+([.N249]/240)" office:value-type="float" office:value="3" calcext:value-type="float">
            <text:p>3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602" calcext:value-type="float">
            <text:p>1 602,0000</text:p>
          </table:table-cell>
          <table:table-cell table:formula="of:=[.S249]-[.T249]" office:value-type="float" office:value="-1602" calcext:value-type="float">
            <text:p>-1602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50]+([.M250]/20)+([.N250]/240)" office:value-type="float" office:value="0.4" calcext:value-type="float">
            <text:p>0,4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580" calcext:value-type="float">
            <text:p>580,0000</text:p>
          </table:table-cell>
          <table:table-cell table:formula="of:=[.S250]-[.T250]" office:value-type="float" office:value="-580" calcext:value-type="float">
            <text:p>-58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51]+([.M251]/20)+([.N251]/240)" office:value-type="float" office:value="0.45" calcext:value-type="float">
            <text:p>0,45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080" calcext:value-type="float">
            <text:p>1 080,0000</text:p>
          </table:table-cell>
          <table:table-cell table:formula="of:=[.S251]-[.T251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4" calcext:value-type="float">
            <text:p>204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52]+([.M252]/20)+([.N252]/240)" office:value-type="float" office:value="0.75" calcext:value-type="float">
            <text:p>0,75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53" calcext:value-type="float">
            <text:p>153,0000</text:p>
          </table:table-cell>
          <table:table-cell table:formula="of:=[.S252]-[.T252]" office:value-type="float" office:value="-153" calcext:value-type="float">
            <text:p>-153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hé ve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53]+([.M253]/20)+([.N253]/240)" office:value-type="float" office:value="5" calcext:value-type="float">
            <text:p>5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440" calcext:value-type="float">
            <text:p>1 440,0000</text:p>
          </table:table-cell>
          <table:table-cell table:formula="of:=[.S253]-[.T253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175" calcext:value-type="float">
            <text:p>7 17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54]+([.M254]/20)+([.N254]/240)" office:value-type="float" office:value="1.5" calcext:value-type="float">
            <text:p>1,5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10762.5" calcext:value-type="float">
            <text:p>10 762,5000</text:p>
          </table:table-cell>
          <table:table-cell table:formula="of:=[.S254]-[.T254]" office:value-type="float" office:value="-10762.5" calcext:value-type="float">
            <text:p>-10762,5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5]+([.M255]/20)+([.N255]/240)" office:value-type="float" office:value="0" calcext:value-type="float">
            <text:p>0,00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P255]+0.05*[.Q255]+[.R255]/240" office:value-type="float" office:value="6000" calcext:value-type="float">
            <text:p>6000</text:p>
          </table:table-cell>
          <table:table-cell table:formula="of:=[.J255]*[.O255]" office:value-type="float" office:value="0" calcext:value-type="float">
            <text:p>0,0000</text:p>
          </table:table-cell>
          <table:table-cell table:formula="of:=[.S255]-[.T255]" office:value-type="float" office:value="6000" calcext:value-type="float">
            <text:p>6000</text:p>
          </table:table-cell>
          <table:table-cell office:value-type="string" calcext:value-type="string">
            <text:p>valeur de 6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bazo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5" calcext:value-type="float">
            <text:p>32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56]+([.M256]/20)+([.N256]/240)" office:value-type="float" office:value="1" calcext:value-type="float">
            <text:p>1,0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325" calcext:value-type="float">
            <text:p>325,0000</text:p>
          </table:table-cell>
          <table:table-cell table:formula="of:=[.S256]-[.T256]" office:value-type="float" office:value="-325" calcext:value-type="float">
            <text:p>-325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20" calcext:value-type="float">
            <text:p>1 0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57]+([.M257]/20)+([.N257]/240)" office:value-type="float" office:value="1.5" calcext:value-type="float">
            <text:p>1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1530" calcext:value-type="float">
            <text:p>1 530,0000</text:p>
          </table:table-cell>
          <table:table-cell table:formula="of:=[.S257]-[.T257]" office:value-type="float" office:value="-1530" calcext:value-type="float">
            <text:p>-153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8]+([.M258]/20)+([.N258]/240)" office:value-type="float" office:value="0" calcext:value-type="float">
            <text:p>0,000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table:formula="of:=[.P258]+0.05*[.Q258]+[.R258]/240" office:value-type="float" office:value="2800" calcext:value-type="float">
            <text:p>2800</text:p>
          </table:table-cell>
          <table:table-cell table:formula="of:=[.J258]*[.O258]" office:value-type="float" office:value="0" calcext:value-type="float">
            <text:p>0,0000</text:p>
          </table:table-cell>
          <table:table-cell table:formula="of:=[.S258]-[.T258]" office:value-type="float" office:value="2800" calcext:value-type="float">
            <text:p>2800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59]+([.M259]/20)+([.N259]/240)" office:value-type="float" office:value="1.25" calcext:value-type="float">
            <text:p>1,25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475" calcext:value-type="float">
            <text:p>475,0000</text:p>
          </table:table-cell>
          <table:table-cell table:formula="of:=[.S259]-[.T259]" office:value-type="float" office:value="-475" calcext:value-type="float">
            <text:p>-47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60]+([.M260]/20)+([.N260]/240)" office:value-type="float" office:value="0.95" calcext:value-type="float">
            <text:p>0,95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589" calcext:value-type="float">
            <text:p>589,0000</text:p>
          </table:table-cell>
          <table:table-cell table:formula="of:=[.S260]-[.T260]" office:value-type="float" office:value="-589" calcext:value-type="float">
            <text:p>-589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61]+([.M261]/20)+([.N261]/240)" office:value-type="float" office:value="0.95" calcext:value-type="float">
            <text:p>0,95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589" calcext:value-type="float">
            <text:p>589,0000</text:p>
          </table:table-cell>
          <table:table-cell table:formula="of:=[.S261]-[.T261]" office:value-type="float" office:value="-589" calcext:value-type="float">
            <text:p>-589</text:p>
          </table:table-cell>
          <table:table-cell office:value-type="string" calcext:value-type="string">
            <text:p>ligne en double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62]+([.M262]/20)+([.N262]/240)" office:value-type="float" office:value="1.5" calcext:value-type="float">
            <text:p>1,5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800" calcext:value-type="float">
            <text:p>1 800,0000</text:p>
          </table:table-cell>
          <table:table-cell table:formula="of:=[.S262]-[.T262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19" calcext:value-type="float">
            <text:p>6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63]+([.M263]/20)+([.N263]/240)" office:value-type="float" office:value="0.95" calcext:value-type="float">
            <text:p>0,95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588.05" calcext:value-type="float">
            <text:p>588,0500</text:p>
          </table:table-cell>
          <table:table-cell table:formula="of:=[.S263]-[.T263]" office:value-type="float" office:value="-588.05" calcext:value-type="float">
            <text:p>-588,05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Foug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38" calcext:value-type="float">
            <text:p>73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264]+([.M264]/20)+([.N264]/240)" office:value-type="float" office:value="0.85" calcext:value-type="float">
            <text:p>0,85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627.3" calcext:value-type="float">
            <text:p>627,3000</text:p>
          </table:table-cell>
          <table:table-cell table:formula="of:=[.S264]-[.T264]" office:value-type="float" office:value="-627.3" calcext:value-type="float">
            <text:p>-627,3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500" calcext:value-type="float">
            <text:p>22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65]+([.M265]/20)+([.N265]/240)" office:value-type="float" office:value="0.95" calcext:value-type="float">
            <text:p>0,95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21375" calcext:value-type="float">
            <text:p>21 375,0000</text:p>
          </table:table-cell>
          <table:table-cell table:formula="of:=[.S265]-[.T265]" office:value-type="float" office:value="-21375" calcext:value-type="float">
            <text:p>-21375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66]+([.M266]/20)+([.N266]/240)" office:value-type="float" office:value="0" calcext:value-type="float">
            <text:p>0,000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table:formula="of:=[.P266]+0.05*[.Q266]+[.R266]/240" office:value-type="float" office:value="2800" calcext:value-type="float">
            <text:p>2800</text:p>
          </table:table-cell>
          <table:table-cell table:formula="of:=[.J266]*[.O266]" office:value-type="float" office:value="0" calcext:value-type="float">
            <text:p>0,0000</text:p>
          </table:table-cell>
          <table:table-cell table:formula="of:=[.S266]-[.T266]" office:value-type="float" office:value="2800" calcext:value-type="float">
            <text:p>2800</text:p>
          </table:table-cell>
          <table:table-cell office:value-type="string" calcext:value-type="string">
            <text:p>valeur de 2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60" calcext:value-type="float">
            <text:p>1 8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67]+([.M267]/20)+([.N267]/240)" office:value-type="float" office:value="1" calcext:value-type="float">
            <text:p>1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1860" calcext:value-type="float">
            <text:p>1 860,0000</text:p>
          </table:table-cell>
          <table:table-cell table:formula="of:=[.S267]-[.T267]" office:value-type="float" office:value="-1860" calcext:value-type="float">
            <text:p>-186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80" calcext:value-type="float">
            <text:p>6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68]+([.M268]/20)+([.N268]/240)" office:value-type="float" office:value="0.75" calcext:value-type="float">
            <text:p>0,75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510" calcext:value-type="float">
            <text:p>510,0000</text:p>
          </table:table-cell>
          <table:table-cell table:formula="of:=[.S268]-[.T268]" office:value-type="float" office:value="-510" calcext:value-type="float">
            <text:p>-510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S. Ge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30" calcext:value-type="float">
            <text:p>7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269]+([.M269]/20)+([.N269]/240)" office:value-type="float" office:value="1.05" calcext:value-type="float">
            <text:p>1,05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766.5" calcext:value-type="float">
            <text:p>766,5000</text:p>
          </table:table-cell>
          <table:table-cell table:formula="of:=[.S269]-[.T269]" office:value-type="float" office:value="-766.5" calcext:value-type="float">
            <text:p>-766,5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658" calcext:value-type="float">
            <text:p>24 65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70]+([.M270]/20)+([.N270]/240)" office:value-type="float" office:value="0.95" calcext:value-type="float">
            <text:p>0,95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23425.1" calcext:value-type="float">
            <text:p>23 425,1000</text:p>
          </table:table-cell>
          <table:table-cell table:formula="of:=[.S270]-[.T270]" office:value-type="float" office:value="-23425.1" calcext:value-type="float">
            <text:p>-23425,1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1]+([.M271]/20)+([.N271]/240)" office:value-type="float" office:value="0" calcext:value-type="float">
            <text:p>0,000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P271]+0.05*[.Q271]+[.R271]/240" office:value-type="float" office:value="1100" calcext:value-type="float">
            <text:p>1100</text:p>
          </table:table-cell>
          <table:table-cell table:formula="of:=[.J271]*[.O271]" office:value-type="float" office:value="0" calcext:value-type="float">
            <text:p>0,0000</text:p>
          </table:table-cell>
          <table:table-cell table:formula="of:=[.S271]-[.T271]" office:value-type="float" office:value="1100" calcext:value-type="float">
            <text:p>1100</text:p>
          </table:table-cell>
          <table:table-cell office:value-type="string" calcext:value-type="string">
            <text:p>valeur de 1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72]+([.M272]/20)+([.N272]/240)" office:value-type="float" office:value="16" calcext:value-type="float">
            <text:p>16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56" calcext:value-type="float">
            <text:p>256,0000</text:p>
          </table:table-cell>
          <table:table-cell table:formula="of:=[.S272]-[.T272]" office:value-type="float" office:value="-256" calcext:value-type="float">
            <text:p>-256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73]+([.M273]/20)+([.N273]/240)" office:value-type="float" office:value="2" calcext:value-type="float">
            <text:p>2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800" calcext:value-type="float">
            <text:p>800,0000</text:p>
          </table:table-cell>
          <table:table-cell table:formula="of:=[.S273]-[.T273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4]+([.M274]/20)+([.N274]/240)" office:value-type="float" office:value="0" calcext:value-type="float">
            <text:p>0,000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[.P274]+0.05*[.Q274]+[.R274]/240" office:value-type="float" office:value="1700" calcext:value-type="float">
            <text:p>1700</text:p>
          </table:table-cell>
          <table:table-cell table:formula="of:=[.J274]*[.O274]" office:value-type="float" office:value="0" calcext:value-type="float">
            <text:p>0,0000</text:p>
          </table:table-cell>
          <table:table-cell table:formula="of:=[.S274]-[.T274]" office:value-type="float" office:value="1700" calcext:value-type="float">
            <text:p>1700</text:p>
          </table:table-cell>
          <table:table-cell office:value-type="string" calcext:value-type="string">
            <text:p>valeur de 17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275]+([.M275]/20)+([.N275]/240)" office:value-type="float" office:value="1.3" calcext:value-type="float">
            <text:p>1,3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910" calcext:value-type="float">
            <text:p>910,0000</text:p>
          </table:table-cell>
          <table:table-cell table:formula="of:=[.S275]-[.T275]" office:value-type="float" office:value="-910" calcext:value-type="float">
            <text:p>-91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6]+([.M276]/20)+([.N276]/240)" office:value-type="float" office:value="0" calcext:value-type="float">
            <text:p>0,0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[.P276]+0.05*[.Q276]+[.R276]/240" office:value-type="float" office:value="2500" calcext:value-type="float">
            <text:p>2500</text:p>
          </table:table-cell>
          <table:table-cell table:formula="of:=[.J276]*[.O276]" office:value-type="float" office:value="0" calcext:value-type="float">
            <text:p>0,0000</text:p>
          </table:table-cell>
          <table:table-cell table:formula="of:=[.S276]-[.T276]" office:value-type="float" office:value="2500" calcext:value-type="float">
            <text:p>2500</text:p>
          </table:table-cell>
          <table:table-cell office:value-type="string" calcext:value-type="string">
            <text:p>valeur de 2500 L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g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7]+([.M277]/20)+([.N277]/240)" office:value-type="float" office:value="0" calcext:value-type="float">
            <text:p>0,000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[.P277]+0.05*[.Q277]+[.R277]/240" office:value-type="float" office:value="1700" calcext:value-type="float">
            <text:p>1700</text:p>
          </table:table-cell>
          <table:table-cell table:formula="of:=[.J277]*[.O277]" office:value-type="float" office:value="0" calcext:value-type="float">
            <text:p>0,0000</text:p>
          </table:table-cell>
          <table:table-cell table:formula="of:=[.S277]-[.T277]" office:value-type="float" office:value="1700" calcext:value-type="float">
            <text:p>1700</text:p>
          </table:table-cell>
          <table:table-cell office:value-type="string" calcext:value-type="string">
            <text:p>valeur de 17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78]+([.M278]/20)+([.N278]/240)" office:value-type="float" office:value="1.75" calcext:value-type="float">
            <text:p>1,75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542.5" calcext:value-type="float">
            <text:p>542,5000</text:p>
          </table:table-cell>
          <table:table-cell table:formula="of:=[.S278]-[.T278]" office:value-type="float" office:value="-542.5" calcext:value-type="float">
            <text:p>-542,5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9]+([.M279]/20)+([.N279]/240)" office:value-type="float" office:value="0" calcext:value-type="float">
            <text:p>0,00000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table:formula="of:=[.P279]+0.05*[.Q279]+[.R279]/240" office:value-type="float" office:value="2600" calcext:value-type="float">
            <text:p>2600</text:p>
          </table:table-cell>
          <table:table-cell table:formula="of:=[.J279]*[.O279]" office:value-type="float" office:value="0" calcext:value-type="float">
            <text:p>0,0000</text:p>
          </table:table-cell>
          <table:table-cell table:formula="of:=[.S279]-[.T279]" office:value-type="float" office:value="2600" calcext:value-type="float">
            <text:p>2600</text:p>
          </table:table-cell>
          <table:table-cell table:style-name="ce29" office:value-type="string" calcext:value-type="string">
            <text:p>valeur de 2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bar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80]+([.M280]/20)+([.N280]/240)" office:value-type="float" office:value="50" calcext:value-type="float">
            <text:p>50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1600" calcext:value-type="float">
            <text:p>1 600,0000</text:p>
          </table:table-cell>
          <table:table-cell table:formula="of:=[.S280]-[.T280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bar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81]+([.M281]/20)+([.N281]/240)" office:value-type="float" office:value="90" calcext:value-type="float">
            <text:p>90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15750" calcext:value-type="float">
            <text:p>15 750,0000</text:p>
          </table:table-cell>
          <table:table-cell table:formula="of:=[.S281]-[.T281]" office:value-type="float" office:value="-15750" calcext:value-type="float">
            <text:p>-1575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82]+([.M282]/20)+([.N282]/240)" office:value-type="float" office:value="0.75" calcext:value-type="float">
            <text:p>0,75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360" calcext:value-type="float">
            <text:p>360,0000</text:p>
          </table:table-cell>
          <table:table-cell table:formula="of:=[.S282]-[.T28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83]+([.M283]/20)+([.N283]/240)" office:value-type="float" office:value="200" calcext:value-type="float">
            <text:p>200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200" calcext:value-type="float">
            <text:p>1 200,0000</text:p>
          </table:table-cell>
          <table:table-cell table:formula="of:=[.S283]-[.T28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284]+([.M284]/20)+([.N284]/240)" office:value-type="float" office:value="400" calcext:value-type="float">
            <text:p>400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400" calcext:value-type="float">
            <text:p>400,0000</text:p>
          </table:table-cell>
          <table:table-cell table:formula="of:=[.S284]-[.T28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85]+([.M285]/20)+([.N285]/240)" office:value-type="float" office:value="0" calcext:value-type="float">
            <text:p>0,0000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table:formula="of:=[.P285]+0.05*[.Q285]+[.R285]/240" office:value-type="float" office:value="760" calcext:value-type="float">
            <text:p>760</text:p>
          </table:table-cell>
          <table:table-cell table:formula="of:=[.J285]*[.O285]" office:value-type="float" office:value="0" calcext:value-type="float">
            <text:p>0,0000</text:p>
          </table:table-cell>
          <table:table-cell table:formula="of:=[.S285]-[.T285]" office:value-type="float" office:value="760" calcext:value-type="float">
            <text:p>760</text:p>
          </table:table-cell>
          <table:table-cell office:value-type="string" calcext:value-type="string">
            <text:p>valeur de 7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Catal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bar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286]+([.M286]/20)+([.N286]/240)" office:value-type="float" office:value="75" calcext:value-type="float">
            <text:p>75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4200" calcext:value-type="float">
            <text:p>4 200,0000</text:p>
          </table:table-cell>
          <table:table-cell table:formula="of:=[.S286]-[.T286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87]+([.M287]/20)+([.N287]/240)" office:value-type="float" office:value="50" calcext:value-type="float">
            <text:p>50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2500" calcext:value-type="float">
            <text:p>2 500,0000</text:p>
          </table:table-cell>
          <table:table-cell table:formula="of:=[.S287]-[.T287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ustensiles de 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88]+([.M288]/20)+([.N288]/240)" office:value-type="float" office:value="0" calcext:value-type="float">
            <text:p>0,00000</text:p>
          </table:table-cell>
          <table:table-cell office:value-type="float" office:value="6600" calcext:value-type="float">
            <text:p>6600</text:p>
          </table:table-cell>
          <table:table-cell table:number-columns-repeated="2"/>
          <table:table-cell table:formula="of:=[.P288]+0.05*[.Q288]+[.R288]/240" office:value-type="float" office:value="6600" calcext:value-type="float">
            <text:p>6600</text:p>
          </table:table-cell>
          <table:table-cell table:formula="of:=[.J288]*[.O288]" office:value-type="float" office:value="0" calcext:value-type="float">
            <text:p>0,0000</text:p>
          </table:table-cell>
          <table:table-cell table:formula="of:=[.S288]-[.T288]" office:value-type="float" office:value="6600" calcext:value-type="float">
            <text:p>6600</text:p>
          </table:table-cell>
          <table:table-cell office:value-type="string" calcext:value-type="string">
            <text:p>Valeur 6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94" calcext:value-type="float">
            <text:p>99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89]+([.M289]/20)+([.N289]/240)" office:value-type="float" office:value="1.5" calcext:value-type="float">
            <text:p>1,5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1491" calcext:value-type="float">
            <text:p>1 491,0000</text:p>
          </table:table-cell>
          <table:table-cell table:formula="of:=[.S289]-[.T289]" office:value-type="float" office:value="-1491" calcext:value-type="float">
            <text:p>-1491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817" calcext:value-type="float">
            <text:p>3 817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90]+([.M290]/20)+([.N290]/240)" office:value-type="float" office:value="8" calcext:value-type="float">
            <text:p>8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30536" calcext:value-type="float">
            <text:p>30 536,0000</text:p>
          </table:table-cell>
          <table:table-cell table:formula="of:=[.S290]-[.T290]" office:value-type="float" office:value="-30536" calcext:value-type="float">
            <text:p>-30536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91]+([.M291]/20)+([.N291]/240)" office:value-type="float" office:value="22" calcext:value-type="float">
            <text:p>22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2530" calcext:value-type="float">
            <text:p>2 530,0000</text:p>
          </table:table-cell>
          <table:table-cell table:formula="of:=[.S291]-[.T291]" office:value-type="float" office:value="-2530" calcext:value-type="float">
            <text:p>-253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tav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92]+([.M292]/20)+([.N292]/240)" office:value-type="float" office:value="5" calcext:value-type="float">
            <text:p>5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700" calcext:value-type="float">
            <text:p>700,0000</text:p>
          </table:table-cell>
          <table:table-cell table:formula="of:=[.S292]-[.T292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93]+([.M293]/20)+([.N293]/240)" office:value-type="float" office:value="18" calcext:value-type="float">
            <text:p>18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1062" calcext:value-type="float">
            <text:p>1 062,0000</text:p>
          </table:table-cell>
          <table:table-cell table:formula="of:=[.S293]-[.T293]" office:value-type="float" office:value="-1062" calcext:value-type="float">
            <text:p>-1062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riques</text:p>
          </table:table-cell>
          <table:table-cell office:value-type="float" office:value="84" calcext:value-type="float">
            <text:p>84,000</text:p>
          </table:table-cell>
          <table:table-cell table:number-columns-repeated="2"/>
          <table:table-cell table:style-name="ce22" table:formula="of:=[.L294]+([.M294]/20)+([.N294]/240)" office:value-type="float" office:value="84" calcext:value-type="float">
            <text:p>84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672" calcext:value-type="float">
            <text:p>672,0000</text:p>
          </table:table-cell>
          <table:table-cell table:formula="of:=[.S294]-[.T294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l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2" table:formula="of:=[.L295]+([.M295]/20)+([.N295]/240)" office:value-type="float" office:value="42" calcext:value-type="float">
            <text:p>42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512" calcext:value-type="float">
            <text:p>1 512,0000</text:p>
          </table:table-cell>
          <table:table-cell table:formula="of:=[.S295]-[.T295]" office:value-type="float" office:value="-1512" calcext:value-type="float">
            <text:p>-1512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96]+([.M296]/20)+([.N296]/240)" office:value-type="float" office:value="25" calcext:value-type="float">
            <text:p>25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125" calcext:value-type="float">
            <text:p>125,0000</text:p>
          </table:table-cell>
          <table:table-cell table:formula="of:=[.S296]-[.T296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97]+([.M297]/20)+([.N297]/240)" office:value-type="float" office:value="0" calcext:value-type="float">
            <text:p>0,00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P297]+0.05*[.Q297]+[.R297]/240" office:value-type="float" office:value="800" calcext:value-type="float">
            <text:p>800</text:p>
          </table:table-cell>
          <table:table-cell table:formula="of:=[.J297]*[.O297]" office:value-type="float" office:value="0" calcext:value-type="float">
            <text:p>0,0000</text:p>
          </table:table-cell>
          <table:table-cell table:formula="of:=[.S297]-[.T297]" office:value-type="float" office:value="800" calcext:value-type="float">
            <text:p>800</text:p>
          </table:table-cell>
          <table:table-cell office:value-type="string" calcext:value-type="string">
            <text:p>Valeur 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98]+([.M298]/20)+([.N298]/240)" office:value-type="float" office:value="10" calcext:value-type="float">
            <text:p>10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5000" calcext:value-type="float">
            <text:p>5 000,0000</text:p>
          </table:table-cell>
          <table:table-cell table:formula="of:=[.S298]-[.T298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ttes de grè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850" calcext:value-type="float">
            <text:p>1 8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99]+([.M299]/20)+([.N299]/240)" office:value-type="float" office:value="0.6" calcext:value-type="float">
            <text:p>0,6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110" calcext:value-type="float">
            <text:p>1 110,0000</text:p>
          </table:table-cell>
          <table:table-cell table:formula="of:=[.S299]-[.T299]" office:value-type="float" office:value="-1110" calcext:value-type="float">
            <text:p>-1110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ttes de grè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16" calcext:value-type="float">
            <text:p>416,00</text:p>
          </table:table-cell>
          <table:table-cell office:value-type="string" calcext:value-type="string">
            <text:p>jetz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00]+([.M300]/20)+([.N300]/240)" office:value-type="float" office:value="0.35" calcext:value-type="float">
            <text:p>0,35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145.6" calcext:value-type="float">
            <text:p>145,6000</text:p>
          </table:table-cell>
          <table:table-cell table:formula="of:=[.S300]-[.T300]" office:value-type="float" office:value="-145.6" calcext:value-type="float">
            <text:p>-145,6</text:p>
          </table:table-cell>
          <table:table-cell office:value-type="string" calcext:value-type="string">
            <text:p>unité de quantité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ves de six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730" calcext:value-type="float">
            <text:p>1 73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01]+([.M301]/20)+([.N301]/240)" office:value-type="float" office:value="5.5" calcext:value-type="float">
            <text:p>5,5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9515" calcext:value-type="float">
            <text:p>9 515,0000</text:p>
          </table:table-cell>
          <table:table-cell table:formula="of:=[.S301]-[.T301]" office:value-type="float" office:value="-9515" calcext:value-type="float">
            <text:p>-9515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000" calcext:value-type="float">
            <text:p>5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02]+([.M302]/20)+([.N302]/240)" office:value-type="float" office:value="0.75" calcext:value-type="float">
            <text:p>0,75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37500" calcext:value-type="float">
            <text:p>37 500,0000</text:p>
          </table:table-cell>
          <table:table-cell table:formula="of:=[.S302]-[.T302]" office:value-type="float" office:value="-37500" calcext:value-type="float">
            <text:p>-37500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i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03]+([.M303]/20)+([.N303]/240)" office:value-type="float" office:value="40" calcext:value-type="float">
            <text:p>40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600" calcext:value-type="float">
            <text:p>600,0000</text:p>
          </table:table-cell>
          <table:table-cell table:formula="of:=[.S303]-[.T303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50" calcext:value-type="float">
            <text:p>1 15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304]+([.M304]/20)+([.N304]/240)" office:value-type="float" office:value="22" calcext:value-type="float">
            <text:p>22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25300" calcext:value-type="float">
            <text:p>25 300,0000</text:p>
          </table:table-cell>
          <table:table-cell table:formula="of:=[.S304]-[.T304]" office:value-type="float" office:value="-25300" calcext:value-type="float">
            <text:p>-25300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06" calcext:value-type="float">
            <text:p>706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05]+([.M305]/20)+([.N305]/240)" office:value-type="float" office:value="40" calcext:value-type="float">
            <text:p>40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28240" calcext:value-type="float">
            <text:p>28 240,0000</text:p>
          </table:table-cell>
          <table:table-cell table:formula="of:=[.S305]-[.T305]" office:value-type="float" office:value="-28240" calcext:value-type="float">
            <text:p>-28240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81" calcext:value-type="float">
            <text:p>781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306]+([.M306]/20)+([.N306]/240)" office:value-type="float" office:value="17" calcext:value-type="float">
            <text:p>17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13277" calcext:value-type="float">
            <text:p>13 277,0000</text:p>
          </table:table-cell>
          <table:table-cell table:formula="of:=[.S306]-[.T306]" office:value-type="float" office:value="-13277" calcext:value-type="float">
            <text:p>-13277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livres</text:p>
          </table:table-cell>
          <table:table-cell office:value-type="float" office:value="840" calcext:value-type="float">
            <text:p>840,000</text:p>
          </table:table-cell>
          <table:table-cell table:number-columns-repeated="2"/>
          <table:table-cell table:style-name="ce22" table:formula="of:=[.L307]+([.M307]/20)+([.N307]/240)" office:value-type="float" office:value="840" calcext:value-type="float">
            <text:p>840,0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2150.4" calcext:value-type="float">
            <text:p>2 150,4000</text:p>
          </table:table-cell>
          <table:table-cell table:formula="of:=[.S307]-[.T307]" office:value-type="float" office:value="-2150.4" calcext:value-type="float">
            <text:p>-2150,4</text:p>
          </table:table-cell>
          <table:table-cell office:value-type="string" calcext:value-type="string">
            <text:p>2 livres 9 onces à 840 L</text:p>
          </table:table-cell>
          <table:table-cell table:number-columns-repeated="100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livr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2" table:formula="of:=[.L308]+([.M308]/20)+([.N308]/240)" office:value-type="float" office:value="700" calcext:value-type="float">
            <text:p>700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4900" calcext:value-type="float">
            <text:p>4 900,0000</text:p>
          </table:table-cell>
          <table:table-cell table:formula="of:=[.S308]-[.T308]" office:value-type="float" office:value="-4900" calcext:value-type="float">
            <text:p>-4900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309]+([.M309]/20)+([.N309]/240)" office:value-type="float" office:value="200" calcext:value-type="float">
            <text:p>200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800" calcext:value-type="float">
            <text:p>800,0000</text:p>
          </table:table-cell>
          <table:table-cell table:formula="of:=[.S309]-[.T30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10]+([.M310]/20)+([.N310]/240)" office:value-type="float" office:value="0" calcext:value-type="float">
            <text:p>0,00000</text:p>
          </table:table-cell>
          <table:table-cell office:value-type="float" office:value="6200" calcext:value-type="float">
            <text:p>6200</text:p>
          </table:table-cell>
          <table:table-cell table:number-columns-repeated="2"/>
          <table:table-cell table:formula="of:=[.P310]+0.05*[.Q310]+[.R310]/240" office:value-type="float" office:value="6200" calcext:value-type="float">
            <text:p>6200</text:p>
          </table:table-cell>
          <table:table-cell table:formula="of:=[.J310]*[.O310]" office:value-type="float" office:value="0" calcext:value-type="float">
            <text:p>0,0000</text:p>
          </table:table-cell>
          <table:table-cell table:formula="of:=[.S310]-[.T310]" office:value-type="float" office:value="6200" calcext:value-type="float">
            <text:p>6200</text:p>
          </table:table-cell>
          <table:table-cell office:value-type="string" calcext:value-type="string">
            <text:p>Valeur 6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311]+([.M311]/20)+([.N311]/240)" office:value-type="float" office:value="9" calcext:value-type="float">
            <text:p>9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9900" calcext:value-type="float">
            <text:p>9 900,0000</text:p>
          </table:table-cell>
          <table:table-cell table:formula="of:=[.S311]-[.T311]" office:value-type="float" office:value="-9900" calcext:value-type="float">
            <text:p>-990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p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12]+([.M312]/20)+([.N312]/240)" office:value-type="float" office:value="10" calcext:value-type="float">
            <text:p>10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2000" calcext:value-type="float">
            <text:p>2 000,0000</text:p>
          </table:table-cell>
          <table:table-cell table:formula="of:=[.S312]-[.T312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921" calcext:value-type="float">
            <text:p>3 921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13]+([.M313]/20)+([.N313]/240)" office:value-type="float" office:value="1.5" calcext:value-type="float">
            <text:p>1,5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5881.5" calcext:value-type="float">
            <text:p>5 881,5000</text:p>
          </table:table-cell>
          <table:table-cell table:formula="of:=[.S313]-[.T313]" office:value-type="float" office:value="-5881.5" calcext:value-type="float">
            <text:p>-5881,5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vertures de laine gr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14]+([.M314]/20)+([.N314]/240)" office:value-type="float" office:value="36" calcext:value-type="float">
            <text:p>36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900" calcext:value-type="float">
            <text:p>900,0000</text:p>
          </table:table-cell>
          <table:table-cell table:formula="of:=[.S314]-[.T314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vertures de lain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15]+([.M315]/20)+([.N315]/240)" office:value-type="float" office:value="12" calcext:value-type="float">
            <text:p>12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528" calcext:value-type="float">
            <text:p>528,0000</text:p>
          </table:table-cell>
          <table:table-cell table:formula="of:=[.S315]-[.T315]" office:value-type="float" office:value="-528" calcext:value-type="float">
            <text:p>-528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47" calcext:value-type="float">
            <text:p>1 4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316]+([.M316]/20)+([.N316]/240)" office:value-type="float" office:value="1.6" calcext:value-type="float">
            <text:p>1,6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2315.2" calcext:value-type="float">
            <text:p>2 315,2000</text:p>
          </table:table-cell>
          <table:table-cell table:formula="of:=[.S316]-[.T316]" office:value-type="float" office:value="-2315.2" calcext:value-type="float">
            <text:p>-2315,2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82.25" calcext:value-type="float">
            <text:p>682,25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17]+([.M317]/20)+([.N317]/240)" office:value-type="float" office:value="6" calcext:value-type="float">
            <text:p>6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4093.5" calcext:value-type="float">
            <text:p>4 093,5000</text:p>
          </table:table-cell>
          <table:table-cell table:formula="of:=[.S317]-[.T317]" office:value-type="float" office:value="-4093.5" calcext:value-type="float">
            <text:p>-4093,5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960" calcext:value-type="float">
            <text:p>10 960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18]+([.M318]/20)+([.N318]/240)" office:value-type="float" office:value="5.5" calcext:value-type="float">
            <text:p>5,5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60280" calcext:value-type="float">
            <text:p>60 280,0000</text:p>
          </table:table-cell>
          <table:table-cell table:formula="of:=[.S318]-[.T318]" office:value-type="float" office:value="-60280" calcext:value-type="float">
            <text:p>-6028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66" calcext:value-type="float">
            <text:p>1 466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19]+([.M319]/20)+([.N319]/240)" office:value-type="float" office:value="5" calcext:value-type="float">
            <text:p>5,0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7330" calcext:value-type="float">
            <text:p>7 330,0000</text:p>
          </table:table-cell>
          <table:table-cell table:formula="of:=[.S319]-[.T319]" office:value-type="float" office:value="-7330" calcext:value-type="float">
            <text:p>-7330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20]+([.M320]/20)+([.N320]/240)" office:value-type="float" office:value="0" calcext:value-type="float">
            <text:p>0,00000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[.P320]+0.05*[.Q320]+[.R320]/240" office:value-type="float" office:value="3500" calcext:value-type="float">
            <text:p>3500</text:p>
          </table:table-cell>
          <table:table-cell table:formula="of:=[.J320]*[.O320]" office:value-type="float" office:value="0" calcext:value-type="float">
            <text:p>0,0000</text:p>
          </table:table-cell>
          <table:table-cell table:formula="of:=[.S320]-[.T320]" office:value-type="float" office:value="3500" calcext:value-type="float">
            <text:p>3500</text:p>
          </table:table-cell>
          <table:table-cell office:value-type="string" calcext:value-type="string">
            <text:p>valeur de 3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my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21]+([.M321]/20)+([.N321]/240)" office:value-type="float" office:value="3.5" calcext:value-type="float">
            <text:p>3,5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735" calcext:value-type="float">
            <text:p>735,0000</text:p>
          </table:table-cell>
          <table:table-cell table:formula="of:=[.S321]-[.T321]" office:value-type="float" office:value="-735" calcext:value-type="float">
            <text:p>-735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8435" calcext:value-type="float">
            <text:p>18 4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22]+([.M322]/20)+([.N322]/240)" office:value-type="float" office:value="0.2" calcext:value-type="float">
            <text:p>0,2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3687" calcext:value-type="float">
            <text:p>3 687,0000</text:p>
          </table:table-cell>
          <table:table-cell table:formula="of:=[.S322]-[.T322]" office:value-type="float" office:value="-3687" calcext:value-type="float">
            <text:p>-3687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8100" calcext:value-type="float">
            <text:p>38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323]+([.M323]/20)+([.N323]/240)" office:value-type="float" office:value="0.175" calcext:value-type="float">
            <text:p>0,175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6667.5" calcext:value-type="float">
            <text:p>6 667,5000</text:p>
          </table:table-cell>
          <table:table-cell table:formula="of:=[.S323]-[.T323]" office:value-type="float" office:value="-6667.5" calcext:value-type="float">
            <text:p>-6667,5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aest</text:p>
          </table:table-cell>
          <table:table-cell office:value-type="float" office:value="410" calcext:value-type="float">
            <text:p>410,000</text:p>
          </table:table-cell>
          <table:table-cell table:number-columns-repeated="2"/>
          <table:table-cell table:style-name="ce22" table:formula="of:=[.L324]+([.M324]/20)+([.N324]/240)" office:value-type="float" office:value="410" calcext:value-type="float">
            <text:p>41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12300" calcext:value-type="float">
            <text:p>12 300,0000</text:p>
          </table:table-cell>
          <table:table-cell table:formula="of:=[.S324]-[.T324]" office:value-type="float" office:value="-12300" calcext:value-type="float">
            <text:p>-1230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tonneaux</text:p>
          </table:table-cell>
          <table:table-cell office:value-type="float" office:value="220" calcext:value-type="float">
            <text:p>220,000</text:p>
          </table:table-cell>
          <table:table-cell table:number-columns-repeated="2"/>
          <table:table-cell table:style-name="ce22" table:formula="of:=[.L325]+([.M325]/20)+([.N325]/240)" office:value-type="float" office:value="220" calcext:value-type="float">
            <text:p>220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17600" calcext:value-type="float">
            <text:p>17 600,0000</text:p>
          </table:table-cell>
          <table:table-cell table:formula="of:=[.S325]-[.T325]" office:value-type="float" office:value="-17600" calcext:value-type="float">
            <text:p>-1760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05" calcext:value-type="float">
            <text:p>1 6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26]+([.M326]/20)+([.N326]/240)" office:value-type="float" office:value="0.3" calcext:value-type="float">
            <text:p>0,3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481.5" calcext:value-type="float">
            <text:p>481,5000</text:p>
          </table:table-cell>
          <table:table-cell table:formula="of:=[.S326]-[.T326]" office:value-type="float" office:value="-481.5" calcext:value-type="float">
            <text:p>-481,5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rus de To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27]+([.M327]/20)+([.N327]/240)" office:value-type="float" office:value="4" calcext:value-type="float">
            <text:p>4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140" calcext:value-type="float">
            <text:p>140,0000</text:p>
          </table:table-cell>
          <table:table-cell table:formula="of:=[.S327]-[.T327]" office:value-type="float" office:value="-140" calcext:value-type="float">
            <text:p>-140</text:p>
          </table:table-cell>
          <table:table-cell office:value-type="string" calcext:value-type="string">
            <text:p>marchandise non identifiée. Peut-être "gras de Tours"</text:p>
          </table:table-cell>
          <table:table-cell table:number-columns-repeated="1002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uinée bleü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217" calcext:value-type="float">
            <text:p>5 217,00</text:p>
          </table:table-cell>
          <table:table-cell office:value-type="string" calcext:value-type="string">
            <text:p>pièce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328]+([.M328]/20)+([.N328]/240)" office:value-type="float" office:value="34" calcext:value-type="float">
            <text:p>34,0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177378" calcext:value-type="float">
            <text:p>177 378,0000</text:p>
          </table:table-cell>
          <table:table-cell table:formula="of:=[.S328]-[.T328]" office:value-type="float" office:value="-177378" calcext:value-type="float">
            <text:p>-177378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57" calcext:value-type="float">
            <text:p>1 457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329]+([.M329]/20)+([.N329]/240)" office:value-type="float" office:value="28" calcext:value-type="float">
            <text:p>28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40796" calcext:value-type="float">
            <text:p>40 796,0000</text:p>
          </table:table-cell>
          <table:table-cell table:formula="of:=[.S329]-[.T329]" office:value-type="float" office:value="-40796" calcext:value-type="float">
            <text:p>-40796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mené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310" calcext:value-type="float">
            <text:p>1 31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330]+([.M330]/20)+([.N330]/240)" office:value-type="float" office:value="26" calcext:value-type="float">
            <text:p>26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34060" calcext:value-type="float">
            <text:p>34 060,0000</text:p>
          </table:table-cell>
          <table:table-cell table:formula="of:=[.S330]-[.T330]" office:value-type="float" office:value="-34060" calcext:value-type="float">
            <text:p>-3406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e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31]+([.M331]/20)+([.N331]/240)" office:value-type="float" office:value="0" calcext:value-type="float">
            <text:p>0,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[.P331]+0.05*[.Q331]+[.R331]/240" office:value-type="float" office:value="480" calcext:value-type="float">
            <text:p>480</text:p>
          </table:table-cell>
          <table:table-cell table:formula="of:=[.J331]*[.O331]" office:value-type="float" office:value="0" calcext:value-type="float">
            <text:p>0,0000</text:p>
          </table:table-cell>
          <table:table-cell table:formula="of:=[.S331]-[.T331]" office:value-type="float" office:value="480" calcext:value-type="float">
            <text:p>480</text:p>
          </table:table-cell>
          <table:table-cell office:value-type="string" calcext:value-type="string">
            <text:p>Valeur 4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32]+([.M332]/20)+([.N332]/240)" office:value-type="float" office:value="0" calcext:value-type="float">
            <text:p>0,00000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[.P332]+0.05*[.Q332]+[.R332]/240" office:value-type="float" office:value="1068" calcext:value-type="float">
            <text:p>1068</text:p>
          </table:table-cell>
          <table:table-cell table:formula="of:=[.J332]*[.O332]" office:value-type="float" office:value="0" calcext:value-type="float">
            <text:p>0,0000</text:p>
          </table:table-cell>
          <table:table-cell table:formula="of:=[.S332]-[.T332]" office:value-type="float" office:value="1068" calcext:value-type="float">
            <text:p>1068</text:p>
          </table:table-cell>
          <table:table-cell office:value-type="string" calcext:value-type="string">
            <text:p>Valeur 106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ir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33]+([.M333]/20)+([.N333]/240)" office:value-type="float" office:value="12" calcext:value-type="float">
            <text:p>12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396" calcext:value-type="float">
            <text:p>396,0000</text:p>
          </table:table-cell>
          <table:table-cell table:formula="of:=[.S333]-[.T333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34]+([.M334]/20)+([.N334]/240)" office:value-type="float" office:value="12" calcext:value-type="float">
            <text:p>12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576" calcext:value-type="float">
            <text:p>576,0000</text:p>
          </table:table-cell>
          <table:table-cell table:formula="of:=[.S334]-[.T334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 de Romal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79" calcext:value-type="float">
            <text:p>479,00</text:p>
          </table:table-cell>
          <table:table-cell office:value-type="string" calcext:value-type="string">
            <text:p>douzain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335]+([.M335]/20)+([.N335]/240)" office:value-type="float" office:value="16" calcext:value-type="float">
            <text:p>16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7664" calcext:value-type="float">
            <text:p>7 664,0000</text:p>
          </table:table-cell>
          <table:table-cell table:formula="of:=[.S335]-[.T335]" office:value-type="float" office:value="-7664" calcext:value-type="float">
            <text:p>-7664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35" calcext:value-type="float">
            <text:p>735,00</text:p>
          </table:table-cell>
          <table:table-cell office:value-type="string" calcext:value-type="string">
            <text:p>pièce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22" table:formula="of:=[.L336]+([.M336]/20)+([.N336]/240)" office:value-type="float" office:value="19" calcext:value-type="float">
            <text:p>19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13965" calcext:value-type="float">
            <text:p>13 965,0000</text:p>
          </table:table-cell>
          <table:table-cell table:formula="of:=[.S336]-[.T336]" office:value-type="float" office:value="-13965" calcext:value-type="float">
            <text:p>-13965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icaneas gran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899" calcext:value-type="float">
            <text:p>3 899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37]+([.M337]/20)+([.N337]/240)" office:value-type="float" office:value="24" calcext:value-type="float">
            <text:p>24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93576" calcext:value-type="float">
            <text:p>93 576,0000</text:p>
          </table:table-cell>
          <table:table-cell table:formula="of:=[.S337]-[.T337]" office:value-type="float" office:value="-93576" calcext:value-type="float">
            <text:p>-93576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icaneas pet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2" table:formula="of:=[.L338]+([.M338]/20)+([.N338]/240)" office:value-type="float" office:value="11" calcext:value-type="float">
            <text:p>11,0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6050" calcext:value-type="float">
            <text:p>6 050,0000</text:p>
          </table:table-cell>
          <table:table-cell table:formula="of:=[.S338]-[.T338]" office:value-type="float" office:value="-6050" calcext:value-type="float">
            <text:p>-6050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39]+([.M339]/20)+([.N339]/240)" office:value-type="float" office:value="50" calcext:value-type="float">
            <text:p>50,0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350" calcext:value-type="float">
            <text:p>350,0000</text:p>
          </table:table-cell>
          <table:table-cell table:formula="of:=[.S339]-[.T339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40]+([.M340]/20)+([.N340]/240)" office:value-type="float" office:value="12" calcext:value-type="float">
            <text:p>12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8640" calcext:value-type="float">
            <text:p>8 640,0000</text:p>
          </table:table-cell>
          <table:table-cell table:formula="of:=[.S340]-[.T340]" office:value-type="float" office:value="-8640" calcext:value-type="float">
            <text:p>-8640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6100" calcext:value-type="float">
            <text:p>36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41]+([.M341]/20)+([.N341]/240)" office:value-type="float" office:value="1" calcext:value-type="float">
            <text:p>1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36100" calcext:value-type="float">
            <text:p>36 100,0000</text:p>
          </table:table-cell>
          <table:table-cell table:formula="of:=[.S341]-[.T341]" office:value-type="float" office:value="-36100" calcext:value-type="float">
            <text:p>-36100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69" calcext:value-type="float">
            <text:p>1 5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42]+([.M342]/20)+([.N342]/240)" office:value-type="float" office:value="1" calcext:value-type="float">
            <text:p>1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1569" calcext:value-type="float">
            <text:p>1 569,0000</text:p>
          </table:table-cell>
          <table:table-cell table:formula="of:=[.S342]-[.T342]" office:value-type="float" office:value="-1569" calcext:value-type="float">
            <text:p>-1569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8970" calcext:value-type="float">
            <text:p>58 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43]+([.M343]/20)+([.N343]/240)" office:value-type="float" office:value="0.25" calcext:value-type="float">
            <text:p>0,25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14742.5" calcext:value-type="float">
            <text:p>14 742,5000</text:p>
          </table:table-cell>
          <table:table-cell table:formula="of:=[.S343]-[.T343]" office:value-type="float" office:value="-14742.5" calcext:value-type="float">
            <text:p>-14742,5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ssa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15" calcext:value-type="float">
            <text:p>615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44]+([.M344]/20)+([.N344]/240)" office:value-type="float" office:value="15" calcext:value-type="float">
            <text:p>15,0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9225" calcext:value-type="float">
            <text:p>9 225,0000</text:p>
          </table:table-cell>
          <table:table-cell table:formula="of:=[.S344]-[.T344]" office:value-type="float" office:value="-9225" calcext:value-type="float">
            <text:p>-9225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45]+([.M345]/20)+([.N345]/240)" office:value-type="float" office:value="18" calcext:value-type="float">
            <text:p>18,0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540" calcext:value-type="float">
            <text:p>540,0000</text:p>
          </table:table-cell>
          <table:table-cell table:formula="of:=[.S345]-[.T345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aun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346]+([.M346]/20)+([.N346]/240)" office:value-type="float" office:value="16" calcext:value-type="float">
            <text:p>16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264" calcext:value-type="float">
            <text:p>264,0000</text:p>
          </table:table-cell>
          <table:table-cell table:formula="of:=[.S346]-[.T346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70" calcext:value-type="float">
            <text:p>67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47]+([.M347]/20)+([.N347]/240)" office:value-type="float" office:value="6" calcext:value-type="float">
            <text:p>6,0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4020" calcext:value-type="float">
            <text:p>4 020,0000</text:p>
          </table:table-cell>
          <table:table-cell table:formula="of:=[.S347]-[.T347]" office:value-type="float" office:value="-4020" calcext:value-type="float">
            <text:p>-4020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48]+([.M348]/20)+([.N348]/240)" office:value-type="float" office:value="0.25" calcext:value-type="float">
            <text:p>0,25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300" calcext:value-type="float">
            <text:p>300,0000</text:p>
          </table:table-cell>
          <table:table-cell table:formula="of:=[.S348]-[.T34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70" calcext:value-type="float">
            <text:p>8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49]+([.M349]/20)+([.N349]/240)" office:value-type="float" office:value="0.9" calcext:value-type="float">
            <text:p>0,90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783" calcext:value-type="float">
            <text:p>783,0000</text:p>
          </table:table-cell>
          <table:table-cell table:formula="of:=[.S349]-[.T349]" office:value-type="float" office:value="-783" calcext:value-type="float">
            <text:p>-783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ffe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50]+([.M350]/20)+([.N350]/240)" office:value-type="float" office:value="5" calcext:value-type="float">
            <text:p>5,0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380" calcext:value-type="float">
            <text:p>380,0000</text:p>
          </table:table-cell>
          <table:table-cell table:formula="of:=[.S350]-[.T350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690" calcext:value-type="float">
            <text:p>2 690,00</text:p>
          </table:table-cell>
          <table:table-cell office:value-type="string" calcext:value-type="string">
            <text:p>pièces</text:p>
          </table:table-cell>
          <table:table-cell office:value-type="float" office:value="29" calcext:value-type="float">
            <text:p>29,000</text:p>
          </table:table-cell>
          <table:table-cell table:number-columns-repeated="2"/>
          <table:table-cell table:style-name="ce22" table:formula="of:=[.L351]+([.M351]/20)+([.N351]/240)" office:value-type="float" office:value="29" calcext:value-type="float">
            <text:p>29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78010" calcext:value-type="float">
            <text:p>78 010,0000</text:p>
          </table:table-cell>
          <table:table-cell table:formula="of:=[.S351]-[.T351]" office:value-type="float" office:value="-78010" calcext:value-type="float">
            <text:p>-7801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52]+([.M352]/20)+([.N352]/240)" office:value-type="float" office:value="5" calcext:value-type="float">
            <text:p>5,0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1950" calcext:value-type="float">
            <text:p>1 950,0000</text:p>
          </table:table-cell>
          <table:table-cell table:formula="of:=[.S352]-[.T352]" office:value-type="float" office:value="-1950" calcext:value-type="float">
            <text:p>-1950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523" calcext:value-type="float">
            <text:p>2 52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353]+([.M353]/20)+([.N353]/240)" office:value-type="float" office:value="1.75" calcext:value-type="float">
            <text:p>1,75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4415.25" calcext:value-type="float">
            <text:p>4 415,2500</text:p>
          </table:table-cell>
          <table:table-cell table:formula="of:=[.S353]-[.T353]" office:value-type="float" office:value="-4415.25" calcext:value-type="float">
            <text:p>-4415,25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n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2" table:formula="of:=[.L354]+([.M354]/20)+([.N354]/240)" office:value-type="float" office:value="23" calcext:value-type="float">
            <text:p>23,0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3450" calcext:value-type="float">
            <text:p>3 450,0000</text:p>
          </table:table-cell>
          <table:table-cell table:formula="of:=[.S354]-[.T354]" office:value-type="float" office:value="-3450" calcext:value-type="float">
            <text:p>-3450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55]+([.M355]/20)+([.N355]/240)" office:value-type="float" office:value="50" calcext:value-type="float">
            <text:p>50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1500" calcext:value-type="float">
            <text:p>1 500,0000</text:p>
          </table:table-cell>
          <table:table-cell table:formula="of:=[.S355]-[.T35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bar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356]+([.M356]/20)+([.N356]/240)" office:value-type="float" office:value="90" calcext:value-type="float">
            <text:p>90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5580" calcext:value-type="float">
            <text:p>5 580,0000</text:p>
          </table:table-cell>
          <table:table-cell table:formula="of:=[.S356]-[.T356]" office:value-type="float" office:value="-5580" calcext:value-type="float">
            <text:p>-5580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57]+([.M357]/20)+([.N357]/240)" office:value-type="float" office:value="30" calcext:value-type="float">
            <text:p>30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60" calcext:value-type="float">
            <text:p>60,0000</text:p>
          </table:table-cell>
          <table:table-cell table:formula="of:=[.S357]-[.T35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barriqu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358]+([.M358]/20)+([.N358]/240)" office:value-type="float" office:value="600" calcext:value-type="float">
            <text:p>600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34200" calcext:value-type="float">
            <text:p>34 200,0000</text:p>
          </table:table-cell>
          <table:table-cell table:formula="of:=[.S358]-[.T358]" office:value-type="float" office:value="-34200" calcext:value-type="float">
            <text:p>-34200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16" calcext:value-type="float">
            <text:p>516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59]+([.M359]/20)+([.N359]/240)" office:value-type="float" office:value="30" calcext:value-type="float">
            <text:p>30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15480" calcext:value-type="float">
            <text:p>15 480,0000</text:p>
          </table:table-cell>
          <table:table-cell table:formula="of:=[.S359]-[.T359]" office:value-type="float" office:value="-15480" calcext:value-type="float">
            <text:p>-15480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à feu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4" calcext:value-type="float">
            <text:p>244,00</text:p>
          </table:table-cell>
          <table:table-cell office:value-type="string" calcext:value-type="string">
            <text:p>caiss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360]+([.M360]/20)+([.N360]/240)" office:value-type="float" office:value="140" calcext:value-type="float">
            <text:p>14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34160" calcext:value-type="float">
            <text:p>34 160,0000</text:p>
          </table:table-cell>
          <table:table-cell table:formula="of:=[.S360]-[.T360]" office:value-type="float" office:value="-34160" calcext:value-type="float">
            <text:p>-34160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361]+([.M361]/20)+([.N361]/240)" office:value-type="float" office:value="8" calcext:value-type="float">
            <text:p>8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800" calcext:value-type="float">
            <text:p>800,0000</text:p>
          </table:table-cell>
          <table:table-cell table:formula="of:=[.S361]-[.T361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rac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362]+([.M362]/20)+([.N362]/240)" office:value-type="float" office:value="90" calcext:value-type="float">
            <text:p>90,0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080" calcext:value-type="float">
            <text:p>1 080,0000</text:p>
          </table:table-cell>
          <table:table-cell table:formula="of:=[.S362]-[.T362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363]+([.M363]/20)+([.N363]/240)" office:value-type="float" office:value="500" calcext:value-type="float">
            <text:p>500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3000" calcext:value-type="float">
            <text:p>3 000,0000</text:p>
          </table:table-cell>
          <table:table-cell table:formula="of:=[.S363]-[.T363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quart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2" table:formula="of:=[.L364]+([.M364]/20)+([.N364]/240)" office:value-type="float" office:value="42" calcext:value-type="float">
            <text:p>42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29400" calcext:value-type="float">
            <text:p>29 400,0000</text:p>
          </table:table-cell>
          <table:table-cell table:formula="of:=[.S364]-[.T364]" office:value-type="float" office:value="-29400" calcext:value-type="float">
            <text:p>-2940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365]+([.M365]/20)+([.N365]/240)" office:value-type="float" office:value="200" calcext:value-type="float">
            <text:p>200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4000" calcext:value-type="float">
            <text:p>4 000,0000</text:p>
          </table:table-cell>
          <table:table-cell table:formula="of:=[.S365]-[.T365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66]+([.M366]/20)+([.N366]/240)" office:value-type="float" office:value="100" calcext:value-type="float">
            <text:p>100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20000" calcext:value-type="float">
            <text:p>20 000,0000</text:p>
          </table:table-cell>
          <table:table-cell table:formula="of:=[.S366]-[.T366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48" calcext:value-type="float">
            <text:p>348,00</text:p>
          </table:table-cell>
          <table:table-cell office:value-type="string" calcext:value-type="string">
            <text:p>quart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67]+([.M367]/20)+([.N367]/240)" office:value-type="float" office:value="50" calcext:value-type="float">
            <text:p>50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17400" calcext:value-type="float">
            <text:p>17 400,0000</text:p>
          </table:table-cell>
          <table:table-cell table:formula="of:=[.S367]-[.T367]" office:value-type="float" office:value="-17400" calcext:value-type="float">
            <text:p>-17400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368]+([.M368]/20)+([.N368]/240)" office:value-type="float" office:value="25" calcext:value-type="float">
            <text:p>25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1675" calcext:value-type="float">
            <text:p>1 675,0000</text:p>
          </table:table-cell>
          <table:table-cell table:formula="of:=[.S368]-[.T368]" office:value-type="float" office:value="-1675" calcext:value-type="float">
            <text:p>-1675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oucaud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369]+([.M369]/20)+([.N369]/240)" office:value-type="float" office:value="32" calcext:value-type="float">
            <text:p>32,0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640" calcext:value-type="float">
            <text:p>640,0000</text:p>
          </table:table-cell>
          <table:table-cell table:formula="of:=[.S369]-[.T369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70]+([.M370]/20)+([.N370]/240)" office:value-type="float" office:value="0" calcext:value-type="float">
            <text:p>0,00000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table:formula="of:=[.P370]+0.05*[.Q370]+[.R370]/240" office:value-type="float" office:value="1225" calcext:value-type="float">
            <text:p>1225</text:p>
          </table:table-cell>
          <table:table-cell table:formula="of:=[.J370]*[.O370]" office:value-type="float" office:value="0" calcext:value-type="float">
            <text:p>0,0000</text:p>
          </table:table-cell>
          <table:table-cell table:formula="of:=[.S370]-[.T370]" office:value-type="float" office:value="1225" calcext:value-type="float">
            <text:p>1225</text:p>
          </table:table-cell>
          <table:table-cell office:value-type="string" calcext:value-type="string">
            <text:p>Valeur 122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/>
          <table:table-cell table:style-name="ce20"/>
          <table:table-cell table:style-name="ce22" table:formula="of:=[.L371]+([.M371]/20)+([.N371]/240)" office:value-type="float" office:value="50" calcext:value-type="float">
            <text:p>50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2850" calcext:value-type="float">
            <text:p>2 850,0000</text:p>
          </table:table-cell>
          <table:table-cell table:formula="of:=[.S371]-[.T371]" office:value-type="float" office:value="-2850" calcext:value-type="float">
            <text:p>-285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72]+([.M372]/20)+([.N372]/240)" office:value-type="float" office:value="36" calcext:value-type="float">
            <text:p>36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10800" calcext:value-type="float">
            <text:p>10 800,0000</text:p>
          </table:table-cell>
          <table:table-cell table:formula="of:=[.S372]-[.T372]" office:value-type="float" office:value="-10800" calcext:value-type="float">
            <text:p>-10800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70" calcext:value-type="float">
            <text:p>970,00</text:p>
          </table:table-cell>
          <table:table-cell office:value-type="string" calcext:value-type="string">
            <text:p>baril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22" table:formula="of:=[.L373]+([.M373]/20)+([.N373]/240)" office:value-type="float" office:value="19" calcext:value-type="float">
            <text:p>19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18430" calcext:value-type="float">
            <text:p>18 430,0000</text:p>
          </table:table-cell>
          <table:table-cell table:formula="of:=[.S373]-[.T373]" office:value-type="float" office:value="-18430" calcext:value-type="float">
            <text:p>-18430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74]+([.M374]/20)+([.N374]/240)" office:value-type="float" office:value="100" calcext:value-type="float">
            <text:p>100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12200" calcext:value-type="float">
            <text:p>12 200,0000</text:p>
          </table:table-cell>
          <table:table-cell table:formula="of:=[.S374]-[.T374]" office:value-type="float" office:value="-12200" calcext:value-type="float">
            <text:p>-12200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19" calcext:value-type="float">
            <text:p>1 219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75]+([.M375]/20)+([.N375]/240)" office:value-type="float" office:value="4" calcext:value-type="float">
            <text:p>4,00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4876" calcext:value-type="float">
            <text:p>4 876,0000</text:p>
          </table:table-cell>
          <table:table-cell table:formula="of:=[.S375]-[.T375]" office:value-type="float" office:value="-4876" calcext:value-type="float">
            <text:p>-4876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e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2" table:formula="of:=[.L376]+([.M376]/20)+([.N376]/240)" office:value-type="float" office:value="1200" calcext:value-type="float">
            <text:p>1200,0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1200" calcext:value-type="float">
            <text:p>1 200,0000</text:p>
          </table:table-cell>
          <table:table-cell table:formula="of:=[.S376]-[.T37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48" calcext:value-type="float">
            <text:p>348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377]+([.M377]/20)+([.N377]/240)" office:value-type="float" office:value="7" calcext:value-type="float">
            <text:p>7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2436" calcext:value-type="float">
            <text:p>2 436,0000</text:p>
          </table:table-cell>
          <table:table-cell table:formula="of:=[.S377]-[.T377]" office:value-type="float" office:value="-2436" calcext:value-type="float">
            <text:p>-2436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4" calcext:value-type="float">
            <text:p>534,00</text:p>
          </table:table-cell>
          <table:table-cell office:value-type="string" calcext:value-type="string">
            <text:p>barriques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78]+([.M378]/20)+([.N378]/240)" office:value-type="float" office:value="6.5" calcext:value-type="float">
            <text:p>6,5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3471" calcext:value-type="float">
            <text:p>3 471,0000</text:p>
          </table:table-cell>
          <table:table-cell table:formula="of:=[.S378]-[.T378]" office:value-type="float" office:value="-3471" calcext:value-type="float">
            <text:p>-3471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arrique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2" table:formula="of:=[.L379]+([.M379]/20)+([.N379]/240)" office:value-type="float" office:value="240" calcext:value-type="float">
            <text:p>240,0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10080" calcext:value-type="float">
            <text:p>10 080,0000</text:p>
          </table:table-cell>
          <table:table-cell table:formula="of:=[.S379]-[.T379]" office:value-type="float" office:value="-10080" calcext:value-type="float">
            <text:p>-10080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baril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380]+([.M380]/20)+([.N380]/240)" office:value-type="float" office:value="60" calcext:value-type="float">
            <text:p>60,0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15300" calcext:value-type="float">
            <text:p>15 300,0000</text:p>
          </table:table-cell>
          <table:table-cell table:formula="of:=[.S380]-[.T380]" office:value-type="float" office:value="-15300" calcext:value-type="float">
            <text:p>-15300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100" calcext:value-type="float">
            <text:p>18 1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2" table:formula="of:=[.L381]+([.M381]/20)+([.N381]/240)" office:value-type="float" office:value="0.0208333333333333" calcext:value-type="float">
            <text:p>0,02083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377.083333333333" calcext:value-type="float">
            <text:p>377,0833</text:p>
          </table:table-cell>
          <table:table-cell table:formula="of:=[.S381]-[.T381]" office:value-type="float" office:value="-377.083333333333" calcext:value-type="float">
            <text:p>-377,08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382]+([.M382]/20)+([.N382]/240)" office:value-type="float" office:value="25" calcext:value-type="float">
            <text:p>25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250" calcext:value-type="float">
            <text:p>250,0000</text:p>
          </table:table-cell>
          <table:table-cell table:formula="of:=[.S382]-[.T382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6800" calcext:value-type="float">
            <text:p>186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83]+([.M383]/20)+([.N383]/240)" office:value-type="float" office:value="0.3" calcext:value-type="float">
            <text:p>0,3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56040" calcext:value-type="float">
            <text:p>56 040,0000</text:p>
          </table:table-cell>
          <table:table-cell table:formula="of:=[.S383]-[.T383]" office:value-type="float" office:value="-56040" calcext:value-type="float">
            <text:p>-5604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84]+([.M384]/20)+([.N384]/240)" office:value-type="float" office:value="12" calcext:value-type="float">
            <text:p>12,0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15600" calcext:value-type="float">
            <text:p>15 600,0000</text:p>
          </table:table-cell>
          <table:table-cell table:formula="of:=[.S384]-[.T384]" office:value-type="float" office:value="-15600" calcext:value-type="float">
            <text:p>-15600</text:p>
          </table:table-cell>
          <table:table-cell table:number-columns-repeated="1003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vre en chaudiè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4" calcext:value-type="float">
            <text:p>414,00</text:p>
          </table:table-cell>
          <table:table-cell office:value-type="string" calcext:value-type="string">
            <text:p>en nombre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85]+([.M385]/20)+([.N385]/240)" office:value-type="float" office:value="120" calcext:value-type="float">
            <text:p>120,0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49680" calcext:value-type="float">
            <text:p>49 680,0000</text:p>
          </table:table-cell>
          <table:table-cell table:formula="of:=[.S385]-[.T385]" office:value-type="float" office:value="-49680" calcext:value-type="float">
            <text:p>-49680</text:p>
          </table:table-cell>
          <table:table-cell table:number-columns-repeated="100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caiss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86]+([.M386]/20)+([.N386]/240)" office:value-type="float" office:value="150" calcext:value-type="float">
            <text:p>150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11850" calcext:value-type="float">
            <text:p>11 850,0000</text:p>
          </table:table-cell>
          <table:table-cell table:formula="of:=[.S386]-[.T386]" office:value-type="float" office:value="-11850" calcext:value-type="float">
            <text:p>-11850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alot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87]+([.M387]/20)+([.N387]/240)" office:value-type="float" office:value="1000" calcext:value-type="float">
            <text:p>1000,0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42000" calcext:value-type="float">
            <text:p>42 000,0000</text:p>
          </table:table-cell>
          <table:table-cell table:formula="of:=[.S387]-[.T387]" office:value-type="float" office:value="-42000" calcext:value-type="float">
            <text:p>-42000</text:p>
          </table:table-cell>
          <table:table-cell table:number-columns-repeated="100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pièces</text:p>
          </table:table-cell>
          <table:table-cell office:value-type="float" office:value="85" calcext:value-type="float">
            <text:p>85,000</text:p>
          </table:table-cell>
          <table:table-cell table:number-columns-repeated="2"/>
          <table:table-cell table:style-name="ce22" table:formula="of:=[.L388]+([.M388]/20)+([.N388]/240)" office:value-type="float" office:value="85" calcext:value-type="float">
            <text:p>85,00000</text:p>
          </table:table-cell>
          <table:table-cell table:number-columns-repeated="3"/>
          <table:table-cell table:formula="of:=[.P388]+0.05*[.Q388]+[.R388]/240" office:value-type="float" office:value="0" calcext:value-type="float">
            <text:p>0</text:p>
          </table:table-cell>
          <table:table-cell table:formula="of:=[.J388]*[.O388]" office:value-type="float" office:value="10370" calcext:value-type="float">
            <text:p>10 370,0000</text:p>
          </table:table-cell>
          <table:table-cell table:formula="of:=[.S388]-[.T388]" office:value-type="float" office:value="-10370" calcext:value-type="float">
            <text:p>-10370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89]+([.M389]/20)+([.N389]/240)" office:value-type="float" office:value="6" calcext:value-type="float">
            <text:p>6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4800" calcext:value-type="float">
            <text:p>4 800,0000</text:p>
          </table:table-cell>
          <table:table-cell table:formula="of:=[.S389]-[.T389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drap de Car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9.5" calcext:value-type="float">
            <text:p>49,5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90]+([.M390]/20)+([.N390]/240)" office:value-type="float" office:value="6" calcext:value-type="float">
            <text:p>6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297" calcext:value-type="float">
            <text:p>297,0000</text:p>
          </table:table-cell>
          <table:table-cell table:formula="of:=[.S390]-[.T390]" office:value-type="float" office:value="-297" calcext:value-type="float">
            <text:p>-297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lav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91]+([.M391]/20)+([.N391]/240)" office:value-type="float" office:value="40" calcext:value-type="float">
            <text:p>40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400" calcext:value-type="float">
            <text:p>400,0000</text:p>
          </table:table-cell>
          <table:table-cell table:formula="of:=[.S391]-[.T391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37" calcext:value-type="float">
            <text:p>1 337,0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92]+([.M392]/20)+([.N392]/240)" office:value-type="float" office:value="150" calcext:value-type="float">
            <text:p>150,0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200550" calcext:value-type="float">
            <text:p>200 550,0000</text:p>
          </table:table-cell>
          <table:table-cell table:formula="of:=[.S392]-[.T392]" office:value-type="float" office:value="-200550" calcext:value-type="float">
            <text:p>-200550</text:p>
          </table:table-cell>
          <table:table-cell table:number-columns-repeated="100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56" calcext:value-type="float">
            <text:p>1 3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93]+([.M393]/20)+([.N393]/240)" office:value-type="float" office:value="0.4" calcext:value-type="float">
            <text:p>0,4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542.4" calcext:value-type="float">
            <text:p>542,4000</text:p>
          </table:table-cell>
          <table:table-cell table:formula="of:=[.S393]-[.T393]" office:value-type="float" office:value="-542.4" calcext:value-type="float">
            <text:p>-542,4</text:p>
          </table:table-cell>
          <table:table-cell table:number-columns-repeated="100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60" calcext:value-type="float">
            <text:p>96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94]+([.M394]/20)+([.N394]/240)" office:value-type="float" office:value="3" calcext:value-type="float">
            <text:p>3,0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2880" calcext:value-type="float">
            <text:p>2 880,0000</text:p>
          </table:table-cell>
          <table:table-cell table:formula="of:=[.S394]-[.T394]" office:value-type="float" office:value="-2880" calcext:value-type="float">
            <text:p>-2880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aiss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95]+([.M395]/20)+([.N395]/240)" office:value-type="float" office:value="1000" calcext:value-type="float">
            <text:p>1000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13000" calcext:value-type="float">
            <text:p>13 000,0000</text:p>
          </table:table-cell>
          <table:table-cell table:formula="of:=[.S395]-[.T395]" office:value-type="float" office:value="-13000" calcext:value-type="float">
            <text:p>-13000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oucaud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96]+([.M396]/20)+([.N396]/240)" office:value-type="float" office:value="45" calcext:value-type="float">
            <text:p>45,00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3150" calcext:value-type="float">
            <text:p>3 150,0000</text:p>
          </table:table-cell>
          <table:table-cell table:formula="of:=[.S396]-[.T396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5" calcext:value-type="float">
            <text:p>415,00</text:p>
          </table:table-cell>
          <table:table-cell office:value-type="string" calcext:value-type="string">
            <text:p>baril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397]+([.M397]/20)+([.N397]/240)" office:value-type="float" office:value="34" calcext:value-type="float">
            <text:p>34,0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14110" calcext:value-type="float">
            <text:p>14 110,0000</text:p>
          </table:table-cell>
          <table:table-cell table:formula="of:=[.S397]-[.T397]" office:value-type="float" office:value="-14110" calcext:value-type="float">
            <text:p>-14110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quart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398]+([.M398]/20)+([.N398]/240)" office:value-type="float" office:value="34" calcext:value-type="float">
            <text:p>34,0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20400" calcext:value-type="float">
            <text:p>20 400,0000</text:p>
          </table:table-cell>
          <table:table-cell table:formula="of:=[.S398]-[.T398]" office:value-type="float" office:value="-20400" calcext:value-type="float">
            <text:p>-20400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en nombr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99]+([.M399]/20)+([.N399]/240)" office:value-type="float" office:value="150" calcext:value-type="float">
            <text:p>150,0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15900" calcext:value-type="float">
            <text:p>15 900,0000</text:p>
          </table:table-cell>
          <table:table-cell table:formula="of:=[.S399]-[.T399]" office:value-type="float" office:value="-15900" calcext:value-type="float">
            <text:p>-15900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104" calcext:value-type="float">
            <text:p>8 10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400]+([.M400]/20)+([.N400]/240)" office:value-type="float" office:value="3.25" calcext:value-type="float">
            <text:p>3,25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26338" calcext:value-type="float">
            <text:p>26 338,0000</text:p>
          </table:table-cell>
          <table:table-cell table:formula="of:=[.S400]-[.T400]" office:value-type="float" office:value="-26338" calcext:value-type="float">
            <text:p>-26338</text:p>
          </table:table-cell>
          <table:table-cell table:number-columns-repeated="100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680" calcext:value-type="float">
            <text:p>53 6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401]+([.M401]/20)+([.N401]/240)" office:value-type="float" office:value="0.175" calcext:value-type="float">
            <text:p>0,175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9394" calcext:value-type="float">
            <text:p>9 394,0000</text:p>
          </table:table-cell>
          <table:table-cell table:formula="of:=[.S401]-[.T401]" office:value-type="float" office:value="-9394" calcext:value-type="float">
            <text:p>-9394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chaud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4" calcext:value-type="float">
            <text:p>41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02]+([.M402]/20)+([.N402]/240)" office:value-type="float" office:value="2" calcext:value-type="float">
            <text:p>2,0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828" calcext:value-type="float">
            <text:p>828,0000</text:p>
          </table:table-cell>
          <table:table-cell table:formula="of:=[.S402]-[.T402]" office:value-type="float" office:value="-828" calcext:value-type="float">
            <text:p>-828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chaudi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2200" calcext:value-type="float">
            <text:p>22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403]+([.M403]/20)+([.N403]/240)" office:value-type="float" office:value="0.1" calcext:value-type="float">
            <text:p>0,1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2220" calcext:value-type="float">
            <text:p>2 220,0000</text:p>
          </table:table-cell>
          <table:table-cell table:formula="of:=[.S403]-[.T403]" office:value-type="float" office:value="-2220" calcext:value-type="float">
            <text:p>-222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flé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2" table:formula="of:=[.L404]+([.M404]/20)+([.N404]/240)" office:value-type="float" office:value="72" calcext:value-type="float">
            <text:p>72,0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288" calcext:value-type="float">
            <text:p>288,0000</text:p>
          </table:table-cell>
          <table:table-cell table:formula="of:=[.S404]-[.T404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marm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97" calcext:value-type="float">
            <text:p>79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05]+([.M405]/20)+([.N405]/240)" office:value-type="float" office:value="2" calcext:value-type="float">
            <text:p>2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1594" calcext:value-type="float">
            <text:p>1 594,0000</text:p>
          </table:table-cell>
          <table:table-cell table:formula="of:=[.S405]-[.T405]" office:value-type="float" office:value="-1594" calcext:value-type="float">
            <text:p>-1594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poë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47" calcext:value-type="float">
            <text:p>64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406]+([.M406]/20)+([.N406]/240)" office:value-type="float" office:value="2.25" calcext:value-type="float">
            <text:p>2,25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1455.75" calcext:value-type="float">
            <text:p>1 455,7500</text:p>
          </table:table-cell>
          <table:table-cell table:formula="of:=[.S406]-[.T406]" office:value-type="float" office:value="-1455.75" calcext:value-type="float">
            <text:p>-1455,75</text:p>
          </table:table-cell>
          <table:table-cell office:value-type="string" calcext:value-type="string">
            <text:p>marchandise non identifiée. Fil d'or ?</text:p>
          </table:table-cell>
          <table:table-cell table:number-columns-repeated="1002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lots</text:p>
          </table:table-cell>
          <table:table-cell table:number-columns-repeated="3"/>
          <table:table-cell table:style-name="ce22" table:formula="of:=[.L407]+([.M407]/20)+([.N407]/240)" office:value-type="float" office:value="0" calcext:value-type="float">
            <text:p>0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0" calcext:value-type="float">
            <text:p>0,0000</text:p>
          </table:table-cell>
          <table:table-cell table:formula="of:=[.S407]-[.T407]" office:value-type="float" office:value="0" calcext:value-type="float">
            <text:p>0</text:p>
          </table:table-cell>
          <table:table-cell office:value-type="string" calcext:value-type="string">
            <text:p>5 balots à inconnu</text:p>
          </table:table-cell>
          <table:table-cell table:number-columns-repeated="1002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oucauds</text:p>
          </table:table-cell>
          <table:table-cell office:value-type="float" office:value="900" calcext:value-type="float">
            <text:p>900,000</text:p>
          </table:table-cell>
          <table:table-cell table:number-columns-repeated="2"/>
          <table:table-cell table:style-name="ce22" table:formula="of:=[.L408]+([.M408]/20)+([.N408]/240)" office:value-type="float" office:value="900" calcext:value-type="float">
            <text:p>900,00000</text:p>
          </table:table-cell>
          <table:table-cell table:number-columns-repeated="3"/>
          <table:table-cell table:formula="of:=[.P408]+0.05*[.Q408]+[.R408]/240" office:value-type="float" office:value="0" calcext:value-type="float">
            <text:p>0</text:p>
          </table:table-cell>
          <table:table-cell table:formula="of:=[.J408]*[.O408]" office:value-type="float" office:value="14400" calcext:value-type="float">
            <text:p>14 400,0000</text:p>
          </table:table-cell>
          <table:table-cell table:formula="of:=[.S408]-[.T408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409]+([.M409]/20)+([.N409]/240)" office:value-type="float" office:value="1.6" calcext:value-type="float">
            <text:p>1,6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160" calcext:value-type="float">
            <text:p>160,0000</text:p>
          </table:table-cell>
          <table:table-cell table:formula="of:=[.S409]-[.T409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oucaud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410]+([.M410]/20)+([.N410]/240)" office:value-type="float" office:value="150" calcext:value-type="float">
            <text:p>150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2100" calcext:value-type="float">
            <text:p>2 100,0000</text:p>
          </table:table-cell>
          <table:table-cell table:formula="of:=[.S410]-[.T410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aiss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11]+([.M411]/20)+([.N411]/240)" office:value-type="float" office:value="30" calcext:value-type="float">
            <text:p>30,00000</text:p>
          </table:table-cell>
          <table:table-cell table:number-columns-repeated="3"/>
          <table:table-cell table:formula="of:=[.P411]+0.05*[.Q411]+[.R411]/240" office:value-type="float" office:value="0" calcext:value-type="float">
            <text:p>0</text:p>
          </table:table-cell>
          <table:table-cell table:formula="of:=[.J411]*[.O411]" office:value-type="float" office:value="690" calcext:value-type="float">
            <text:p>690,0000</text:p>
          </table:table-cell>
          <table:table-cell table:formula="of:=[.S411]-[.T411]" office:value-type="float" office:value="-690" calcext:value-type="float">
            <text:p>-690</text:p>
          </table:table-cell>
          <table:table-cell table:number-columns-repeated="100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12]+([.M412]/20)+([.N412]/240)" office:value-type="float" office:value="0" calcext:value-type="float">
            <text:p>0,0000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412]+0.05*[.Q412]+[.R412]/240" office:value-type="float" office:value="650" calcext:value-type="float">
            <text:p>650</text:p>
          </table:table-cell>
          <table:table-cell table:formula="of:=[.J412]*[.O412]" office:value-type="float" office:value="0" calcext:value-type="float">
            <text:p>0,0000</text:p>
          </table:table-cell>
          <table:table-cell table:formula="of:=[.S412]-[.T412]" office:value-type="float" office:value="650" calcext:value-type="float">
            <text:p>650</text:p>
          </table:table-cell>
          <table:table-cell office:value-type="string" calcext:value-type="string">
            <text:p>Valeur 6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riques</text:p>
          </table:table-cell>
          <table:table-cell office:value-type="float" office:value="340" calcext:value-type="float">
            <text:p>340,000</text:p>
          </table:table-cell>
          <table:table-cell table:number-columns-repeated="2"/>
          <table:table-cell table:style-name="ce22" table:formula="of:=[.L413]+([.M413]/20)+([.N413]/240)" office:value-type="float" office:value="340" calcext:value-type="float">
            <text:p>340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5440" calcext:value-type="float">
            <text:p>5 440,0000</text:p>
          </table:table-cell>
          <table:table-cell table:formula="of:=[.S413]-[.T413]" office:value-type="float" office:value="-5440" calcext:value-type="float">
            <text:p>-5440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tiercon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414]+([.M414]/20)+([.N414]/240)" office:value-type="float" office:value="250" calcext:value-type="float">
            <text:p>250,00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3000" calcext:value-type="float">
            <text:p>3 000,0000</text:p>
          </table:table-cell>
          <table:table-cell table:formula="of:=[.S414]-[.T414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pacque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15]+([.M415]/20)+([.N415]/240)" office:value-type="float" office:value="3" calcext:value-type="float">
            <text:p>3,00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15000" calcext:value-type="float">
            <text:p>15 000,0000</text:p>
          </table:table-cell>
          <table:table-cell table:formula="of:=[.S415]-[.T415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416]+([.M416]/20)+([.N416]/240)" office:value-type="float" office:value="36" calcext:value-type="float">
            <text:p>36,0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1800" calcext:value-type="float">
            <text:p>1 800,0000</text:p>
          </table:table-cell>
          <table:table-cell table:formula="of:=[.S416]-[.T416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17]+([.M417]/20)+([.N417]/240)" office:value-type="float" office:value="0" calcext:value-type="float">
            <text:p>0,000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P417]+0.05*[.Q417]+[.R417]/240" office:value-type="float" office:value="160" calcext:value-type="float">
            <text:p>160</text:p>
          </table:table-cell>
          <table:table-cell table:formula="of:=[.J417]*[.O417]" office:value-type="float" office:value="0" calcext:value-type="float">
            <text:p>0,0000</text:p>
          </table:table-cell>
          <table:table-cell table:formula="of:=[.S417]-[.T417]" office:value-type="float" office:value="160" calcext:value-type="float">
            <text:p>160</text:p>
          </table:table-cell>
          <table:table-cell office:value-type="string" calcext:value-type="string">
            <text:p>Valeur 1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e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18]+([.M418]/20)+([.N418]/240)" office:value-type="float" office:value="0" calcext:value-type="float">
            <text:p>0,00000</text:p>
          </table:table-cell>
          <table:table-cell office:value-type="float" office:value="2760" calcext:value-type="float">
            <text:p>2760</text:p>
          </table:table-cell>
          <table:table-cell table:number-columns-repeated="2"/>
          <table:table-cell table:formula="of:=[.P418]+0.05*[.Q418]+[.R418]/240" office:value-type="float" office:value="2760" calcext:value-type="float">
            <text:p>2760</text:p>
          </table:table-cell>
          <table:table-cell table:formula="of:=[.J418]*[.O418]" office:value-type="float" office:value="0" calcext:value-type="float">
            <text:p>0,0000</text:p>
          </table:table-cell>
          <table:table-cell table:formula="of:=[.S418]-[.T418]" office:value-type="float" office:value="2760" calcext:value-type="float">
            <text:p>2760</text:p>
          </table:table-cell>
          <table:table-cell office:value-type="string" calcext:value-type="string">
            <text:p>Valeur 27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 et 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98" calcext:value-type="float">
            <text:p>198,00</text:p>
          </table:table-cell>
          <table:table-cell office:value-type="string" calcext:value-type="string">
            <text:p>caisses</text:p>
          </table:table-cell>
          <table:table-cell office:value-type="float" office:value="220" calcext:value-type="float">
            <text:p>220,000</text:p>
          </table:table-cell>
          <table:table-cell table:number-columns-repeated="2"/>
          <table:table-cell table:style-name="ce22" table:formula="of:=[.L419]+([.M419]/20)+([.N419]/240)" office:value-type="float" office:value="220" calcext:value-type="float">
            <text:p>220,00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43560" calcext:value-type="float">
            <text:p>43 560,0000</text:p>
          </table:table-cell>
          <table:table-cell table:formula="of:=[.S419]-[.T419]" office:value-type="float" office:value="-43560" calcext:value-type="float">
            <text:p>-43560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 et 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20]+([.M420]/20)+([.N420]/240)" office:value-type="float" office:value="0" calcext:value-type="float">
            <text:p>0,00000</text:p>
          </table:table-cell>
          <table:table-cell office:value-type="float" office:value="2210" calcext:value-type="float">
            <text:p>2210</text:p>
          </table:table-cell>
          <table:table-cell table:number-columns-repeated="2"/>
          <table:table-cell table:formula="of:=[.P420]+0.05*[.Q420]+[.R420]/240" office:value-type="float" office:value="2210" calcext:value-type="float">
            <text:p>2210</text:p>
          </table:table-cell>
          <table:table-cell table:formula="of:=[.J420]*[.O420]" office:value-type="float" office:value="0" calcext:value-type="float">
            <text:p>0,0000</text:p>
          </table:table-cell>
          <table:table-cell table:formula="of:=[.S420]-[.T420]" office:value-type="float" office:value="2210" calcext:value-type="float">
            <text:p>2210</text:p>
          </table:table-cell>
          <table:table-cell office:value-type="string" calcext:value-type="string">
            <text:p>Valeur 22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sures d'et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21]+([.M421]/20)+([.N421]/240)" office:value-type="float" office:value="1" calcext:value-type="float">
            <text:p>1,00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2500" calcext:value-type="float">
            <text:p>2 500,0000</text:p>
          </table:table-cell>
          <table:table-cell table:formula="of:=[.S421]-[.T421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ules à eguis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22]+([.M422]/20)+([.N422]/240)" office:value-type="float" office:value="1.75" calcext:value-type="float">
            <text:p>1,75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350" calcext:value-type="float">
            <text:p>350,0000</text:p>
          </table:table-cell>
          <table:table-cell table:formula="of:=[.S422]-[.T422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423]+([.M423]/20)+([.N423]/240)" office:value-type="float" office:value="120" calcext:value-type="float">
            <text:p>120,00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1680" calcext:value-type="float">
            <text:p>1 680,0000</text:p>
          </table:table-cell>
          <table:table-cell table:formula="of:=[.S423]-[.T423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424]+([.M424]/20)+([.N424]/240)" office:value-type="float" office:value="100" calcext:value-type="float">
            <text:p>100,0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600" calcext:value-type="float">
            <text:p>600,0000</text:p>
          </table:table-cell>
          <table:table-cell table:formula="of:=[.S424]-[.T424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25]+([.M425]/20)+([.N425]/240)" office:value-type="float" office:value="2" calcext:value-type="float">
            <text:p>2,00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300" calcext:value-type="float">
            <text:p>300,0000</text:p>
          </table:table-cell>
          <table:table-cell table:formula="of:=[.S425]-[.T42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baril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426]+([.M426]/20)+([.N426]/240)" office:value-type="float" office:value="140" calcext:value-type="float">
            <text:p>140,00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11760" calcext:value-type="float">
            <text:p>11 760,0000</text:p>
          </table:table-cell>
          <table:table-cell table:formula="of:=[.S426]-[.T426]" office:value-type="float" office:value="-11760" calcext:value-type="float">
            <text:p>-11760</text:p>
          </table:table-cell>
          <table:table-cell table:number-columns-repeated="100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52" calcext:value-type="float">
            <text:p>1 252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427]+([.M427]/20)+([.N427]/240)" office:value-type="float" office:value="20" calcext:value-type="float">
            <text:p>20,00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25040" calcext:value-type="float">
            <text:p>25 040,0000</text:p>
          </table:table-cell>
          <table:table-cell table:formula="of:=[.S427]-[.T427]" office:value-type="float" office:value="-25040" calcext:value-type="float">
            <text:p>-25040</text:p>
          </table:table-cell>
          <table:table-cell table:number-columns-repeated="100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428]+([.M428]/20)+([.N428]/240)" office:value-type="float" office:value="0.25" calcext:value-type="float">
            <text:p>0,25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1150" calcext:value-type="float">
            <text:p>1 150,0000</text:p>
          </table:table-cell>
          <table:table-cell table:formula="of:=[.S428]-[.T428]" office:value-type="float" office:value="-1150" calcext:value-type="float">
            <text:p>-1150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terie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29]+([.M429]/20)+([.N429]/240)" office:value-type="float" office:value="0" calcext:value-type="float">
            <text:p>0,00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P429]+0.05*[.Q429]+[.R429]/240" office:value-type="float" office:value="3000" calcext:value-type="float">
            <text:p>3000</text:p>
          </table:table-cell>
          <table:table-cell table:formula="of:=[.J429]*[.O429]" office:value-type="float" office:value="0" calcext:value-type="float">
            <text:p>0,0000</text:p>
          </table:table-cell>
          <table:table-cell table:formula="of:=[.S429]-[.T429]" office:value-type="float" office:value="3000" calcext:value-type="float">
            <text:p>3000</text:p>
          </table:table-cell>
          <table:table-cell office:value-type="string" calcext:value-type="string">
            <text:p>Valeur 3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d'Aithau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30]+([.M430]/20)+([.N430]/240)" office:value-type="float" office:value="300" calcext:value-type="float">
            <text:p>300,0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600" calcext:value-type="float">
            <text:p>600,0000</text:p>
          </table:table-cell>
          <table:table-cell table:formula="of:=[.S430]-[.T43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oucaud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2" table:formula="of:=[.L431]+([.M431]/20)+([.N431]/240)" office:value-type="float" office:value="240" calcext:value-type="float">
            <text:p>240,00000</text:p>
          </table:table-cell>
          <table:table-cell table:number-columns-repeated="3"/>
          <table:table-cell table:formula="of:=[.P431]+0.05*[.Q431]+[.R431]/240" office:value-type="float" office:value="0" calcext:value-type="float">
            <text:p>0</text:p>
          </table:table-cell>
          <table:table-cell table:formula="of:=[.J431]*[.O431]" office:value-type="float" office:value="1920" calcext:value-type="float">
            <text:p>1 920,0000</text:p>
          </table:table-cell>
          <table:table-cell table:formula="of:=[.S431]-[.T431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caisses</text:p>
          </table:table-cell>
          <table:table-cell office:value-type="float" office:value="72" calcext:value-type="float">
            <text:p>7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32]+([.M432]/20)+([.N432]/240)" office:value-type="float" office:value="72.5" calcext:value-type="float">
            <text:p>72,50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33350" calcext:value-type="float">
            <text:p>33 350,0000</text:p>
          </table:table-cell>
          <table:table-cell table:formula="of:=[.S432]-[.T432]" office:value-type="float" office:value="-33350" calcext:value-type="float">
            <text:p>-33350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500" calcext:value-type="float">
            <text:p>3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433]+([.M433]/20)+([.N433]/240)" office:value-type="float" office:value="0.45" calcext:value-type="float">
            <text:p>0,45000</text:p>
          </table:table-cell>
          <table:table-cell table:number-columns-repeated="3"/>
          <table:table-cell table:formula="of:=[.P433]+0.05*[.Q433]+[.R433]/240" office:value-type="float" office:value="0" calcext:value-type="float">
            <text:p>0</text:p>
          </table:table-cell>
          <table:table-cell table:formula="of:=[.J433]*[.O433]" office:value-type="float" office:value="1575" calcext:value-type="float">
            <text:p>1 575,0000</text:p>
          </table:table-cell>
          <table:table-cell table:formula="of:=[.S433]-[.T433]" office:value-type="float" office:value="-1575" calcext:value-type="float">
            <text:p>-1575</text:p>
          </table:table-cell>
          <table:table-cell table:number-columns-repeated="1003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elle de velo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434]+([.M434]/20)+([.N434]/240)" office:value-type="float" office:value="160" calcext:value-type="float">
            <text:p>160,000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160" calcext:value-type="float">
            <text:p>160,0000</text:p>
          </table:table-cell>
          <table:table-cell table:formula="of:=[.S434]-[.T434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35]+([.M435]/20)+([.N435]/240)" office:value-type="float" office:value="3" calcext:value-type="float">
            <text:p>3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1200" calcext:value-type="float">
            <text:p>1 200,0000</text:p>
          </table:table-cell>
          <table:table-cell table:formula="of:=[.S435]-[.T435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barriqu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2" table:formula="of:=[.L436]+([.M436]/20)+([.N436]/240)" office:value-type="float" office:value="110" calcext:value-type="float">
            <text:p>110,0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1870" calcext:value-type="float">
            <text:p>1 870,0000</text:p>
          </table:table-cell>
          <table:table-cell table:formula="of:=[.S436]-[.T436]" office:value-type="float" office:value="-1870" calcext:value-type="float">
            <text:p>-1870</text:p>
          </table:table-cell>
          <table:table-cell table:number-columns-repeated="100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lles</text:p>
          </table:table-cell>
          <table:table-cell office:value-type="float" office:value="750" calcext:value-type="float">
            <text:p>750,000</text:p>
          </table:table-cell>
          <table:table-cell table:number-columns-repeated="2"/>
          <table:table-cell table:style-name="ce22" table:formula="of:=[.L437]+([.M437]/20)+([.N437]/240)" office:value-type="float" office:value="750" calcext:value-type="float">
            <text:p>750,00000</text:p>
          </table:table-cell>
          <table:table-cell table:number-columns-repeated="3"/>
          <table:table-cell table:formula="of:=[.P437]+0.05*[.Q437]+[.R437]/240" office:value-type="float" office:value="0" calcext:value-type="float">
            <text:p>0</text:p>
          </table:table-cell>
          <table:table-cell table:formula="of:=[.J437]*[.O437]" office:value-type="float" office:value="3750" calcext:value-type="float">
            <text:p>3 750,0000</text:p>
          </table:table-cell>
          <table:table-cell table:formula="of:=[.S437]-[.T437]" office:value-type="float" office:value="-3750" calcext:value-type="float">
            <text:p>-3750</text:p>
          </table:table-cell>
          <table:table-cell table:number-columns-repeated="1003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438]+([.M438]/20)+([.N438]/240)" office:value-type="float" office:value="6.25" calcext:value-type="float">
            <text:p>6,25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6875" calcext:value-type="float">
            <text:p>6 875,0000</text:p>
          </table:table-cell>
          <table:table-cell table:formula="of:=[.S438]-[.T438]" office:value-type="float" office:value="-6875" calcext:value-type="float">
            <text:p>-6875</text:p>
          </table:table-cell>
          <table:table-cell table:number-columns-repeated="100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750" calcext:value-type="float">
            <text:p>2 7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39]+([.M439]/20)+([.N439]/240)" office:value-type="float" office:value="1" calcext:value-type="float">
            <text:p>1,0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2750" calcext:value-type="float">
            <text:p>2 750,0000</text:p>
          </table:table-cell>
          <table:table-cell table:formula="of:=[.S439]-[.T439]" office:value-type="float" office:value="-2750" calcext:value-type="float">
            <text:p>-2750</text:p>
          </table:table-cell>
          <table:table-cell table:number-columns-repeated="1003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500" calcext:value-type="float">
            <text:p>5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40]+([.M440]/20)+([.N440]/240)" office:value-type="float" office:value="1" calcext:value-type="float">
            <text:p>1,00000</text:p>
          </table:table-cell>
          <table:table-cell table:number-columns-repeated="3"/>
          <table:table-cell table:formula="of:=[.P440]+0.05*[.Q440]+[.R440]/240" office:value-type="float" office:value="0" calcext:value-type="float">
            <text:p>0</text:p>
          </table:table-cell>
          <table:table-cell table:formula="of:=[.J440]*[.O440]" office:value-type="float" office:value="5500" calcext:value-type="float">
            <text:p>5 500,0000</text:p>
          </table:table-cell>
          <table:table-cell table:formula="of:=[.S440]-[.T440]" office:value-type="float" office:value="-5500" calcext:value-type="float">
            <text:p>-5500</text:p>
          </table:table-cell>
          <table:table-cell table:number-columns-repeated="100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5700" calcext:value-type="float">
            <text:p>35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441]+([.M441]/20)+([.N441]/240)" office:value-type="float" office:value="0.95" calcext:value-type="float">
            <text:p>0,95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33915" calcext:value-type="float">
            <text:p>33 915,0000</text:p>
          </table:table-cell>
          <table:table-cell table:formula="of:=[.S441]-[.T441]" office:value-type="float" office:value="-33915" calcext:value-type="float">
            <text:p>-33915</text:p>
          </table:table-cell>
          <table:table-cell table:number-columns-repeated="100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442]+([.M442]/20)+([.N442]/240)" office:value-type="float" office:value="0.75" calcext:value-type="float">
            <text:p>0,75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495" calcext:value-type="float">
            <text:p>495,0000</text:p>
          </table:table-cell>
          <table:table-cell table:formula="of:=[.S442]-[.T442]" office:value-type="float" office:value="-495" calcext:value-type="float">
            <text:p>-495</text:p>
          </table:table-cell>
          <table:table-cell table:number-columns-repeated="100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43]+([.M443]/20)+([.N443]/240)" office:value-type="float" office:value="30" calcext:value-type="float">
            <text:p>30,00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12000" calcext:value-type="float">
            <text:p>12 000,0000</text:p>
          </table:table-cell>
          <table:table-cell table:formula="of:=[.S443]-[.T443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balles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2" table:formula="of:=[.L444]+([.M444]/20)+([.N444]/240)" office:value-type="float" office:value="1200" calcext:value-type="float">
            <text:p>1200,00000</text:p>
          </table:table-cell>
          <table:table-cell table:number-columns-repeated="3"/>
          <table:table-cell table:formula="of:=[.P444]+0.05*[.Q444]+[.R444]/240" office:value-type="float" office:value="0" calcext:value-type="float">
            <text:p>0</text:p>
          </table:table-cell>
          <table:table-cell table:formula="of:=[.J444]*[.O444]" office:value-type="float" office:value="32400" calcext:value-type="float">
            <text:p>32 400,0000</text:p>
          </table:table-cell>
          <table:table-cell table:formula="of:=[.S444]-[.T444]" office:value-type="float" office:value="-32400" calcext:value-type="float">
            <text:p>-32400</text:p>
          </table:table-cell>
          <table:table-cell table:number-columns-repeated="100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445]+([.M445]/20)+([.N445]/240)" office:value-type="float" office:value="12" calcext:value-type="float">
            <text:p>12,0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4800" calcext:value-type="float">
            <text:p>4 800,0000</text:p>
          </table:table-cell>
          <table:table-cell table:formula="of:=[.S445]-[.T445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446]+([.M446]/20)+([.N446]/240)" office:value-type="float" office:value="26" calcext:value-type="float">
            <text:p>26,0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2600" calcext:value-type="float">
            <text:p>2 600,0000</text:p>
          </table:table-cell>
          <table:table-cell table:formula="of:=[.S446]-[.T446]" office:value-type="float" office:value="-2600" calcext:value-type="float">
            <text:p>-2600</text:p>
          </table:table-cell>
          <table:table-cell table:number-columns-repeated="100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erre à boire et à vi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aiss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47]+([.M447]/20)+([.N447]/240)" office:value-type="float" office:value="30" calcext:value-type="float">
            <text:p>30,00000</text:p>
          </table:table-cell>
          <table:table-cell table:number-columns-repeated="3"/>
          <table:table-cell table:formula="of:=[.P447]+0.05*[.Q447]+[.R447]/240" office:value-type="float" office:value="0" calcext:value-type="float">
            <text:p>0</text:p>
          </table:table-cell>
          <table:table-cell table:formula="of:=[.J447]*[.O447]" office:value-type="float" office:value="1350" calcext:value-type="float">
            <text:p>1 350,0000</text:p>
          </table:table-cell>
          <table:table-cell table:formula="of:=[.S447]-[.T447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42" calcext:value-type="float">
            <text:p>642,00</text:p>
          </table:table-cell>
          <table:table-cell office:value-type="string" calcext:value-type="string">
            <text:p>tonneaux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2" table:formula="of:=[.L448]+([.M448]/20)+([.N448]/240)" office:value-type="float" office:value="360" calcext:value-type="float">
            <text:p>360,00000</text:p>
          </table:table-cell>
          <table:table-cell table:number-columns-repeated="3"/>
          <table:table-cell table:formula="of:=[.P448]+0.05*[.Q448]+[.R448]/240" office:value-type="float" office:value="0" calcext:value-type="float">
            <text:p>0</text:p>
          </table:table-cell>
          <table:table-cell table:formula="of:=[.J448]*[.O448]" office:value-type="float" office:value="231120" calcext:value-type="float">
            <text:p>231 120,0000</text:p>
          </table:table-cell>
          <table:table-cell table:formula="of:=[.S448]-[.T448]" office:value-type="float" office:value="-231120" calcext:value-type="float">
            <text:p>-231120</text:p>
          </table:table-cell>
          <table:table-cell table:number-columns-repeated="100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29" calcext:value-type="float">
            <text:p>429,00</text:p>
          </table:table-cell>
          <table:table-cell office:value-type="string" calcext:value-type="string">
            <text:p>caiss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49]+([.M449]/20)+([.N449]/240)" office:value-type="float" office:value="30" calcext:value-type="float">
            <text:p>30,00000</text:p>
          </table:table-cell>
          <table:table-cell table:number-columns-repeated="3"/>
          <table:table-cell table:formula="of:=[.P449]+0.05*[.Q449]+[.R449]/240" office:value-type="float" office:value="0" calcext:value-type="float">
            <text:p>0</text:p>
          </table:table-cell>
          <table:table-cell table:formula="of:=[.J449]*[.O449]" office:value-type="float" office:value="12870" calcext:value-type="float">
            <text:p>12 870,0000</text:p>
          </table:table-cell>
          <table:table-cell table:formula="of:=[.S449]-[.T449]" office:value-type="float" office:value="-12870" calcext:value-type="float">
            <text:p>-12870</text:p>
          </table:table-cell>
          <table:table-cell table:number-columns-repeated="100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tonneau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50]+([.M450]/20)+([.N450]/240)" office:value-type="float" office:value="400" calcext:value-type="float">
            <text:p>400,00000</text:p>
          </table:table-cell>
          <table:table-cell table:number-columns-repeated="3"/>
          <table:table-cell table:formula="of:=[.P450]+0.05*[.Q450]+[.R450]/240" office:value-type="float" office:value="0" calcext:value-type="float">
            <text:p>0</text:p>
          </table:table-cell>
          <table:table-cell table:formula="of:=[.J450]*[.O450]" office:value-type="float" office:value="600" calcext:value-type="float">
            <text:p>600,0000</text:p>
          </table:table-cell>
          <table:table-cell table:formula="of:=[.S450]-[.T45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451]+([.M451]/20)+([.N451]/240)" office:value-type="float" office:value="50" calcext:value-type="float">
            <text:p>50,00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1500" calcext:value-type="float">
            <text:p>1 500,0000</text:p>
          </table:table-cell>
          <table:table-cell table:formula="of:=[.S451]-[.T451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 table:number-rows-repeated="157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1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6:25:42.7959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0M16S</meta:editing-duration>
    <meta:editing-cycles>155</meta:editing-cycles>
    <meta:generator>LibreOffice/5.1.6.2$MacOSX_X86_64 LibreOffice_project/07ac168c60a517dba0f0d7bc7540f5afa45f0909</meta:generator>
    <dc:date>2017-06-20T21:56:03.282959000</dc:date>
    <meta:document-statistic meta:table-count="3" meta:cell-count="7733" meta:object-count="0"/>
    <meta:user-defined meta:name="Info 1"/>
    <meta:user-defined meta:name="Info 2"/>
    <meta:user-defined meta:name="Info 3"/>
    <meta:user-defined meta:name="Info 4"/>
  </office:meta>
</office:document-meta>
</file>